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96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0.34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4.43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.65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2.43mm"/>
    </style:style>
    <style:style style:name="co19" style:family="table-column">
      <style:table-column-properties fo:break-before="auto" style:column-width="0.88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17.23mm"/>
    </style:style>
    <style:style style:name="co22" style:family="table-column">
      <style:table-column-properties fo:break-before="auto" style:column-width="7.28mm"/>
    </style:style>
    <style:style style:name="co23" style:family="table-column">
      <style:table-column-properties fo:break-before="auto" style:column-width="75.1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5.7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一般_5f_WESRB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一般_5f_WESRB00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9年(西元2020年)</text:p>
            </table:table-cell>
            <table:covered-table-cell table:number-columns-repeated="2" table:style-name="ce2"/>
            <table:table-cell table:style-name="ce36" table:number-columns-repeated="6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41544458.65064" calcext:value-type="float">
            <text:p><text:s/>41,544,459 <text:s/></text:p>
          </table:table-cell>
          <table:table-cell table:style-name="ce42" office:value-type="float" office:value="5117088.14222222" calcext:value-type="float">
            <text:p><text:s/>5,117,088 <text:s/></text:p>
          </table:table-cell>
          <table:table-cell table:style-name="ce42" office:value-type="float" office:value="29593951.4973067" calcext:value-type="float">
            <text:p><text:s/>29,593,951 <text:s/></text:p>
          </table:table-cell>
          <table:table-cell table:style-name="ce42" office:value-type="float" office:value="267277.922222222" calcext:value-type="float">
            <text:p><text:s/>267,278 <text:s/></text:p>
          </table:table-cell>
          <table:table-cell table:style-name="ce42" office:value-type="float" office:value="6373080.31111111" calcext:value-type="float">
            <text:p><text:s/>6,373,08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3060.777777778" calcext:value-type="float">
            <text:p><text:s/>193,06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91992.9" calcext:value-type="float">
            <text:p><text:s/>91,99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36.78888888889" calcext:value-type="float">
            <text:p><text:s/>1,13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0856.1111111111" calcext:value-type="float">
            <text:p><text:s/>90,85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931237.756117778" calcext:value-type="float">
            <text:p><text:s/>931,238 <text:s/></text:p>
          </table:table-cell>
          <table:table-cell table:style-name="ce42" office:value-type="float" office:value="-176365.965517778" calcext:value-type="float">
            <text:p><text:s/>-176,366 <text:s/></text:p>
          </table:table-cell>
          <table:table-cell table:style-name="ce42" office:value-type="float" office:value="482456.729146667" calcext:value-type="float">
            <text:p><text:s/>482,457 <text:s/></text:p>
          </table:table-cell>
          <table:table-cell table:style-name="ce42" office:value-type="float" office:value="-5517.42814444444" calcext:value-type="float">
            <text:p><text:s/>-5,517 <text:s/></text:p>
          </table:table-cell>
          <table:table-cell table:style-name="ce42" office:value-type="float" office:value="524140.074966667" calcext:value-type="float">
            <text:p><text:s/>524,14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6524.345666667" calcext:value-type="float">
            <text:p><text:s/>106,52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40521227.9945222" calcext:value-type="float">
            <text:p><text:s/>40,521,228 <text:s/></text:p>
          </table:table-cell>
          <table:table-cell table:style-name="ce43" office:value-type="float" office:value="5293454.10774" calcext:value-type="float">
            <text:p><text:s/>5,293,454 <text:s/></text:p>
          </table:table-cell>
          <table:table-cell table:style-name="ce43" office:value-type="float" office:value="29111494.76816" calcext:value-type="float">
            <text:p><text:s/>29,111,495 <text:s/></text:p>
          </table:table-cell>
          <table:table-cell table:style-name="ce43" office:value-type="float" office:value="271658.561477778" calcext:value-type="float">
            <text:p><text:s/>271,659 <text:s/></text:p>
          </table:table-cell>
          <table:table-cell table:style-name="ce43" office:value-type="float" office:value="5848940.23614444" calcext:value-type="float">
            <text:p><text:s/>5,848,94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4319.67899999999" calcext:value-type="float">
            <text:p><text:s/>-4,320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849688.547397943" calcext:value-type="float">
            <text:p><text:s/>-849,689 <text:s/></text:p>
          </table:table-cell>
          <table:table-cell table:style-name="ce43" office:value-type="float" office:value="695049.663534444" calcext:value-type="float">
            <text:p><text:s/>695,050 <text:s/></text:p>
          </table:table-cell>
          <table:table-cell table:style-name="ce43" office:value-type="float" office:value="-1511155.58062128" calcext:value-type="float">
            <text:p><text:s/>-1,511,156 <text:s/></text:p>
          </table:table-cell>
          <table:table-cell table:style-name="ce43" office:value-type="float" office:value="26142.3412111111" calcext:value-type="float">
            <text:p><text:s/>26,142 <text:s/></text:p>
          </table:table-cell>
          <table:table-cell table:style-name="ce43" office:value-type="float" office:value="-101936.369188889" calcext:value-type="float">
            <text:p><text:s/>-101,936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2211.3976666669" calcext:value-type="float">
            <text:p><text:s/>42,211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42396436.7485024" calcext:value-type="float">
            <text:p><text:s/>42,396,437 <text:s/></text:p>
          </table:table-cell>
          <table:table-cell table:style-name="ce42" office:value-type="float" office:value="4598404.44420556" calcext:value-type="float">
            <text:p><text:s/>4,598,404 <text:s/></text:p>
          </table:table-cell>
          <table:table-cell table:style-name="ce42" office:value-type="float" office:value="26913651.5568017" calcext:value-type="float">
            <text:p><text:s/>26,913,6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950876.60533333" calcext:value-type="float">
            <text:p><text:s/>5,950,87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02973.18333333" calcext:value-type="float">
            <text:p><text:s/>3,802,97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6183171.60698683" calcext:value-type="float">
            <text:p><text:s/>6,183,172 <text:s/></text:p>
          </table:table-cell>
          <table:table-cell table:style-name="ce42" office:value-type="float" office:value="4598404.44420556" calcext:value-type="float">
            <text:p><text:s/>4,598,404 <text:s/></text:p>
          </table:table-cell>
          <table:table-cell table:style-name="ce42" office:value-type="float" office:value="1584767.16278128" calcext:value-type="float">
            <text:p><text:s/>1,584,76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5016835.54044445" calcext:value-type="float">
            <text:p><text:s/>5,016,83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13862.35711111" calcext:value-type="float">
            <text:p><text:s/>1,213,86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802973.18333333" calcext:value-type="float">
            <text:p><text:s/>3,802,97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1239443.4555556" calcext:value-type="float">
            <text:p><text:s/>21,239,44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436444.2333333" calcext:value-type="float">
            <text:p><text:s/>15,436,44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802999.22222222" calcext:value-type="float">
            <text:p><text:s/>5,802,9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style-name="ce42" office:value-type="float" office:value="388787.673955556" calcext:value-type="float">
            <text:p><text:s/>388,7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8787.673955556" calcext:value-type="float">
            <text:p><text:s/>388,78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473309.905244444" calcext:value-type="float">
            <text:p><text:s/>473,31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3309.905244444" calcext:value-type="float">
            <text:p><text:s/>473,31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9094888.56631559" calcext:value-type="float">
            <text:p><text:s/>9,094,88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7816480.22437597" calcext:value-type="float">
            <text:p><text:s/>7,816,48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47877.383111111" calcext:value-type="float">
            <text:p><text:s/>147,87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8138178.85430433" calcext:value-type="float">
            <text:p><text:s/>8,138,17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631538.33333333" calcext:value-type="float">
            <text:p><text:s/>4,631,53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8138178.85430433" calcext:value-type="float">
            <text:p><text:s/>8,138,17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631538.33333333" calcext:value-type="float">
            <text:p><text:s/>4,631,53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254693.94565433" calcext:value-type="float">
            <text:p><text:s/>1,254,69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625328.626717667" calcext:value-type="float">
            <text:p><text:s/>625,329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629365.318936667" calcext:value-type="float">
            <text:p><text:s/>629,36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91084.8430146667" calcext:value-type="float">
            <text:p><text:s/>91,085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71208.6666666667" calcext:value-type="float">
            <text:p><text:s/>71,209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766879.85905308" calcext:value-type="float">
            <text:p><text:s/>5,766,88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708998.79197959" calcext:value-type="float">
            <text:p><text:s/>3,708,999 <text:s/></text:p>
          </table:table-cell>
          <table:table-cell table:style-name="ce44" office:value-type="float" office:value="245516.220266667" calcext:value-type="float">
            <text:p><text:s/>245,516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710825.406666667" calcext:value-type="float">
            <text:p><text:s/>710,825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453374.28283085" calcext:value-type="float">
            <text:p><text:s/>5,453,37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708998.79197959" calcext:value-type="float">
            <text:p><text:s/>3,708,999 <text:s/></text:p>
          </table:table-cell>
          <table:table-cell table:style-name="ce44" office:value-type="float" office:value="212874.364711111" calcext:value-type="float">
            <text:p><text:s/>212,874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429961.686" calcext:value-type="float">
            <text:p><text:s/>429,962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5453374.28283085" calcext:value-type="float">
            <text:p><text:s/>5,453,3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08998.79197959" calcext:value-type="float">
            <text:p><text:s/>3,708,999 <text:s/></text:p>
          </table:table-cell>
          <table:table-cell table:style-name="ce42" office:value-type="float" office:value="212874.364711111" calcext:value-type="float">
            <text:p><text:s/>212,87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9961.686" calcext:value-type="float">
            <text:p><text:s/>429,96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36662.8972088889" calcext:value-type="float">
            <text:p><text:s/>36,66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6662.8972088889" calcext:value-type="float">
            <text:p><text:s/>36,66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229879.809650642" calcext:value-type="float">
            <text:p><text:s/>229,8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9879.809650642" calcext:value-type="float">
            <text:p><text:s/>229,88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564193.913916771" calcext:value-type="float">
            <text:p><text:s/>564,1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64193.913916771" calcext:value-type="float">
            <text:p><text:s/>564,19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773367.02376773" calcext:value-type="float">
            <text:p><text:s/>1,773,36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72212.60476773" calcext:value-type="float">
            <text:p><text:s/>1,772,21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398802.30167513" calcext:value-type="float">
            <text:p><text:s/>1,398,8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98802.30167513" calcext:value-type="float">
            <text:p><text:s/>1,398,80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46958.5274872612" calcext:value-type="float">
            <text:p>( 46,959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46958.5274872612" calcext:value-type="float">
            <text:p>( 46,959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351843.77418787" calcext:value-type="float">
            <text:p>( 1,351,844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351843.77418787" calcext:value-type="float">
            <text:p>( 1,351,844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286019.194224955" calcext:value-type="float">
            <text:p><text:s/>286,01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6019.194224955" calcext:value-type="float">
            <text:p><text:s/>286,01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87391.1088676498" calcext:value-type="float">
            <text:p><text:s/>87,3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7391.1088676498" calcext:value-type="float">
            <text:p><text:s/>87,39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154.419" calcext:value-type="float">
            <text:p><text:s/>1,154 <text:s/></text:p>
          </table:table-cell>
          <table:table-cell table:number-columns-repeated="8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14061.6888888889" calcext:value-type="float">
            <text:p><text:s/>14,0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061.6888888889" calcext:value-type="float">
            <text:p><text:s/>14,0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2067.87555555556" calcext:value-type="float">
            <text:p><text:s/>2,0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67.87555555556" calcext:value-type="float">
            <text:p><text:s/>2,06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2167.3703111111" calcext:value-type="float">
            <text:p><text:s/>12,167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2167.3703111111" calcext:value-type="float">
            <text:p><text:s/>12,167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060811.18929778" calcext:value-type="float">
            <text:p><text:s/>1,060,81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60811.18929778" calcext:value-type="float">
            <text:p><text:s/>1,060,8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034164.21116444" calcext:value-type="float">
            <text:p><text:s/>1,034,16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34164.21116444" calcext:value-type="float">
            <text:p><text:s/>1,034,16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6646.9781333333" calcext:value-type="float">
            <text:p><text:s/>26,64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646.9781333333" calcext:value-type="float">
            <text:p><text:s/>26,64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743221.07185126" calcext:value-type="float">
            <text:p><text:s/>1,743,22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2874.364711111" calcext:value-type="float">
            <text:p><text:s/>212,87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9961.686" calcext:value-type="float">
            <text:p><text:s/>429,96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743221.07185126" calcext:value-type="float">
            <text:p><text:s/>1,743,22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2874.364711111" calcext:value-type="float">
            <text:p><text:s/>212,87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9961.686" calcext:value-type="float">
            <text:p><text:s/>429,96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6941.4423822222" calcext:value-type="float">
            <text:p><text:s/>16,9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941.4423822222" calcext:value-type="float">
            <text:p><text:s/>16,9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313505.576222222" calcext:value-type="float">
            <text:p><text:s/>313,50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641.8555555555" calcext:value-type="float">
            <text:p><text:s/>32,64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0863.720666667" calcext:value-type="float">
            <text:p><text:s/>280,86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313505.576222222" calcext:value-type="float">
            <text:p><text:s/>313,50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641.8555555555" calcext:value-type="float">
            <text:p><text:s/>32,64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0863.720666667" calcext:value-type="float">
            <text:p><text:s/>280,86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25920214.335717" calcext:value-type="float">
            <text:p><text:s/>125,920,21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6186037.810783" calcext:value-type="float">
            <text:p><text:s/>96,186,0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741424.293623" calcext:value-type="float">
            <text:p><text:s/>25,741,4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2465351.003" calcext:value-type="float">
            <text:p><text:s/>92,465,3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7124762.3579" calcext:value-type="float">
            <text:p><text:s/>67,124,7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340588.6451" calcext:value-type="float">
            <text:p><text:s/>25,340,58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style-name="ce42" office:value-type="float" office:value="2088836.554668" calcext:value-type="float">
            <text:p><text:s/>2,088,8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88836.554668" calcext:value-type="float">
            <text:p><text:s/>2,088,83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1586249.332595" calcext:value-type="float">
            <text:p><text:s/>1,586,24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86249.332595" calcext:value-type="float">
            <text:p><text:s/>1,586,24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29779777.445454" calcext:value-type="float">
            <text:p><text:s/>29,779,7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386189.56562" calcext:value-type="float">
            <text:p><text:s/>25,386,1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0835.648523" calcext:value-type="float">
            <text:p><text:s/>400,8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26201108.649627" calcext:value-type="float">
            <text:p><text:s/>26,201,1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640760.314128" calcext:value-type="float">
            <text:p><text:s/>24,640,76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0928.472133" calcext:value-type="float">
            <text:p><text:s/>260,9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26201108.649627" calcext:value-type="float">
            <text:p><text:s/>26,201,10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4640760.314128" calcext:value-type="float">
            <text:p><text:s/>24,640,76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60928.472133" calcext:value-type="float">
            <text:p><text:s/>260,92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9年(西元2020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41" office:value-type="float" office:value="81842.5904540552" calcext:value-type="float">
            <text:p><text:s/>81,843 <text:s/></text:p>
          </table:table-cell>
          <table:table-cell table:style-name="ce41" office:value-type="float" office:value="2169.88" calcext:value-type="float">
            <text:p><text:s/>2,170 <text:s/></text:p>
          </table:table-cell>
          <table:table-cell table:style-name="ce41" office:value-type="float" office:value="79672.7104540552" calcext:value-type="float">
            <text:p><text:s/>79,673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090278.0146697" calcext:value-type="float">
            <text:p><text:s/>61,090,278 <text:s/></text:p>
          </table:table-cell>
          <table:table-cell table:style-name="ce42" office:value-type="float" office:value="42915938.748" calcext:value-type="float">
            <text:p><text:s/>42,915,93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6367.297" calcext:value-type="float">
            <text:p><text:s/>256,36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72872.31614779" calcext:value-type="float">
            <text:p><text:s/>1,972,87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419403.7423073" calcext:value-type="float">
            <text:p><text:s/>14,419,40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99582.959" calcext:value-type="float">
            <text:p><text:s/>599,58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300.24484692" calcext:value-type="float">
            <text:p><text:s/>37,30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28412.9072" calcext:value-type="float">
            <text:p><text:s/>1,328,41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74263.01777778" calcext:value-type="float">
            <text:p><text:s/>2,074,26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36044.551817686" calcext:value-type="float">
            <text:p><text:s/>736,045 <text:s/></text:p>
          </table:table-cell>
          <table:table-cell table:style-name="ce42" office:value-type="float" office:value="714749.29" calcext:value-type="float">
            <text:p><text:s/>714,749 <text:s/></text:p>
          </table:table-cell>
          <table:table-cell table:style-name="ce42" office:value-type="float" office:value="504.0485311402" calcext:value-type="float">
            <text:p><text:s/>504 <text:s/></text:p>
          </table:table-cell>
          <table:table-cell table:style-name="ce42" office:value-type="float" office:value="-160472.279" calcext:value-type="float">
            <text:p><text:s/>-160,472 <text:s/></text:p>
          </table:table-cell>
          <table:table-cell table:style-name="ce42" office:value-type="float" office:value="-0.000000000049" calcext:value-type="float">
            <text:p><text:s/>-0 <text:s/></text:p>
          </table:table-cell>
          <table:table-cell table:style-name="ce42" office:value-type="float" office:value="-449.61099500997" calcext:value-type="float">
            <text:p><text:s/>-45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2613996.386021" calcext:value-type="float">
            <text:p><text:s/>42,613,996 <text:s/></text:p>
          </table:table-cell>
          <table:table-cell table:style-name="ce43" office:value-type="float" office:value="42203359.338" calcext:value-type="float">
            <text:p><text:s/>42,203,359 <text:s/></text:p>
          </table:table-cell>
          <table:table-cell table:style-name="ce43" office:value-type="float" office:value="79168.661922915" calcext:value-type="float">
            <text:p><text:s/>79,169 <text:s/></text:p>
          </table:table-cell>
          <table:table-cell table:style-name="ce43" office:value-type="float" office:value="-182743.383" calcext:value-type="float">
            <text:p><text:s/>-182,743 <text:s/></text:p>
          </table:table-cell>
          <table:table-cell table:style-name="ce43" office:value-type="float" office:value="0.000000000049" calcext:value-type="float">
            <text:p><text:s/>0 <text:s/></text:p>
          </table:table-cell>
          <table:table-cell table:style-name="ce43" office:value-type="float" office:value="1936021.68229588" calcext:value-type="float">
            <text:p><text:s/>1,936,02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17878.77150793" calcext:value-type="float">
            <text:p><text:s/>4,117,87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2923.7980746" calcext:value-type="float">
            <text:p><text:s/>192,92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0.00000000002866729" calcext:value-type="float">
            <text:p><text:s/>-0 <text:s/></text:p>
          </table:table-cell>
          <table:table-cell table:style-name="ce43" office:value-type="float" office:value="-0.00000000000333" calcext:value-type="float">
            <text:p><text:s/>-0 <text:s/></text:p>
          </table:table-cell>
          <table:table-cell table:style-name="ce43" office:value-type="float" office:value="0.00000000000002" calcext:value-type="float">
            <text:p><text:s/>0 <text:s/></text:p>
          </table:table-cell>
          <table:table-cell table:style-name="ce43" office:value-type="float" office:value="-217364.968718439" calcext:value-type="float">
            <text:p><text:s/>-217,365 <text:s/></text:p>
          </table:table-cell>
          <table:table-cell table:style-name="ce43" office:value-type="float" office:value="-13500.87" calcext:value-type="float">
            <text:p><text:s/>-13,501 <text:s/></text:p>
          </table:table-cell>
          <table:table-cell table:style-name="ce43" office:value-type="float" office:value="9.2012383316" calcext:value-type="float">
            <text:p><text:s/>9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4481.37484885661" calcext:value-type="float">
            <text:p><text:s/>-4,48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35520.603938534" calcext:value-type="float">
            <text:p><text:s/>335,521 <text:s/></text:p>
          </table:table-cell>
          <table:table-cell table:style-name="ce42" office:value-type="float" office:value="653239.904991326" calcext:value-type="float">
            <text:p><text:s/>653,240 <text:s/></text:p>
          </table:table-cell>
          <table:table-cell table:style-name="ce42" office:value-type="float" office:value="141770.449898653" calcext:value-type="float">
            <text:p><text:s/>141,770 <text:s/></text:p>
          </table:table-cell>
          <table:table-cell table:style-name="ce42" office:value-type="float" office:value="43851829.3407889" calcext:value-type="float">
            <text:p><text:s/>43,851,829 <text:s/></text:p>
          </table:table-cell>
          <table:table-cell table:style-name="ce42" office:value-type="float" office:value="42216860.208" calcext:value-type="float">
            <text:p><text:s/>42,216,860 <text:s/></text:p>
          </table:table-cell>
          <table:table-cell table:style-name="ce42" office:value-type="float" office:value="79159.4606845834" calcext:value-type="float">
            <text:p><text:s/>79,159 <text:s/></text:p>
          </table:table-cell>
          <table:table-cell table:style-name="ce42" office:value-type="float" office:value="256367.297" calcext:value-type="float">
            <text:p><text:s/>256,367 <text:s/></text:p>
          </table:table-cell>
          <table:table-cell table:style-name="ce42" office:value-type="float" office:value="301731.763735475" calcext:value-type="float">
            <text:p><text:s/>301,732 <text:s/></text:p>
          </table:table-cell>
          <table:table-cell table:style-name="ce42" office:value-type="float" office:value="788.509788767778" calcext:value-type="float">
            <text:p><text:s/>78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552386.9656846" calcext:value-type="float">
            <text:p><text:s/>42,552,387 <text:s/></text:p>
          </table:table-cell>
          <table:table-cell table:style-name="ce42" office:value-type="float" office:value="42216860.208" calcext:value-type="float">
            <text:p><text:s/>42,216,860 <text:s/></text:p>
          </table:table-cell>
          <table:table-cell table:style-name="ce42" office:value-type="float" office:value="79159.4606845834" calcext:value-type="float">
            <text:p><text:s/>79,159 <text:s/></text:p>
          </table:table-cell>
          <table:table-cell table:style-name="ce42" office:value-type="float" office:value="256367.297" calcext:value-type="float">
            <text:p><text:s/>256,36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71732.266666667" calcext:value-type="float">
            <text:p><text:s/>871,73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54.54426666667" calcext:value-type="float">
            <text:p><text:s/>1,95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804.6218666667" calcext:value-type="float">
            <text:p><text:s/>13,80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335520.603938534" calcext:value-type="float">
            <text:p><text:s/>335,521 <text:s/></text:p>
          </table:table-cell>
          <table:table-cell table:style-name="ce43" office:value-type="float" office:value="653239.904991326" calcext:value-type="float">
            <text:p><text:s/>653,240 <text:s/></text:p>
          </table:table-cell>
          <table:table-cell table:style-name="ce43" office:value-type="float" office:value="141770.449898653" calcext:value-type="float">
            <text:p><text:s/>141,770 <text:s/></text:p>
          </table:table-cell>
          <table:table-cell table:style-name="ce43" office:value-type="float" office:value="411950.942304345" calcext:value-type="float">
            <text:p><text:s/>411,951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01731.763735475" calcext:value-type="float">
            <text:p><text:s/>301,732 <text:s/></text:p>
          </table:table-cell>
          <table:table-cell table:style-name="ce43" office:value-type="float" office:value="788.509788767778" calcext:value-type="float">
            <text:p><text:s/>78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400669.60226667" calcext:value-type="float">
            <text:p><text:s/>1,400,670 <text:s/></text:p>
          </table:table-cell>
          <table:table-cell table:style-name="ce42" office:value-type="float" office:value="1830049.62509833" calcext:value-type="float">
            <text:p><text:s/>1,830,050 <text:s/></text:p>
          </table:table-cell>
          <table:table-cell table:style-name="ce42" office:value-type="float" office:value="275921.293606" calcext:value-type="float">
            <text:p><text:s/>275,921 <text:s/></text:p>
          </table:table-cell>
          <table:table-cell table:style-name="ce42" office:value-type="float" office:value="49429156.1697603" calcext:value-type="float">
            <text:p><text:s/>49,429,15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3866.68" calcext:value-type="float">
            <text:p><text:s/>493,867 <text:s/></text:p>
          </table:table-cell>
          <table:table-cell table:style-name="ce42" office:value-type="float" office:value="2643490.00390711" calcext:value-type="float">
            <text:p><text:s/>2,643,490 <text:s/></text:p>
          </table:table-cell>
          <table:table-cell table:style-name="ce42" office:value-type="float" office:value="1247433.43481326" calcext:value-type="float">
            <text:p><text:s/>1,247,43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400669.60226667" calcext:value-type="float">
            <text:p><text:s/>1,400,670 <text:s/></text:p>
          </table:table-cell>
          <table:table-cell table:style-name="ce42" office:value-type="float" office:value="1830049.62509833" calcext:value-type="float">
            <text:p><text:s/>1,830,050 <text:s/></text:p>
          </table:table-cell>
          <table:table-cell table:style-name="ce42" office:value-type="float" office:value="275921.293606" calcext:value-type="float">
            <text:p><text:s/>275,921 <text:s/></text:p>
          </table:table-cell>
          <table:table-cell table:style-name="ce42" office:value-type="float" office:value="45757953.672952" calcext:value-type="float">
            <text:p><text:s/>45,757,95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3866.68" calcext:value-type="float">
            <text:p><text:s/>493,867 <text:s/></text:p>
          </table:table-cell>
          <table:table-cell table:style-name="ce42" office:value-type="float" office:value="2643490.00390711" calcext:value-type="float">
            <text:p><text:s/>2,643,490 <text:s/></text:p>
          </table:table-cell>
          <table:table-cell table:style-name="ce42" office:value-type="float" office:value="1031842.62875302" calcext:value-type="float">
            <text:p><text:s/>1,031,84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671202.49680824" calcext:value-type="float">
            <text:p><text:s/>3,671,202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15590.80606024" calcext:value-type="float">
            <text:p><text:s/>215,59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71943.774666667" calcext:value-type="float">
            <text:p><text:s/>271,944 <text:s/></text:p>
          </table:table-cell>
          <table:table-cell table:style-name="ce42" office:value-type="float" office:value="911568.984312" calcext:value-type="float">
            <text:p><text:s/>911,569 <text:s/></text:p>
          </table:table-cell>
          <table:table-cell table:style-name="ce42" office:value-type="float" office:value="71181.1866756667" calcext:value-type="float">
            <text:p><text:s/>71,181 <text:s/></text:p>
          </table:table-cell>
          <table:table-cell table:style-name="ce42" office:value-type="float" office:value="2858683.70040559" calcext:value-type="float">
            <text:p><text:s/>2,858,68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20854.90996376" calcext:value-type="float">
            <text:p><text:s/>2,220,855 <text:s/></text:p>
          </table:table-cell>
          <table:table-cell table:style-name="ce42" office:value-type="float" office:value="134244.18137161" calcext:value-type="float">
            <text:p><text:s/>134,24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33587.446866667" calcext:value-type="float">
            <text:p><text:s/>233,587 <text:s/></text:p>
          </table:table-cell>
          <table:table-cell table:style-name="ce42" office:value-type="float" office:value="320559.993175333" calcext:value-type="float">
            <text:p><text:s/>320,560 <text:s/></text:p>
          </table:table-cell>
          <table:table-cell table:style-name="ce42" office:value-type="float" office:value="71181.1866756667" calcext:value-type="float">
            <text:p><text:s/>71,18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38356.3278" calcext:value-type="float">
            <text:p><text:s/>38,356 <text:s/></text:p>
          </table:table-cell>
          <table:table-cell table:style-name="ce42" office:value-type="float" office:value="591008.991136667" calcext:value-type="float">
            <text:p><text:s/>591,00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56792.41707226" calcext:value-type="float">
            <text:p><text:s/>2,856,79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20854.90996376" calcext:value-type="float">
            <text:p><text:s/>2,220,855 <text:s/></text:p>
          </table:table-cell>
          <table:table-cell table:style-name="ce42" office:value-type="float" office:value="134244.18137161" calcext:value-type="float">
            <text:p><text:s/>134,24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73.442" calcext:value-type="float">
            <text:p><text:s/>1,57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3.333333333333" calcext:value-type="float">
            <text:p><text:s/>29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4.508" calcext:value-type="float">
            <text:p><text:s/>25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23.8550666666667" calcext:value-type="float">
            <text:p><text:s/>24 <text:s/></text:p>
          </table:table-cell>
          <table:table-cell table:style-name="ce44" office:value-type="float" office:value="16148.4423683333" calcext:value-type="float">
            <text:p><text:s/>16,148 <text:s/></text:p>
          </table:table-cell>
          <table:table-cell table:style-name="ce44" office:value-type="float" office:value="3703.878913" calcext:value-type="float">
            <text:p><text:s/>3,704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793181.368594799" calcext:value-type="float">
            <text:p><text:s/>793,181 <text:s/></text:p>
          </table:table-cell>
          <table:table-cell table:style-name="ce44" office:value-type="float" office:value="249092.293426674" calcext:value-type="float">
            <text:p><text:s/>249,092 <text:s/></text:p>
          </table:table-cell>
          <table:table-cell table:style-name="ce44" office:value-type="float" office:value="59265.7781186802" calcext:value-type="float">
            <text:p><text:s/>59,266 <text:s/></text:p>
          </table:table-cell>
          <table:table-cell table:style-name="ce44" office:value-type="float" office:value="41432125.7117972" calcext:value-type="float">
            <text:p><text:s/>41,432,126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54756" calcext:value-type="float">
            <text:p><text:s/>54,756 <text:s/></text:p>
          </table:table-cell>
          <table:table-cell table:style-name="ce44" office:value-type="float" office:value="120903.330207873" calcext:value-type="float">
            <text:p><text:s/>120,903 <text:s/></text:p>
          </table:table-cell>
          <table:table-cell table:style-name="ce44" office:value-type="float" office:value="2859980.00272302" calcext:value-type="float">
            <text:p><text:s/>2,859,980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793181.368594799" calcext:value-type="float">
            <text:p><text:s/>793,181 <text:s/></text:p>
          </table:table-cell>
          <table:table-cell table:style-name="ce44" office:value-type="float" office:value="249092.293426674" calcext:value-type="float">
            <text:p><text:s/>249,092 <text:s/></text:p>
          </table:table-cell>
          <table:table-cell table:style-name="ce44" office:value-type="float" office:value="59265.7781186802" calcext:value-type="float">
            <text:p><text:s/>59,266 <text:s/></text:p>
          </table:table-cell>
          <table:table-cell table:style-name="ce44" office:value-type="float" office:value="17316135.1608337" calcext:value-type="float">
            <text:p><text:s/>17,316,135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20903.330207873" calcext:value-type="float">
            <text:p><text:s/>120,903 <text:s/></text:p>
          </table:table-cell>
          <table:table-cell table:style-name="ce44" office:value-type="float" office:value="1638396.1168317" calcext:value-type="float">
            <text:p><text:s/>1,638,39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793181.368594799" calcext:value-type="float">
            <text:p><text:s/>793,181 <text:s/></text:p>
          </table:table-cell>
          <table:table-cell table:style-name="ce42" office:value-type="float" office:value="249092.293426674" calcext:value-type="float">
            <text:p><text:s/>249,092 <text:s/></text:p>
          </table:table-cell>
          <table:table-cell table:style-name="ce42" office:value-type="float" office:value="59265.7781186802" calcext:value-type="float">
            <text:p><text:s/>59,266 <text:s/></text:p>
          </table:table-cell>
          <table:table-cell table:style-name="ce42" office:value-type="float" office:value="1345346.50873185" calcext:value-type="float">
            <text:p><text:s/>1,345,34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0903.330207873" calcext:value-type="float">
            <text:p><text:s/>120,903 <text:s/></text:p>
          </table:table-cell>
          <table:table-cell table:style-name="ce42" office:value-type="float" office:value="292840.578685412" calcext:value-type="float">
            <text:p><text:s/>292,84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53.93076952333" calcext:value-type="float">
            <text:p><text:s/>7,25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22.59743619" calcext:value-type="float">
            <text:p><text:s/>2,02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0744.051598429" calcext:value-type="float">
            <text:p><text:s/>100,7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977.9853729681" calcext:value-type="float">
            <text:p><text:s/>20,97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1979.5334712467" calcext:value-type="float">
            <text:p><text:s/>91,9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437.23060458" calcext:value-type="float">
            <text:p><text:s/>7,4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30.26066199" calcext:value-type="float">
            <text:p><text:s/>4,8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21.46066199" calcext:value-type="float">
            <text:p><text:s/>1,92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51.69751586667" calcext:value-type="float">
            <text:p><text:s/>1,25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1.7090492" calcext:value-type="float">
            <text:p><text:s/>21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967.8303428103" calcext:value-type="float">
            <text:p><text:s/>40,96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99.7418229216" calcext:value-type="float">
            <text:p><text:s/>2,10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44.30613175333" calcext:value-type="float">
            <text:p><text:s/>2,5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78.25259842" calcext:value-type="float">
            <text:p><text:s/>2,27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154.419" calcext:value-type="float">
            <text:p><text:s/>1,15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5185.897666406" calcext:value-type="float">
            <text:p><text:s/>565,18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0903.330207873" calcext:value-type="float">
            <text:p><text:s/>120,903 <text:s/></text:p>
          </table:table-cell>
          <table:table-cell table:style-name="ce42" office:value-type="float" office:value="167029.293014222" calcext:value-type="float">
            <text:p><text:s/>167,0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3031.329426896" calcext:value-type="float">
            <text:p><text:s/>393,03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485.363621555" calcext:value-type="float">
            <text:p><text:s/>119,485 <text:s/></text:p>
          </table:table-cell>
          <table:table-cell table:style-name="ce42" office:value-type="float" office:value="83486.4870333622" calcext:value-type="float">
            <text:p><text:s/>83,48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79826.8440900633" calcext:value-type="float">
            <text:p>( 79,827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62377.63875673" calcext:value-type="float">
            <text:p>( 62,378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310418.565336833" calcext:value-type="float">
            <text:p>( 310,419 <text:s/>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19485.363621555" calcext:value-type="float">
            <text:p>( 119,485 <text:s/>)</text:p>
          </table:table-cell>
          <table:table-cell table:style-name="ce45" office:value-type="float" office:value="21108.8482766322" calcext:value-type="float">
            <text:p>( 21,109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785.92" calcext:value-type="float">
            <text:p>( 2,786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094.771876474" calcext:value-type="float">
            <text:p><text:s/>61,09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17.96658631804" calcext:value-type="float">
            <text:p><text:s/>1,41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679.441144726" calcext:value-type="float">
            <text:p><text:s/>28,67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58.45076255" calcext:value-type="float">
            <text:p><text:s/>1,358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154.419" calcext:value-type="float">
            <text:p><text:s/>1,154 <text:s/>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82380.35521831" calcext:value-type="float">
            <text:p><text:s/>82,380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82184.35521831" calcext:value-type="float">
            <text:p><text:s/>82,18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833.9858776989" calcext:value-type="float">
            <text:p><text:s/>30,83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119.89578881" calcext:value-type="float">
            <text:p><text:s/>8,12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009.2674382133" calcext:value-type="float">
            <text:p><text:s/>13,00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15.91150488" calcext:value-type="float">
            <text:p><text:s/>2,316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35068.0635758333" calcext:value-type="float">
            <text:p><text:s/>35,068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1275.3564425" calcext:value-type="float">
            <text:p><text:s/>11,27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7120.410420733" calcext:value-type="float">
            <text:p><text:s/>207,1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117.5060874" calcext:value-type="float">
            <text:p><text:s/>8,1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409.3392450667" calcext:value-type="float">
            <text:p><text:s/>36,40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0.3089784" calcext:value-type="float">
            <text:p><text:s/>8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0711.071175667" calcext:value-type="float">
            <text:p><text:s/>170,7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037.197109" calcext:value-type="float">
            <text:p><text:s/>8,03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9420.8905848267" calcext:value-type="float">
            <text:p>( 19,421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5863.42391816" calcext:value-type="float">
            <text:p>( 5,863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124541.103257507" calcext:value-type="float">
            <text:p>( 124,541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2173.77319084" calcext:value-type="float">
            <text:p>( 2,174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792026.949594799" calcext:value-type="float">
            <text:p><text:s/>792,027 <text:s/></text:p>
          </table:table-cell>
          <table:table-cell table:style-name="ce42" office:value-type="float" office:value="249092.293426674" calcext:value-type="float">
            <text:p><text:s/>249,092 <text:s/></text:p>
          </table:table-cell>
          <table:table-cell table:style-name="ce42" office:value-type="float" office:value="59265.7781186802" calcext:value-type="float">
            <text:p><text:s/>59,266 <text:s/></text:p>
          </table:table-cell>
          <table:table-cell table:style-name="ce42" office:value-type="float" office:value="143887.341287327" calcext:value-type="float">
            <text:p><text:s/>143,8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575.39122066" calcext:value-type="float">
            <text:p><text:s/>19,57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792026.949594799" calcext:value-type="float">
            <text:p><text:s/>792,027 <text:s/></text:p>
          </table:table-cell>
          <table:table-cell table:style-name="ce42" office:value-type="float" office:value="249092.293426674" calcext:value-type="float">
            <text:p><text:s/>249,092 <text:s/></text:p>
          </table:table-cell>
          <table:table-cell table:style-name="ce42" office:value-type="float" office:value="59265.7781186802" calcext:value-type="float">
            <text:p><text:s/>59,266 <text:s/></text:p>
          </table:table-cell>
          <table:table-cell table:style-name="ce42" office:value-type="float" office:value="100812.337718417" calcext:value-type="float">
            <text:p><text:s/>100,8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834.10605175" calcext:value-type="float">
            <text:p><text:s/>10,83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075.00356891" calcext:value-type="float">
            <text:p><text:s/>43,07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741.28516891" calcext:value-type="float">
            <text:p><text:s/>8,74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37364.97159464" calcext:value-type="float">
            <text:p>( 37,365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8132.53319464" calcext:value-type="float">
            <text:p>( 8,133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717.40190514" calcext:value-type="float">
            <text:p><text:s/>33,7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349.13670514" calcext:value-type="float">
            <text:p><text:s/>21,349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6532.35389468333" calcext:value-type="float">
            <text:p><text:s/>6,532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4044.94156135" calcext:value-type="float">
            <text:p><text:s/>4,0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586.4201599433" calcext:value-type="float">
            <text:p><text:s/>12,58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804.41402661" calcext:value-type="float">
            <text:p><text:s/>3,80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846.89297364333" calcext:value-type="float">
            <text:p><text:s/>8,8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19.88964031" calcext:value-type="float">
            <text:p><text:s/>1,82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015.5693568367" calcext:value-type="float">
            <text:p><text:s/>24,0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831.37769017" calcext:value-type="float">
            <text:p><text:s/>9,8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.558775" calcext:value-type="float">
            <text:p><text:s/>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3.558775" calcext:value-type="float">
            <text:p><text:s/>4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3.03606666667" calcext:value-type="float">
            <text:p><text:s/>1,19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28.2544266853" calcext:value-type="float">
            <text:p><text:s/>11,92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53.3373890667" calcext:value-type="float">
            <text:p><text:s/>10,6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84.8183224" calcext:value-type="float">
            <text:p><text:s/>385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366065.545138" calcext:value-type="float">
            <text:p><text:s/>13,366,0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031.8743157272" calcext:value-type="float">
            <text:p><text:s/>15,03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9663.5662222222" calcext:value-type="float">
            <text:p><text:s/>79,66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221646.1631824" calcext:value-type="float">
            <text:p><text:s/>13,221,64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031.8743157272" calcext:value-type="float">
            <text:p><text:s/>15,03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9.333333333333" calcext:value-type="float">
            <text:p><text:s/>14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606.4824" calcext:value-type="float">
            <text:p><text:s/>64,60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1259.419066667" calcext:value-type="float">
            <text:p><text:s/>471,25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8125.8805333333" calcext:value-type="float">
            <text:p><text:s/>78,12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93133.538533333" calcext:value-type="float">
            <text:p><text:s/>393,134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25038.970450576" calcext:value-type="float">
            <text:p><text:s/>925,03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2098.946383909" calcext:value-type="float">
            <text:p><text:s/>122,09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8597.121738821" calcext:value-type="float">
            <text:p><text:s/>198,5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63.23267215466" calcext:value-type="float">
            <text:p><text:s/>1,56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1139.437190295" calcext:value-type="float">
            <text:p><text:s/>121,13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5567.806634739" calcext:value-type="float">
            <text:p><text:s/>115,56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603.0550023333" calcext:value-type="float">
            <text:p><text:s/>29,60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05.320669" calcext:value-type="float">
            <text:p><text:s/>1,10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8.754133333333" calcext:value-type="float">
            <text:p><text:s/>16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763.33933333333" calcext:value-type="float">
            <text:p><text:s/>8,76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87.580733333333" calcext:value-type="float">
            <text:p><text:s/>68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124.96264146484" calcext:value-type="float">
            <text:p><text:s/>8,12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72.22204146484" calcext:value-type="float">
            <text:p><text:s/>47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461.4131604173" calcext:value-type="float">
            <text:p><text:s/>10,46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7.894227083927" calcext:value-type="float">
            <text:p><text:s/>25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0863.703211239" calcext:value-type="float">
            <text:p><text:s/>440,86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.08932235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06629.603306005" calcext:value-type="float">
            <text:p><text:s/>106,63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3129.38081711644" calcext:value-type="float">
            <text:p><text:s/>3,129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208424.71744665" calcext:value-type="float">
            <text:p><text:s/>1,208,425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208424.71744665" calcext:value-type="float">
            <text:p><text:s/>1,208,4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115990.5509635" calcext:value-type="float">
            <text:p><text:s/>24,115,99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756" calcext:value-type="float">
            <text:p><text:s/>54,7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21583.88589132" calcext:value-type="float">
            <text:p><text:s/>1,221,58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115990.5509635" calcext:value-type="float">
            <text:p><text:s/>24,115,99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756" calcext:value-type="float">
            <text:p><text:s/>54,7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21583.88589132" calcext:value-type="float">
            <text:p><text:s/>1,221,58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0173699.3738247" calcext:value-type="float">
            <text:p>( 20,173,699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221583.88589132" calcext:value-type="float">
            <text:p>( 1,221,584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179829.865696" calcext:value-type="float">
            <text:p><text:s/>1,179,830 <text:s/></text:p>
          </table:table-cell>
          <table:table-cell table:style-name="ce42" office:value-type="float" office:value="2310105.395176" calcext:value-type="float">
            <text:p><text:s/>2,310,105 <text:s/></text:p>
          </table:table-cell>
          <table:table-cell table:style-name="ce42" office:value-type="float" office:value="502816.970439" calcext:value-type="float">
            <text:p><text:s/>502,817 <text:s/></text:p>
          </table:table-cell>
          <table:table-cell table:style-name="ce42" office:value-type="float" office:value="4420692.910594" calcext:value-type="float">
            <text:p><text:s/>4,420,69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0929.230611" calcext:value-type="float">
            <text:p><text:s/>830,92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37562.525" calcext:value-type="float">
            <text:p><text:s/>3,137,56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148.445331" calcext:value-type="float">
            <text:p><text:s/>32,14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973.351224" calcext:value-type="float">
            <text:p><text:s/>42,97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1179829.865696" calcext:value-type="float">
            <text:p><text:s/>1,179,830 <text:s/></text:p>
          </table:table-cell>
          <table:table-cell table:style-name="ce42" office:value-type="float" office:value="2310105.395176" calcext:value-type="float">
            <text:p><text:s/>2,310,105 <text:s/></text:p>
          </table:table-cell>
          <table:table-cell table:style-name="ce42" office:value-type="float" office:value="502816.970439" calcext:value-type="float">
            <text:p><text:s/>502,817 <text:s/></text:p>
          </table:table-cell>
          <table:table-cell table:style-name="ce42" office:value-type="float" office:value="1208008.589039" calcext:value-type="float">
            <text:p><text:s/>1,208,00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0929.230611" calcext:value-type="float">
            <text:p><text:s/>830,92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367765.464069" calcext:value-type="float">
            <text:p><text:s/>367,765 <text:s/></text:p>
          </table:table-cell>
          <table:table-cell table:style-name="ce42" office:value-type="float" office:value="748718.650899" calcext:value-type="float">
            <text:p><text:s/>748,719 <text:s/></text:p>
          </table:table-cell>
          <table:table-cell table:style-name="ce42" office:value-type="float" office:value="182935.748398" calcext:value-type="float">
            <text:p><text:s/>182,936 <text:s/></text:p>
          </table:table-cell>
          <table:table-cell table:style-name="ce42" office:value-type="float" office:value="2693676.615434" calcext:value-type="float">
            <text:p><text:s/>2,693,67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49956.547326" calcext:value-type="float">
            <text:p><text:s/>1,349,957 <text:s/></text:p>
          </table:table-cell>
          <table:table-cell table:style-name="ce42" office:value-type="float" office:value="23228.244276" calcext:value-type="float">
            <text:p><text:s/>23,228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367765.464069" calcext:value-type="float">
            <text:p><text:s/>367,765 <text:s/></text:p>
          </table:table-cell>
          <table:table-cell table:style-name="ce43" office:value-type="float" office:value="748718.650899" calcext:value-type="float">
            <text:p><text:s/>748,719 <text:s/></text:p>
          </table:table-cell>
          <table:table-cell table:style-name="ce43" office:value-type="float" office:value="182935.748398" calcext:value-type="float">
            <text:p><text:s/>182,936 <text:s/></text:p>
          </table:table-cell>
          <table:table-cell table:style-name="ce43" office:value-type="float" office:value="2693676.615434" calcext:value-type="float">
            <text:p><text:s/>2,693,677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349956.547326" calcext:value-type="float">
            <text:p><text:s/>1,349,957 <text:s/></text:p>
          </table:table-cell>
          <table:table-cell table:style-name="ce43" office:value-type="float" office:value="23228.244276" calcext:value-type="float">
            <text:p><text:s/>23,228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9年(西元2020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54" office:value-type="float" office:value="24" calcext:value-type="float">
              <text:p>24</text:p>
            </table:table-cell>
            <table:table-cell table:style-name="ce54" office:value-type="float" office:value="25" calcext:value-type="float">
              <text:p>25</text:p>
            </table:table-cell>
            <table:table-cell table:style-name="ce54" office:value-type="float" office:value="26" calcext:value-type="float">
              <text:p>26</text:p>
            </table:table-cell>
            <table:table-cell table:style-name="ce54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619669.2448667" calcext:value-type="float">
            <text:p><text:s/>12,619,669 <text:s/></text:p>
          </table:table-cell>
          <table:table-cell table:number-columns-repeated="2" table:style-name="ce42" office:value-type="float" office:value="212547.341066667" calcext:value-type="float">
            <text:p><text:s/>212,54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042.0951111111" calcext:value-type="float">
            <text:p><text:s/>82,04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6700.445885691" calcext:value-type="float">
            <text:p><text:s/>186,700 <text:s/></text:p>
          </table:table-cell>
          <table:table-cell table:number-columns-repeated="2" table:style-name="ce42" office:value-type="float" office:value="2014892.56886667" calcext:value-type="float">
            <text:p><text:s/>2,014,89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79197.912888889" calcext:value-type="float">
            <text:p><text:s/>879,19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074263.01777778" calcext:value-type="float">
            <text:p><text:s/>2,074,26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5491.526933333" calcext:value-type="float">
            <text:p><text:s/>205,492 <text:s/></text:p>
          </table:table-cell>
          <table:table-cell table:number-columns-repeated="2" table:style-name="ce42" office:value-type="float" office:value="13856.3221333334" calcext:value-type="float">
            <text:p><text:s/>13,85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5657.7493333334" calcext:value-type="float">
            <text:p><text:s/>-5,658 <text:s/></text:p>
          </table:table-cell>
          <table:table-cell table:style-name="ce42" office:value-type="float" office:value="-416.400833333334" calcext:value-type="float">
            <text:p><text:s/>-41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2227477.2720476" calcext:value-type="float">
            <text:p><text:s/>12,227,477 <text:s/></text:p>
          </table:table-cell>
          <table:table-cell table:number-columns-repeated="2" table:style-name="ce43" office:value-type="float" office:value="-1816201.54993333" calcext:value-type="float">
            <text:p><text:s/>-1,816,202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2865761.08622222" calcext:value-type="float">
            <text:p><text:s/>-2,865,761 <text:s/></text:p>
          </table:table-cell>
          <table:table-cell table:style-name="ce43" office:value-type="float" office:value="416.400833333334" calcext:value-type="float">
            <text:p><text:s/>41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31189.02366667" calcext:value-type="float">
            <text:p><text:s/>2,631,189 <text:s/></text:p>
          </table:table-cell>
          <table:table-cell table:number-columns-repeated="2" table:style-name="ce42" office:value-type="float" office:value="52532.74" calcext:value-type="float">
            <text:p><text:s/>52,53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9354.291555556" calcext:value-type="float">
            <text:p><text:s/>159,354 <text:s/></text:p>
          </table:table-cell>
          <table:table-cell table:style-name="ce42" office:value-type="float" office:value="3.77777777777778" calcext:value-type="float">
            <text:p><text:s/>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1637.1713809746" calcext:value-type="float">
            <text:p><text:s/>51,637 <text:s/></text:p>
          </table:table-cell>
          <table:table-cell table:style-name="ce43" office:value-type="float" office:value="-59597.2528666672" calcext:value-type="float">
            <text:p><text:s/>-59,597 <text:s/></text:p>
          </table:table-cell>
          <table:table-cell table:style-name="ce43" office:value-type="float" office:value="-59597.2528666671" calcext:value-type="float">
            <text:p><text:s/>-59,597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90384.104888889" calcext:value-type="float">
            <text:p><text:s/>290,384 <text:s/></text:p>
          </table:table-cell>
          <table:table-cell table:style-name="ce43" office:value-type="float" office:value="125.821722222223" calcext:value-type="float">
            <text:p><text:s/>12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407464.41093333" calcext:value-type="float">
            <text:p><text:s/>9,407,464 <text:s/></text:p>
          </table:table-cell>
          <table:table-cell table:number-columns-repeated="2" table:style-name="ce42" office:value-type="float" office:value="10623586.6698" calcext:value-type="float">
            <text:p><text:s/>10,623,58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87776.17955556" calcext:value-type="float">
            <text:p><text:s/>3,587,776 <text:s/></text:p>
          </table:table-cell>
          <table:table-cell table:style-name="ce42" office:value-type="float" office:value="4801.62166666667" calcext:value-type="float">
            <text:p><text:s/>4,80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407464.41093333" calcext:value-type="float">
            <text:p><text:s/>9,407,464 <text:s/></text:p>
          </table:table-cell>
          <table:table-cell table:number-columns-repeated="2" table:style-name="ce42" office:value-type="float" office:value="7452529.44524933" calcext:value-type="float">
            <text:p><text:s/>7,452,52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87776.17955556" calcext:value-type="float">
            <text:p><text:s/>3,587,776 <text:s/></text:p>
          </table:table-cell>
          <table:table-cell table:style-name="ce42" office:value-type="float" office:value="4801.62166666667" calcext:value-type="float">
            <text:p><text:s/>4,80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3171057.22455067" calcext:value-type="float">
            <text:p><text:s/>3,171,05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507.54473333333" calcext:value-type="float">
            <text:p><text:s/>3,50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83977777777778" calcext:value-type="float">
            <text:p><text:s/>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919.18566666667" calcext:value-type="float">
            <text:p><text:s/>1,91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83977777777778" calcext:value-type="float">
            <text:p><text:s/>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573.442" calcext:value-type="float">
            <text:p><text:s/>1,5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14.9170666666667" calcext:value-type="float">
            <text:p><text:s/>1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8952115.4879333" calcext:value-type="float">
            <text:p><text:s/>18,952,115 <text:s/></text:p>
          </table:table-cell>
          <table:table-cell table:number-columns-repeated="2" table:style-name="ce44" office:value-type="float" office:value="8810942.088" calcext:value-type="float">
            <text:p><text:s/>8,810,942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72276.696888889" calcext:value-type="float">
            <text:p><text:s/>272,277 <text:s/></text:p>
          </table:table-cell>
          <table:table-cell table:style-name="ce44" office:value-type="float" office:value="5086.58322222222" calcext:value-type="float">
            <text:p><text:s/>5,087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number-columns-repeated="2" table:style-name="ce44" office:value-type="float" office:value="8810942.088" calcext:value-type="float">
            <text:p><text:s/>8,810,942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72276.696888889" calcext:value-type="float">
            <text:p><text:s/>272,277 <text:s/></text:p>
          </table:table-cell>
          <table:table-cell table:style-name="ce44" office:value-type="float" office:value="5086.58322222222" calcext:value-type="float">
            <text:p><text:s/>5,08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045.7914" calcext:value-type="float">
            <text:p><text:s/>5,04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46.222222222222" calcext:value-type="float">
            <text:p><text:s/>64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1.4103333333333" calcext:value-type="float">
            <text:p><text:s/>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.13486666666667" calcext:value-type="float">
            <text:p><text:s/>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.0091333333333" calcext:value-type="float">
            <text:p><text:s/>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1.7261333333333" calcext:value-type="float">
            <text:p><text:s/>5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.0714" calcext:value-type="float">
            <text:p><text:s/>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90.6666666666667" calcext:value-type="float">
            <text:p><text:s/>9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90.6666666666667" calcext:value-type="float">
            <text:p><text:s/>9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39.581866666667" calcext:value-type="float">
            <text:p><text:s/>14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5.555555555556" calcext:value-type="float">
            <text:p><text:s/>55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.18886666666667" calcext:value-type="float">
            <text:p><text:s/>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3.1278" calcext:value-type="float">
            <text:p><text:s/>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9.3760666666667" calcext:value-type="float">
            <text:p><text:s/>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3.9932" calcext:value-type="float">
            <text:p><text:s/>1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.38286666666667" calcext:value-type="float">
            <text:p><text:s/>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number-columns-repeated="2" table:style-name="ce47" office:value-type="float" office:value="5.38286666666667" calcext:value-type="float">
            <text:p>( 5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5.3652666666667" calcext:value-type="float">
            <text:p><text:s/>5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5.3652666666667" calcext:value-type="float">
            <text:p><text:s/>5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.144" calcext:value-type="float">
            <text:p><text:s/>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146.3254" calcext:value-type="float">
            <text:p><text:s/>146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29.379466666667" calcext:value-type="float">
            <text:p><text:s/>12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4.2818666666667" calcext:value-type="float">
            <text:p><text:s/>3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819.33846666667" calcext:value-type="float">
            <text:p><text:s/>3,8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6.7527333333333" calcext:value-type="float">
            <text:p><text:s/>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15.660266666667" calcext:value-type="float">
            <text:p><text:s/>4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17.199333333333" calcext:value-type="float">
            <text:p><text:s/>1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758435.61406667" calcext:value-type="float">
            <text:p><text:s/>8,758,43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9663.5662222222" calcext:value-type="float">
            <text:p><text:s/>79,66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79663.5662222222" calcext:value-type="float">
            <text:p><text:s/>79,66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758435.61406667" calcext:value-type="float">
            <text:p><text:s/>8,758,4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237.37" calcext:value-type="float">
            <text:p><text:s/>10,2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237.37" calcext:value-type="float">
            <text:p><text:s/>10,2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7223.3125333333" calcext:value-type="float">
            <text:p><text:s/>37,22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1966.908444444" calcext:value-type="float">
            <text:p><text:s/>191,967 <text:s/></text:p>
          </table:table-cell>
          <table:table-cell table:style-name="ce42" office:value-type="float" office:value="5086.58322222222" calcext:value-type="float">
            <text:p><text:s/>5,08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24.579" calcext:value-type="float">
            <text:p><text:s/>12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17.18222222222" calcext:value-type="float">
            <text:p><text:s/>2,01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32.907066666667" calcext:value-type="float">
            <text:p><text:s/>73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69.401" calcext:value-type="float">
            <text:p><text:s/>3,06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894.41306666667" calcext:value-type="float">
            <text:p><text:s/>6,8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43.665533333333" calcext:value-type="float">
            <text:p><text:s/>6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448.69766666667" calcext:value-type="float">
            <text:p><text:s/>6,4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76.8644" calcext:value-type="float">
            <text:p><text:s/>77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1522.8598" calcext:value-type="float">
            <text:p><text:s/>21,52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1961.219555556" calcext:value-type="float">
            <text:p><text:s/>191,96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79.326" calcext:value-type="float">
            <text:p><text:s/>79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.68888888888889" calcext:value-type="float">
            <text:p><text:s/>6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952115.4879333" calcext:value-type="float">
            <text:p><text:s/>18,952,11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952115.4879333" calcext:value-type="float">
            <text:p><text:s/>18,952,11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8952115.4879333" calcext:value-type="float">
            <text:p>( 18,952,11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2" table:number-columns-repeated="9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9年(西元2020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16854.507733333" calcext:value-type="float">
            <text:p><text:s/>616,855 <text:s/></text:p>
          </table:table-cell>
          <table:table-cell table:style-name="ce42" office:value-type="float" office:value="1235.996" calcext:value-type="float">
            <text:p><text:s/>1,236 <text:s/></text:p>
          </table:table-cell>
          <table:table-cell table:style-name="ce42" office:value-type="float" office:value="337394.133333333" calcext:value-type="float">
            <text:p><text:s/>337,394 <text:s/></text:p>
          </table:table-cell>
          <table:table-cell table:style-name="ce42" office:value-type="float" office:value="122711.111111111" calcext:value-type="float">
            <text:p><text:s/>122,711 <text:s/></text:p>
          </table:table-cell>
          <table:table-cell table:style-name="ce42" office:value-type="float" office:value="1722435.87418854" calcext:value-type="float">
            <text:p><text:s/>1,722,436 <text:s/></text:p>
          </table:table-cell>
          <table:table-cell table:style-name="ce42" office:value-type="float" office:value="141309" calcext:value-type="float">
            <text:p><text:s/>141,309 <text:s/></text:p>
          </table:table-cell>
          <table:table-cell table:style-name="ce42" office:value-type="float" office:value="32464.7111111111" calcext:value-type="float">
            <text:p><text:s/>32,465 <text:s/></text:p>
          </table:table-cell>
          <table:table-cell table:style-name="ce42" office:value-type="float" office:value="56435.639" calcext:value-type="float">
            <text:p><text:s/>56,43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7295827.2408" calcext:value-type="float">
            <text:p><text:s/>7,295,827 <text:s/></text:p>
          </table:table-cell>
          <table:table-cell table:style-name="ce42" office:value-type="float" office:value="1770680.01066667" calcext:value-type="float">
            <text:p><text:s/>1,770,680 <text:s/></text:p>
          </table:table-cell>
          <table:table-cell table:style-name="ce42" office:value-type="float" office:value="176.4" calcext:value-type="float">
            <text:p><text:s/>176 <text:s/></text:p>
          </table:table-cell>
          <table:table-cell table:style-name="ce42" office:value-type="float" office:value="615515.733333333" calcext:value-type="float">
            <text:p><text:s/>615,516 <text:s/></text:p>
          </table:table-cell>
          <table:table-cell table:style-name="ce42" office:value-type="float" office:value="266023.333333333" calcext:value-type="float">
            <text:p><text:s/>266,023 <text:s/></text:p>
          </table:table-cell>
          <table:table-cell table:style-name="ce42" office:value-type="float" office:value="70819.4618046439" calcext:value-type="float">
            <text:p><text:s/>70,819 <text:s/></text:p>
          </table:table-cell>
          <table:table-cell table:style-name="ce42" office:value-type="float" office:value="5305" calcext:value-type="float">
            <text:p><text:s/>5,305 <text:s/></text:p>
          </table:table-cell>
          <table:table-cell table:style-name="ce42" office:value-type="float" office:value="555060.660444444" calcext:value-type="float">
            <text:p><text:s/>555,061 <text:s/></text:p>
          </table:table-cell>
          <table:table-cell table:style-name="ce42" office:value-type="float" office:value="122321.770436667" calcext:value-type="float">
            <text:p><text:s/>122,32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155244.450666667" calcext:value-type="float">
            <text:p><text:s/>155,244 <text:s/></text:p>
          </table:table-cell>
          <table:table-cell table:style-name="ce42" office:value-type="float" office:value="1173165.6832" calcext:value-type="float">
            <text:p><text:s/>1,173,16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.77333333333333" calcext:value-type="float">
            <text:p><text:s/>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186618.240666667" calcext:value-type="float">
            <text:p><text:s/>-186,618 <text:s/></text:p>
          </table:table-cell>
          <table:table-cell table:style-name="ce42" office:value-type="float" office:value="52544.3637333333" calcext:value-type="float">
            <text:p><text:s/>52,544 <text:s/></text:p>
          </table:table-cell>
          <table:table-cell table:style-name="ce42" office:value-type="float" office:value="-742.068" calcext:value-type="float">
            <text:p><text:s/>-742 <text:s/></text:p>
          </table:table-cell>
          <table:table-cell table:style-name="ce42" office:value-type="float" office:value="18681.1968" calcext:value-type="float">
            <text:p><text:s/>18,681 <text:s/></text:p>
          </table:table-cell>
          <table:table-cell table:style-name="ce42" office:value-type="float" office:value="-8213.89555555556" calcext:value-type="float">
            <text:p><text:s/>-8,214 <text:s/></text:p>
          </table:table-cell>
          <table:table-cell table:style-name="ce42" office:value-type="float" office:value="-5275.71793333335" calcext:value-type="float">
            <text:p><text:s/>-5,27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61258.9928888889" calcext:value-type="float">
            <text:p><text:s/>-61,259 <text:s/></text:p>
          </table:table-cell>
          <table:table-cell table:style-name="ce42" office:value-type="float" office:value="159322.758892667" calcext:value-type="float">
            <text:p><text:s/>159,32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7264453.4508" calcext:value-type="float">
            <text:p><text:s/>-7,264,453 <text:s/></text:p>
          </table:table-cell>
          <table:table-cell table:style-name="ce43" office:value-type="float" office:value="-2379535.54986667" calcext:value-type="float">
            <text:p><text:s/>-2,379,536 <text:s/></text:p>
          </table:table-cell>
          <table:table-cell table:style-name="ce43" office:value-type="float" office:value="1801.664" calcext:value-type="float">
            <text:p><text:s/>1,802 <text:s/></text:p>
          </table:table-cell>
          <table:table-cell table:style-name="ce43" office:value-type="float" office:value="-296805.570133333" calcext:value-type="float">
            <text:p><text:s/>-296,806 <text:s/></text:p>
          </table:table-cell>
          <table:table-cell table:style-name="ce43" office:value-type="float" office:value="-135098.326666667" calcext:value-type="float">
            <text:p><text:s/>-135,098 <text:s/></text:p>
          </table:table-cell>
          <table:table-cell table:style-name="ce43" office:value-type="float" office:value="1656892.13031723" calcext:value-type="float">
            <text:p><text:s/>1,656,892 <text:s/></text:p>
          </table:table-cell>
          <table:table-cell table:style-name="ce43" office:value-type="float" office:value="136004" calcext:value-type="float">
            <text:p><text:s/>136,004 <text:s/></text:p>
          </table:table-cell>
          <table:table-cell table:style-name="ce43" office:value-type="float" office:value="-461336.956444444" calcext:value-type="float">
            <text:p><text:s/>-461,337 <text:s/></text:p>
          </table:table-cell>
          <table:table-cell table:style-name="ce43" office:value-type="float" office:value="-225208.890329333" calcext:value-type="float">
            <text:p><text:s/>-225,20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101322.9476" calcext:value-type="float">
            <text:p><text:s/>101,323 <text:s/></text:p>
          </table:table-cell>
          <table:table-cell table:style-name="ce42" office:value-type="float" office:value="977361.1616" calcext:value-type="float">
            <text:p><text:s/>977,361 <text:s/></text:p>
          </table:table-cell>
          <table:table-cell table:style-name="ce42" office:value-type="float" office:value="1252.895" calcext:value-type="float">
            <text:p><text:s/>1,253 <text:s/></text:p>
          </table:table-cell>
          <table:table-cell table:style-name="ce42" office:value-type="float" office:value="417.7216" calcext:value-type="float">
            <text:p><text:s/>41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41.84163333333" calcext:value-type="float">
            <text:p><text:s/>1,34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8.573" calcext:value-type="float">
            <text:p><text:s/>17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74124.4410666664" calcext:value-type="float">
            <text:p><text:s/>-74,124 <text:s/></text:p>
          </table:table-cell>
          <table:table-cell table:style-name="ce43" office:value-type="float" office:value="-407817.329166667" calcext:value-type="float">
            <text:p><text:s/>-407,817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62607.480157292" calcext:value-type="float">
            <text:p><text:s/>62,607 <text:s/></text:p>
          </table:table-cell>
          <table:table-cell table:style-name="ce42" office:value-type="float" office:value="915095.474482949" calcext:value-type="float">
            <text:p><text:s/>915,09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9219.1469398609" calcext:value-type="float">
            <text:p><text:s/>19,21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61054.9333333333" calcext:value-type="float">
            <text:p><text:s/>61,055 <text:s/></text:p>
          </table:table-cell>
          <table:table-cell table:style-name="ce42" office:value-type="float" office:value="810677.333333333" calcext:value-type="float">
            <text:p><text:s/>810,67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style-name="ce42" office:value-type="float" office:value="90.4941333333333" calcext:value-type="float">
            <text:p><text:s/>90 <text:s/></text:p>
          </table:table-cell>
          <table:table-cell table:style-name="ce42" office:value-type="float" office:value="1864.05013333333" calcext:value-type="float">
            <text:p><text:s/>1,86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804.6218666667" calcext:value-type="float">
            <text:p><text:s/>13,80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462.05269062533" calcext:value-type="float">
            <text:p><text:s/>1,462 <text:s/></text:p>
          </table:table-cell>
          <table:table-cell table:style-name="ce43" office:value-type="float" office:value="88749.4691496153" calcext:value-type="float">
            <text:p><text:s/>88,749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43" office:value-type="float" office:value="19219.1469398609" calcext:value-type="float">
            <text:p><text:s/>19,21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2797292.2821333" calcext:value-type="float">
            <text:p><text:s/>12,797,292 <text:s/></text:p>
          </table:table-cell>
          <table:table-cell table:style-name="ce42" office:value-type="float" office:value="4985094.6271" calcext:value-type="float">
            <text:p><text:s/>4,985,095 <text:s/></text:p>
          </table:table-cell>
          <table:table-cell table:style-name="ce42" office:value-type="float" office:value="566.231" calcext:value-type="float">
            <text:p><text:s/>566 <text:s/></text:p>
          </table:table-cell>
          <table:table-cell table:style-name="ce42" office:value-type="float" office:value="860685.521066667" calcext:value-type="float">
            <text:p><text:s/>860,686 <text:s/></text:p>
          </table:table-cell>
          <table:table-cell table:style-name="ce42" office:value-type="float" office:value="639437.353333333" calcext:value-type="float">
            <text:p><text:s/>639,437 <text:s/></text:p>
          </table:table-cell>
          <table:table-cell table:style-name="ce42" office:value-type="float" office:value="38105.5840444444" calcext:value-type="float">
            <text:p><text:s/>38,10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73599.755555556" calcext:value-type="float">
            <text:p><text:s/>873,600 <text:s/></text:p>
          </table:table-cell>
          <table:table-cell table:style-name="ce42" office:value-type="float" office:value="1225955.814851" calcext:value-type="float">
            <text:p><text:s/>1,225,95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2667733.555792" calcext:value-type="float">
            <text:p><text:s/>12,667,734 <text:s/></text:p>
          </table:table-cell>
          <table:table-cell table:style-name="ce42" office:value-type="float" office:value="4985094.6271" calcext:value-type="float">
            <text:p><text:s/>4,985,095 <text:s/></text:p>
          </table:table-cell>
          <table:table-cell table:style-name="ce42" office:value-type="float" office:value="566.231" calcext:value-type="float">
            <text:p><text:s/>566 <text:s/></text:p>
          </table:table-cell>
          <table:table-cell table:style-name="ce42" office:value-type="float" office:value="860685.521066667" calcext:value-type="float">
            <text:p><text:s/>860,686 <text:s/></text:p>
          </table:table-cell>
          <table:table-cell table:style-name="ce42" office:value-type="float" office:value="639437.353333333" calcext:value-type="float">
            <text:p><text:s/>639,437 <text:s/></text:p>
          </table:table-cell>
          <table:table-cell table:style-name="ce42" office:value-type="float" office:value="38105.5840444444" calcext:value-type="float">
            <text:p><text:s/>38,10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73599.755555556" calcext:value-type="float">
            <text:p><text:s/>873,600 <text:s/></text:p>
          </table:table-cell>
          <table:table-cell table:style-name="ce42" office:value-type="float" office:value="1070960.074995" calcext:value-type="float">
            <text:p><text:s/>1,070,96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29558.726341333" calcext:value-type="float">
            <text:p><text:s/>129,559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154995.739856" calcext:value-type="float">
            <text:p><text:s/>154,99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5432.1986666667" calcext:value-type="float">
            <text:p><text:s/>35,432 <text:s/></text:p>
          </table:table-cell>
          <table:table-cell table:style-name="ce42" office:value-type="float" office:value="72770.75061008" calcext:value-type="float">
            <text:p><text:s/>72,77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3389.022222222" calcext:value-type="float">
            <text:p><text:s/>353,389 <text:s/></text:p>
          </table:table-cell>
          <table:table-cell table:style-name="ce42" office:value-type="float" office:value="38483.2530601391" calcext:value-type="float">
            <text:p><text:s/>38,48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5422.6077333333" calcext:value-type="float">
            <text:p><text:s/>35,423 <text:s/></text:p>
          </table:table-cell>
          <table:table-cell table:style-name="ce42" office:value-type="float" office:value="72477.4172767467" calcext:value-type="float">
            <text:p><text:s/>72,47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3389.022222222" calcext:value-type="float">
            <text:p><text:s/>353,389 <text:s/></text:p>
          </table:table-cell>
          <table:table-cell table:style-name="ce42" office:value-type="float" office:value="38483.2530601391" calcext:value-type="float">
            <text:p><text:s/>38,48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3.333333333333" calcext:value-type="float">
            <text:p><text:s/>29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9.59093333333333" calcext:value-type="float">
            <text:p><text:s/>10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407600.64597604" calcext:value-type="float">
            <text:p><text:s/>5,407,601 <text:s/></text:p>
          </table:table-cell>
          <table:table-cell table:style-name="ce44" office:value-type="float" office:value="1048149.01970697" calcext:value-type="float">
            <text:p><text:s/>1,048,149 <text:s/></text:p>
          </table:table-cell>
          <table:table-cell table:style-name="ce44" office:value-type="float" office:value="1115" calcext:value-type="float">
            <text:p><text:s/>1,115 <text:s/></text:p>
          </table:table-cell>
          <table:table-cell table:style-name="ce44" office:value-type="float" office:value="563462.229333333" calcext:value-type="float">
            <text:p><text:s/>563,462 <text:s/></text:p>
          </table:table-cell>
          <table:table-cell table:style-name="ce44" office:value-type="float" office:value="504339.026666667" calcext:value-type="float">
            <text:p><text:s/>504,339 <text:s/></text:p>
          </table:table-cell>
          <table:table-cell table:style-name="ce44" office:value-type="float" office:value="1693655.87272834" calcext:value-type="float">
            <text:p><text:s/>1,693,656 <text:s/></text:p>
          </table:table-cell>
          <table:table-cell table:style-name="ce44" office:value-type="float" office:value="136004" calcext:value-type="float">
            <text:p><text:s/>136,004 <text:s/></text:p>
          </table:table-cell>
          <table:table-cell table:style-name="ce44" office:value-type="float" office:value="58873.7768888889" calcext:value-type="float">
            <text:p><text:s/>58,874 <text:s/></text:p>
          </table:table-cell>
          <table:table-cell table:style-name="ce44" office:value-type="float" office:value="942865.951521667" calcext:value-type="float">
            <text:p><text:s/>942,866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407600.64597604" calcext:value-type="float">
            <text:p><text:s/>5,407,601 <text:s/></text:p>
          </table:table-cell>
          <table:table-cell table:style-name="ce44" office:value-type="float" office:value="1048149.01970697" calcext:value-type="float">
            <text:p><text:s/>1,048,149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2780.68" calcext:value-type="float">
            <text:p><text:s/>12,78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15031.428376041" calcext:value-type="float">
            <text:p><text:s/>115,031 <text:s/></text:p>
          </table:table-cell>
          <table:table-cell table:style-name="ce42" office:value-type="float" office:value="798098.477840305" calcext:value-type="float">
            <text:p><text:s/>798,09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780.68" calcext:value-type="float">
            <text:p><text:s/>12,78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2199.86666666667" calcext:value-type="float">
            <text:p><text:s/>2,200 <text:s/></text:p>
          </table:table-cell>
          <table:table-cell table:style-name="ce42" office:value-type="float" office:value="3031.46666666667" calcext:value-type="float">
            <text:p><text:s/>3,03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5222.0497333333" calcext:value-type="float">
            <text:p><text:s/>15,222 <text:s/></text:p>
          </table:table-cell>
          <table:table-cell table:style-name="ce42" office:value-type="float" office:value="64462.6061587947" calcext:value-type="float">
            <text:p><text:s/>64,46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569.986666666667" calcext:value-type="float">
            <text:p><text:s/>570 <text:s/></text:p>
          </table:table-cell>
          <table:table-cell table:style-name="ce42" office:value-type="float" office:value="83968.1813333333" calcext:value-type="float">
            <text:p><text:s/>83,96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08.8" calcext:value-type="float">
            <text:p><text:s/>2,90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1.71266666666667" calcext:value-type="float">
            <text:p><text:s/>2 <text:s/></text:p>
          </table:table-cell>
          <table:table-cell table:style-name="ce42" office:value-type="float" office:value="1028.26666666667" calcext:value-type="float">
            <text:p><text:s/>1,0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1017.99693333333" calcext:value-type="float">
            <text:p><text:s/>1,018 <text:s/></text:p>
          </table:table-cell>
          <table:table-cell table:style-name="ce42" office:value-type="float" office:value="37798.365453222" calcext:value-type="float">
            <text:p><text:s/>37,79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97.9421333333333" calcext:value-type="float">
            <text:p><text:s/>98 <text:s/></text:p>
          </table:table-cell>
          <table:table-cell table:style-name="ce42" office:value-type="float" office:value="159.04" calcext:value-type="float">
            <text:p><text:s/>15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60640.8265626893" calcext:value-type="float">
            <text:p><text:s/>60,641 <text:s/></text:p>
          </table:table-cell>
          <table:table-cell table:style-name="ce42" office:value-type="float" office:value="216521.781214955" calcext:value-type="float">
            <text:p><text:s/>216,52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58292.5466666667" calcext:value-type="float">
            <text:p><text:s/>58,293 <text:s/></text:p>
          </table:table-cell>
          <table:table-cell table:style-name="ce42" office:value-type="float" office:value="131766.932105312" calcext:value-type="float">
            <text:p><text:s/>131,76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7449.2053333333" calcext:value-type="float">
            <text:p>( 17,449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58292.5466666667" calcext:value-type="float">
            <text:p>( 58,293 <text:s/>)</text:p>
          </table:table-cell>
          <table:table-cell table:style-name="ce45" office:value-type="float" office:value="111531.806771979" calcext:value-type="float">
            <text:p>( 111,532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785.92" calcext:value-type="float">
            <text:p>( 2,786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89.9865626893334" calcext:value-type="float">
            <text:p><text:s/>90 <text:s/></text:p>
          </table:table-cell>
          <table:table-cell table:style-name="ce42" office:value-type="float" office:value="59586.8187274667" calcext:value-type="float">
            <text:p><text:s/>59,58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2062.29333333333" calcext:value-type="float">
            <text:p><text:s/>2,062 <text:s/></text:p>
          </table:table-cell>
          <table:table-cell table:style-name="ce42" office:value-type="float" office:value="25168.030382176" calcext:value-type="float">
            <text:p><text:s/>25,16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96" calcext:value-type="float">
            <text:p><text:s/>196 <text:s/></text:p>
          </table:table-cell>
          <table:table-cell table:number-columns-repeated="8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1750.3724" calcext:value-type="float">
            <text:p><text:s/>1,750 <text:s/></text:p>
          </table:table-cell>
          <table:table-cell table:style-name="ce42" office:value-type="float" office:value="20268.5802666667" calcext:value-type="float">
            <text:p><text:s/>20,26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28.3724" calcext:value-type="float">
            <text:p><text:s/>28 <text:s/></text:p>
          </table:table-cell>
          <table:table-cell table:style-name="ce42" office:value-type="float" office:value="10658.7946666667" calcext:value-type="float">
            <text:p><text:s/>10,65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1.1281333333333" calcext:value-type="float">
            <text:p><text:s/>11 <text:s/></text:p>
          </table:table-cell>
          <table:table-cell table:style-name="ce46" office:value-type="float" office:value="23778.4512" calcext:value-type="float">
            <text:p><text:s/>23,778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4363.5613333333" calcext:value-type="float">
            <text:p><text:s/>14,364 <text:s/></text:p>
          </table:table-cell>
          <table:table-cell table:style-name="ce42" office:value-type="float" office:value="184619.966933333" calcext:value-type="float">
            <text:p><text:s/>184,6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2665.8541333333" calcext:value-type="float">
            <text:p><text:s/>12,666 <text:s/></text:p>
          </table:table-cell>
          <table:table-cell table:style-name="ce42" office:value-type="float" office:value="23649.1829333333" calcext:value-type="float">
            <text:p><text:s/>23,64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697.7072" calcext:value-type="float">
            <text:p><text:s/>1,698 <text:s/></text:p>
          </table:table-cell>
          <table:table-cell table:style-name="ce42" office:value-type="float" office:value="160970.784" calcext:value-type="float">
            <text:p><text:s/>160,9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357.466666666667" calcext:value-type="float">
            <text:p>( 357 <text:s/>)</text:p>
          </table:table-cell>
          <table:table-cell table:style-name="ce45" office:value-type="float" office:value="13200" calcext:value-type="float">
            <text:p>( 13,200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1250.2672" calcext:value-type="float">
            <text:p>( 1,250 <text:s/>)</text:p>
          </table:table-cell>
          <table:table-cell table:style-name="ce47" office:value-type="float" office:value="121111.68" calcext:value-type="float">
            <text:p>( 121,112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5355.97626666667" calcext:value-type="float">
            <text:p><text:s/>5,356 <text:s/></text:p>
          </table:table-cell>
          <table:table-cell table:style-name="ce42" office:value-type="float" office:value="106119.928533333" calcext:value-type="float">
            <text:p><text:s/>106,1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780.68" calcext:value-type="float">
            <text:p><text:s/>12,781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5350.37626666667" calcext:value-type="float">
            <text:p><text:s/>5,350 <text:s/></text:p>
          </table:table-cell>
          <table:table-cell table:style-name="ce42" office:value-type="float" office:value="71791.8101333333" calcext:value-type="float">
            <text:p><text:s/>71,79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780.68" calcext:value-type="float">
            <text:p><text:s/>12,781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5.6" calcext:value-type="float">
            <text:p><text:s/>6 <text:s/></text:p>
          </table:table-cell>
          <table:table-cell table:style-name="ce42" office:value-type="float" office:value="34328.1184" calcext:value-type="float">
            <text:p><text:s/>34,3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9232.4384" calcext:value-type="float">
            <text:p>( 29,232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268.6572" calcext:value-type="float">
            <text:p><text:s/>269 <text:s/></text:p>
          </table:table-cell>
          <table:table-cell table:style-name="ce42" office:value-type="float" office:value="12098.464" calcext:value-type="float">
            <text:p><text:s/>12,09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218.526933333333" calcext:value-type="float">
            <text:p><text:s/>219 <text:s/></text:p>
          </table:table-cell>
          <table:table-cell table:style-name="ce46" office:value-type="float" office:value="2122.56" calcext:value-type="float">
            <text:p><text:s/>2,123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3749.7936" calcext:value-type="float">
            <text:p><text:s/>3,750 <text:s/></text:p>
          </table:table-cell>
          <table:table-cell table:style-name="ce42" office:value-type="float" office:value="4902.83306666667" calcext:value-type="float">
            <text:p><text:s/>4,90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2" office:value-type="float" office:value="3486.47506666667" calcext:value-type="float">
            <text:p><text:s/>3,486 <text:s/></text:p>
          </table:table-cell>
          <table:table-cell table:style-name="ce42" office:value-type="float" office:value="3506.2464" calcext:value-type="float">
            <text:p><text:s/>3,50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3010.91186666667" calcext:value-type="float">
            <text:p><text:s/>3,011 <text:s/></text:p>
          </table:table-cell>
          <table:table-cell table:style-name="ce42" office:value-type="float" office:value="7353.94133333333" calcext:value-type="float">
            <text:p><text:s/>7,3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3.8833333333333" calcext:value-type="float">
            <text:p><text:s/>14 <text:s/></text:p>
          </table:table-cell>
          <table:table-cell table:style-name="ce42" office:value-type="float" office:value="1142.4" calcext:value-type="float">
            <text:p><text:s/>1,14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784.783813352" calcext:value-type="float">
            <text:p><text:s/>785 <text:s/></text:p>
          </table:table-cell>
          <table:table-cell table:style-name="ce42" office:value-type="float" office:value="10727.8103466667" calcext:value-type="float">
            <text:p><text:s/>10,7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5725.07973333333" calcext:value-type="float">
            <text:p><text:s/>5,725 <text:s/></text:p>
          </table:table-cell>
          <table:table-cell table:style-name="ce42" office:value-type="float" office:value="4426.24" calcext:value-type="float">
            <text:p><text:s/>4,42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4473873.3172" calcext:value-type="float">
            <text:p><text:s/>4,473,873 <text:s/></text:p>
          </table:table-cell>
          <table:table-cell table:style-name="ce42" office:value-type="float" office:value="39061.1733333333" calcext:value-type="float">
            <text:p><text:s/>39,0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4448178.6748" calcext:value-type="float">
            <text:p><text:s/>4,448,179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149.333333333333" calcext:value-type="float">
            <text:p><text:s/>149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25545.3090666667" calcext:value-type="float">
            <text:p><text:s/>25,545 <text:s/></text:p>
          </table:table-cell>
          <table:table-cell table:style-name="ce42" office:value-type="float" office:value="39061.1733333333" calcext:value-type="float">
            <text:p><text:s/>39,0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435735.499733333" calcext:value-type="float">
            <text:p><text:s/>435,735 <text:s/></text:p>
          </table:table-cell>
          <table:table-cell table:style-name="ce42" office:value-type="float" office:value="25286.5493333333" calcext:value-type="float">
            <text:p><text:s/>25,28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66889.8972" calcext:value-type="float">
            <text:p><text:s/>66,890 <text:s/></text:p>
          </table:table-cell>
          <table:table-cell table:style-name="ce42" office:value-type="float" office:value="998.613333333333" calcext:value-type="float">
            <text:p><text:s/>99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368845.602533333" calcext:value-type="float">
            <text:p><text:s/>368,846 <text:s/></text:p>
          </table:table-cell>
          <table:table-cell table:style-name="ce43" office:value-type="float" office:value="24287.936" calcext:value-type="float">
            <text:p><text:s/>24,28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82960.400666667" calcext:value-type="float">
            <text:p><text:s/>382,960 <text:s/></text:p>
          </table:table-cell>
          <table:table-cell table:style-name="ce42" office:value-type="float" office:value="185702.8192" calcext:value-type="float">
            <text:p><text:s/>185,70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style-name="ce42" office:value-type="float" office:value="73548.1376" calcext:value-type="float">
            <text:p><text:s/>73,548 <text:s/></text:p>
          </table:table-cell>
          <table:table-cell table:style-name="ce42" office:value-type="float" office:value="123485.751466667" calcext:value-type="float">
            <text:p><text:s/>123,48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770.989333333333" calcext:value-type="float">
            <text:p><text:s/>771 <text:s/></text:p>
          </table:table-cell>
          <table:table-cell table:style-name="ce42" office:value-type="float" office:value="2658.88" calcext:value-type="float">
            <text:p><text:s/>2,65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20239.9596" calcext:value-type="float">
            <text:p><text:s/>20,240 <text:s/></text:p>
          </table:table-cell>
          <table:table-cell table:style-name="ce42" office:value-type="float" office:value="4455.46666666667" calcext:value-type="float">
            <text:p><text:s/>4,4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168.754133333333" calcext:value-type="float">
            <text:p><text:s/>169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1868.92626666667" calcext:value-type="float">
            <text:p><text:s/>1,869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36.4485333333333" calcext:value-type="float">
            <text:p><text:s/>36 <text:s/></text:p>
          </table:table-cell>
          <table:table-cell table:style-name="ce42" office:value-type="float" office:value="7.46666666666667" calcext:value-type="float">
            <text:p><text:s/>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style-name="ce42" office:value-type="float" office:value="741.1096" calcext:value-type="float">
            <text:p><text:s/>741 <text:s/></text:p>
          </table:table-cell>
          <table:table-cell table:style-name="ce42" office:value-type="float" office:value="462.933333333333" calcext:value-type="float">
            <text:p><text:s/>46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5156.63213333333" calcext:value-type="float">
            <text:p><text:s/>5,157 <text:s/></text:p>
          </table:table-cell>
          <table:table-cell table:style-name="ce42" office:value-type="float" office:value="4270.0224" calcext:value-type="float">
            <text:p><text:s/>4,27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25791.1852" calcext:value-type="float">
            <text:p><text:s/>225,791 <text:s/></text:p>
          </table:table-cell>
          <table:table-cell table:style-name="ce42" office:value-type="float" office:value="1585.34933333333" calcext:value-type="float">
            <text:p><text:s/>1,58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54638.2582666667" calcext:value-type="float">
            <text:p><text:s/>54,638 <text:s/></text:p>
          </table:table-cell>
          <table:table-cell table:style-name="ce43" office:value-type="float" office:value="48776.9493333333" calcext:value-type="float">
            <text:p><text:s/>48,777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15" calcext:value-type="float">
            <text:p><text:s/>1,115 <text:s/></text:p>
          </table:table-cell>
          <table:table-cell table:style-name="ce42" office:value-type="float" office:value="563462.229333333" calcext:value-type="float">
            <text:p><text:s/>563,462 <text:s/></text:p>
          </table:table-cell>
          <table:table-cell table:style-name="ce42" office:value-type="float" office:value="504339.026666667" calcext:value-type="float">
            <text:p><text:s/>504,339 <text:s/></text:p>
          </table:table-cell>
          <table:table-cell table:style-name="ce42" office:value-type="float" office:value="1693655.87272834" calcext:value-type="float">
            <text:p><text:s/>1,693,656 <text:s/></text:p>
          </table:table-cell>
          <table:table-cell table:style-name="ce42" office:value-type="float" office:value="136004" calcext:value-type="float">
            <text:p><text:s/>136,004 <text:s/></text:p>
          </table:table-cell>
          <table:table-cell table:style-name="ce42" office:value-type="float" office:value="58873.7768888889" calcext:value-type="float">
            <text:p><text:s/>58,874 <text:s/></text:p>
          </table:table-cell>
          <table:table-cell table:style-name="ce42" office:value-type="float" office:value="930085.271521667" calcext:value-type="float">
            <text:p><text:s/>930,085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15" calcext:value-type="float">
            <text:p><text:s/>1,115 <text:s/></text:p>
          </table:table-cell>
          <table:table-cell table:style-name="ce42" office:value-type="float" office:value="563462.229333333" calcext:value-type="float">
            <text:p><text:s/>563,462 <text:s/></text:p>
          </table:table-cell>
          <table:table-cell table:style-name="ce42" office:value-type="float" office:value="504339.026666667" calcext:value-type="float">
            <text:p><text:s/>504,339 <text:s/></text:p>
          </table:table-cell>
          <table:table-cell table:style-name="ce42" office:value-type="float" office:value="1693655.87272834" calcext:value-type="float">
            <text:p><text:s/>1,693,656 <text:s/></text:p>
          </table:table-cell>
          <table:table-cell table:style-name="ce42" office:value-type="float" office:value="136004" calcext:value-type="float">
            <text:p><text:s/>136,004 <text:s/></text:p>
          </table:table-cell>
          <table:table-cell table:style-name="ce42" office:value-type="float" office:value="58873.7768888889" calcext:value-type="float">
            <text:p><text:s/>58,874 <text:s/></text:p>
          </table:table-cell>
          <table:table-cell table:style-name="ce42" office:value-type="float" office:value="930085.271521667" calcext:value-type="float">
            <text:p><text:s/>930,085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44183.360902475" calcext:value-type="float">
            <text:p><text:s/>244,183 <text:s/></text:p>
          </table:table-cell>
          <table:table-cell table:style-name="ce42" office:value-type="float" office:value="3285929.66308153" calcext:value-type="float">
            <text:p><text:s/>3,285,93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59650.655999" calcext:value-type="float">
            <text:p><text:s/>59,651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19074.609587475" calcext:value-type="float">
            <text:p><text:s/>219,075 <text:s/></text:p>
          </table:table-cell>
          <table:table-cell table:style-name="ce42" office:value-type="float" office:value="2918487.91541253" calcext:value-type="float">
            <text:p><text:s/>2,918,48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style-name="ce42" office:value-type="float" office:value="20808.758617" calcext:value-type="float">
            <text:p><text:s/>20,809 <text:s/></text:p>
          </table:table-cell>
          <table:table-cell table:style-name="ce42" office:value-type="float" office:value="11339.686714" calcext:value-type="float">
            <text:p><text:s/>11,3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973.351224" calcext:value-type="float">
            <text:p><text:s/>42,97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4299.992698" calcext:value-type="float">
            <text:p><text:s/>4,300 <text:s/></text:p>
          </table:table-cell>
          <table:table-cell table:style-name="ce42" office:value-type="float" office:value="313128.709731" calcext:value-type="float">
            <text:p><text:s/>313,12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59650.655999" calcext:value-type="float">
            <text:p><text:s/>59,651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2329.427025" calcext:value-type="float">
            <text:p><text:s/>2,329 <text:s/></text:p>
          </table:table-cell>
          <table:table-cell table:style-name="ce42" office:value-type="float" office:value="1282218.461109" calcext:value-type="float">
            <text:p><text:s/>1,282,21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5943.935698" calcext:value-type="float">
            <text:p><text:s/>35,944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2329.427025" calcext:value-type="float">
            <text:p><text:s/>2,329 <text:s/></text:p>
          </table:table-cell>
          <table:table-cell table:style-name="ce43" office:value-type="float" office:value="1282218.461109" calcext:value-type="float">
            <text:p><text:s/>1,282,218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43" office:value-type="float" office:value="35943.935698" calcext:value-type="float">
            <text:p><text:s/>35,944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number-columns-repeated="2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5" table:default-cell-style-name="ce13"/>
        <table:table-column table:style-name="co16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9年(西元2020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36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93635.5564444444" calcext:value-type="float">
            <text:p><text:s/>93,636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672018.65405189" calcext:value-type="float">
            <text:p><text:s/>1,672,019 <text:s/></text:p>
          </table:table-cell>
          <table:table-cell table:style-name="ce41" office:value-type="float" office:value="175852.884784115" calcext:value-type="float">
            <text:p><text:s/>175,853 <text:s/></text:p>
          </table:table-cell>
          <table:table-cell table:style-name="ce41" office:value-type="float" office:value="156967.188739556" calcext:value-type="float">
            <text:p><text:s/>156,967 <text:s/></text:p>
          </table:table-cell>
          <table:table-cell table:style-name="ce41" office:value-type="float" office:value="22.8666666666667" calcext:value-type="float">
            <text:p><text:s/>23 <text:s/></text:p>
          </table:table-cell>
          <table:table-cell table:style-name="ce41" office:value-type="float" office:value="18862.829377893" calcext:value-type="float">
            <text:p><text:s/>18,863 <text:s/></text:p>
          </table:table-cell>
          <table:table-cell table:style-name="ce41" office:value-type="float" office:value="1496165.76926778" calcext:value-type="float">
            <text:p><text:s/>1,496,166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23680570.4503851" calcext:value-type="float">
            <text:p><text:s/>23,680,5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680570.4503851" calcext:value-type="float">
            <text:p><text:s/>23,680,570 <text:s/></text:p>
          </table:table-cell>
          <table:table-cell table:number-columns-repeated="2" table:style-name="ce42" office:value-type="float" office:value="4372.51859944444" calcext:value-type="float">
            <text:p><text:s/>4,373 <text:s/></text:p>
          </table:table-cell>
          <table:table-cell table:style-name="ce42" office:value-type="float" office:value="4315.92093277778" calcext:value-type="float">
            <text:p><text:s/>4,316 <text:s/></text:p>
          </table:table-cell>
          <table:table-cell table:style-name="ce42" office:value-type="float" office:value="56.5976666666667" calcext:value-type="float">
            <text:p><text:s/>5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49691.2836270956" calcext:value-type="float">
            <text:p><text:s/>49,691 <text:s/></text:p>
          </table:table-cell>
          <table:table-cell table:style-name="ce42" office:value-type="float" office:value="151509.995" calcext:value-type="float">
            <text:p><text:s/>151,510 <text:s/></text:p>
          </table:table-cell>
          <table:table-cell table:style-name="ce42" office:value-type="float" office:value="-101818.711372904" calcext:value-type="float">
            <text:p><text:s/>-101,819 <text:s/></text:p>
          </table:table-cell>
          <table:table-cell table:number-columns-repeated="2" table:style-name="ce42" office:value-type="float" office:value="3.225" calcext:value-type="float">
            <text:p><text:s/>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.225" calcext:value-type="float">
            <text:p><text:s/>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23724514.7232025" calcext:value-type="float">
            <text:p><text:s/>23,724,515 <text:s/></text:p>
          </table:table-cell>
          <table:table-cell table:style-name="ce43" office:value-type="float" office:value="-57874.4385555555" calcext:value-type="float">
            <text:p><text:s/>-57,874 <text:s/></text:p>
          </table:table-cell>
          <table:table-cell table:style-name="ce43" office:value-type="float" office:value="23782389.161758" calcext:value-type="float">
            <text:p><text:s/>23,782,389 <text:s/></text:p>
          </table:table-cell>
          <table:table-cell table:style-name="ce43" office:value-type="float" office:value="1676387.94765134" calcext:value-type="float">
            <text:p><text:s/>1,676,388 <text:s/></text:p>
          </table:table-cell>
          <table:table-cell table:style-name="ce43" office:value-type="float" office:value="180222.17838356" calcext:value-type="float">
            <text:p><text:s/>180,222 <text:s/></text:p>
          </table:table-cell>
          <table:table-cell table:style-name="ce43" office:value-type="float" office:value="161283.109672333" calcext:value-type="float">
            <text:p><text:s/>161,283 <text:s/></text:p>
          </table:table-cell>
          <table:table-cell table:style-name="ce43" office:value-type="float" office:value="76.2393333333333" calcext:value-type="float">
            <text:p><text:s/>76 <text:s/></text:p>
          </table:table-cell>
          <table:table-cell table:style-name="ce43" office:value-type="float" office:value="18862.829377893" calcext:value-type="float">
            <text:p><text:s/>18,863 <text:s/></text:p>
          </table:table-cell>
          <table:table-cell table:style-name="ce43" office:value-type="float" office:value="1496165.76926778" calcext:value-type="float">
            <text:p><text:s/>1,496,16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25566894.116758" calcext:value-type="float">
            <text:p><text:s/>25,566,8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566894.116758" calcext:value-type="float">
            <text:p><text:s/>25,566,894 <text:s/></text:p>
          </table:table-cell>
          <table:table-cell table:number-columns-repeated="2" table:style-name="ce42" office:value-type="float" office:value="47.655" calcext:value-type="float">
            <text:p><text:s/>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.655" calcext:value-type="float">
            <text:p><text:s/>4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69563.3623333327" calcext:value-type="float">
            <text:p><text:s/>-69,563 <text:s/></text:p>
          </table:table-cell>
          <table:table-cell table:style-name="ce43" office:value-type="float" office:value="624.10666666664" calcext:value-type="float">
            <text:p><text:s/>624 <text:s/></text:p>
          </table:table-cell>
          <table:table-cell table:style-name="ce43" office:value-type="float" office:value="-70187.4689999993" calcext:value-type="float">
            <text:p><text:s/>-70,187 <text:s/></text:p>
          </table:table-cell>
          <table:table-cell table:style-name="ce43" office:value-type="float" office:value="0.117666666675216" calcext:value-type="float">
            <text:p><text:s/>0 <text:s/></text:p>
          </table:table-cell>
          <table:table-cell table:style-name="ce43" office:value-type="float" office:value="0.117666666673216" calcext:value-type="float">
            <text:p><text:s/>0 <text:s/></text:p>
          </table:table-cell>
          <table:table-cell table:style-name="ce43" office:value-type="float" office:value="0.00000000000655" calcext:value-type="float">
            <text:p><text:s/>0 <text:s/></text:p>
          </table:table-cell>
          <table:table-cell table:style-name="ce43" office:value-type="float" office:value="0.117666666666666" calcext:value-type="float">
            <text:p><text:s/>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02" calcext:value-type="float">
            <text:p><text:s/>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8876950.5599581" calcext:value-type="float">
            <text:p><text:s/>18,876,951 <text:s/></text:p>
          </table:table-cell>
          <table:table-cell table:style-name="ce42" office:value-type="float" office:value="1549.5766492" calcext:value-type="float">
            <text:p><text:s/>1,550 <text:s/></text:p>
          </table:table-cell>
          <table:table-cell table:style-name="ce42" office:value-type="float" office:value="18875400.9833089" calcext:value-type="float">
            <text:p><text:s/>18,875,401 <text:s/></text:p>
          </table:table-cell>
          <table:table-cell table:style-name="ce42" office:value-type="float" office:value="1247222.70109151" calcext:value-type="float">
            <text:p><text:s/>1,247,223 <text:s/></text:p>
          </table:table-cell>
          <table:table-cell table:style-name="ce42" office:value-type="float" office:value="54203.7437177707" calcext:value-type="float">
            <text:p><text:s/>54,204 <text:s/></text:p>
          </table:table-cell>
          <table:table-cell table:style-name="ce42" office:value-type="float" office:value="35626.6464022477" calcext:value-type="float">
            <text:p><text:s/>35,62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577.097315523" calcext:value-type="float">
            <text:p><text:s/>18,577 <text:s/></text:p>
          </table:table-cell>
          <table:table-cell table:style-name="ce42" office:value-type="float" office:value="1193018.95737374" calcext:value-type="float">
            <text:p><text:s/>1,193,01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57495.678" calcext:value-type="float">
            <text:p><text:s/>57,49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7495.678" calcext:value-type="float">
            <text:p><text:s/>57,49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8734775" calcext:value-type="float">
            <text:p><text:s/>18,734,77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734775" calcext:value-type="float">
            <text:p><text:s/>18,734,77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8577.097315523" calcext:value-type="float">
            <text:p><text:s/>18,57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577.097315523" calcext:value-type="float">
            <text:p><text:s/>18,57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4517.42005" calcext:value-type="float">
            <text:p><text:s/>34,5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4517.42005" calcext:value-type="float">
            <text:p><text:s/>34,51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84679.88195807" calcext:value-type="float">
            <text:p><text:s/>84,680 <text:s/></text:p>
          </table:table-cell>
          <table:table-cell table:style-name="ce43" office:value-type="float" office:value="1549.5766492" calcext:value-type="float">
            <text:p><text:s/>1,550 <text:s/></text:p>
          </table:table-cell>
          <table:table-cell table:style-name="ce43" office:value-type="float" office:value="83130.30530887" calcext:value-type="float">
            <text:p><text:s/>83,130 <text:s/></text:p>
          </table:table-cell>
          <table:table-cell table:style-name="ce43" office:value-type="float" office:value="1194128.18372599" calcext:value-type="float">
            <text:p><text:s/>1,194,128 <text:s/></text:p>
          </table:table-cell>
          <table:table-cell table:number-columns-repeated="2" table:style-name="ce43" office:value-type="float" office:value="35626.6464022477" calcext:value-type="float">
            <text:p><text:s/>35,627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158501.53732374" calcext:value-type="float">
            <text:p><text:s/>1,158,50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25784791.66" calcext:value-type="float">
            <text:p><text:s/>25,784,792 <text:s/></text:p>
          </table:table-cell>
          <table:table-cell table:style-name="ce42" office:value-type="float" office:value="1784504.955" calcext:value-type="float">
            <text:p><text:s/>1,784,505 <text:s/></text:p>
          </table:table-cell>
          <table:table-cell table:style-name="ce42" office:value-type="float" office:value="24000286.705" calcext:value-type="float">
            <text:p><text:s/>24,000,28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25784791.66" calcext:value-type="float">
            <text:p><text:s/>25,784,792 <text:s/></text:p>
          </table:table-cell>
          <table:table-cell table:style-name="ce43" office:value-type="float" office:value="1784504.955" calcext:value-type="float">
            <text:p><text:s/>1,784,505 <text:s/></text:p>
          </table:table-cell>
          <table:table-cell table:style-name="ce43" office:value-type="float" office:value="24000286.705" calcext:value-type="float">
            <text:p><text:s/>24,000,287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534226.7599062" calcext:value-type="float">
            <text:p><text:s/>534,227 <text:s/></text:p>
          </table:table-cell>
          <table:table-cell table:style-name="ce42" office:value-type="float" office:value="19924.336" calcext:value-type="float">
            <text:p><text:s/>19,924 <text:s/></text:p>
          </table:table-cell>
          <table:table-cell table:style-name="ce42" office:value-type="float" office:value="514302.4239062" calcext:value-type="float">
            <text:p><text:s/>514,302 <text:s/></text:p>
          </table:table-cell>
          <table:table-cell table:number-columns-repeated="3" table:style-name="ce42" office:value-type="float" office:value="0.00000000000035" calcext:value-type="float">
            <text:p><text:s/>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533985.559128422" calcext:value-type="float">
            <text:p><text:s/>533,986 <text:s/></text:p>
          </table:table-cell>
          <table:table-cell table:style-name="ce42" office:value-type="float" office:value="19688.2142222222" calcext:value-type="float">
            <text:p><text:s/>19,688 <text:s/></text:p>
          </table:table-cell>
          <table:table-cell table:style-name="ce42" office:value-type="float" office:value="514297.3449062" calcext:value-type="float">
            <text:p><text:s/>514,29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57.3573333333333" calcext:value-type="float">
            <text:p><text:s/>5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183.843444444444" calcext:value-type="float">
            <text:p><text:s/>184 <text:s/></text:p>
          </table:table-cell>
          <table:table-cell table:style-name="ce43" office:value-type="float" office:value="178.764444444444" calcext:value-type="float">
            <text:p><text:s/>179 <text:s/></text:p>
          </table:table-cell>
          <table:table-cell table:style-name="ce43" office:value-type="float" office:value="5.079" calcext:value-type="float">
            <text:p><text:s/>5 <text:s/></text:p>
          </table:table-cell>
          <table:table-cell table:number-columns-repeated="3" table:style-name="ce43" office:value-type="float" office:value="0.00000000000035" calcext:value-type="float">
            <text:p><text:s/>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600798.30891351" calcext:value-type="float">
            <text:p><text:s/>4,600,798 <text:s/></text:p>
          </table:table-cell>
          <table:table-cell table:style-name="ce44" office:value-type="float" office:value="1704532.49712858" calcext:value-type="float">
            <text:p><text:s/>1,704,532 <text:s/></text:p>
          </table:table-cell>
          <table:table-cell table:style-name="ce44" office:value-type="float" office:value="2896265.81178493" calcext:value-type="float">
            <text:p><text:s/>2,896,266 <text:s/></text:p>
          </table:table-cell>
          <table:table-cell table:style-name="ce44" office:value-type="float" office:value="429117.473893161" calcext:value-type="float">
            <text:p><text:s/>429,117 <text:s/></text:p>
          </table:table-cell>
          <table:table-cell table:style-name="ce44" office:value-type="float" office:value="125970.661999122" calcext:value-type="float">
            <text:p><text:s/>125,971 <text:s/></text:p>
          </table:table-cell>
          <table:table-cell table:style-name="ce44" office:value-type="float" office:value="125656.463270086" calcext:value-type="float">
            <text:p><text:s/>125,656 <text:s/></text:p>
          </table:table-cell>
          <table:table-cell table:style-name="ce44" office:value-type="float" office:value="28.4666666666667" calcext:value-type="float">
            <text:p><text:s/>28 <text:s/></text:p>
          </table:table-cell>
          <table:table-cell table:style-name="ce44" office:value-type="float" office:value="285.73206237" calcext:value-type="float">
            <text:p><text:s/>286 <text:s/></text:p>
          </table:table-cell>
          <table:table-cell table:style-name="ce44" office:value-type="float" office:value="303146.811894038" calcext:value-type="float">
            <text:p><text:s/>303,147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600798.30891351" calcext:value-type="float">
            <text:p><text:s/>4,600,798 <text:s/></text:p>
          </table:table-cell>
          <table:table-cell table:style-name="ce44" office:value-type="float" office:value="1704532.49712858" calcext:value-type="float">
            <text:p><text:s/>1,704,532 <text:s/></text:p>
          </table:table-cell>
          <table:table-cell table:style-name="ce44" office:value-type="float" office:value="2896265.81178493" calcext:value-type="float">
            <text:p><text:s/>2,896,266 <text:s/></text:p>
          </table:table-cell>
          <table:table-cell table:style-name="ce44" office:value-type="float" office:value="429117.473893161" calcext:value-type="float">
            <text:p><text:s/>429,117 <text:s/></text:p>
          </table:table-cell>
          <table:table-cell table:style-name="ce44" office:value-type="float" office:value="125970.661999122" calcext:value-type="float">
            <text:p><text:s/>125,971 <text:s/></text:p>
          </table:table-cell>
          <table:table-cell table:style-name="ce44" office:value-type="float" office:value="125656.463270086" calcext:value-type="float">
            <text:p><text:s/>125,656 <text:s/></text:p>
          </table:table-cell>
          <table:table-cell table:style-name="ce44" office:value-type="float" office:value="28.4666666666667" calcext:value-type="float">
            <text:p><text:s/>28 <text:s/></text:p>
          </table:table-cell>
          <table:table-cell table:style-name="ce44" office:value-type="float" office:value="285.73206237" calcext:value-type="float">
            <text:p><text:s/>286 <text:s/></text:p>
          </table:table-cell>
          <table:table-cell table:style-name="ce44" office:value-type="float" office:value="303146.811894038" calcext:value-type="float">
            <text:p><text:s/>303,14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3318667.38435795" calcext:value-type="float">
            <text:p><text:s/>3,318,667 <text:s/></text:p>
          </table:table-cell>
          <table:table-cell table:style-name="ce42" office:value-type="float" office:value="620120.621573022" calcext:value-type="float">
            <text:p><text:s/>620,121 <text:s/></text:p>
          </table:table-cell>
          <table:table-cell table:style-name="ce42" office:value-type="float" office:value="2698546.76278493" calcext:value-type="float">
            <text:p><text:s/>2,698,547 <text:s/></text:p>
          </table:table-cell>
          <table:table-cell table:style-name="ce42" office:value-type="float" office:value="429089.007226494" calcext:value-type="float">
            <text:p><text:s/>429,089 <text:s/></text:p>
          </table:table-cell>
          <table:table-cell table:style-name="ce42" office:value-type="float" office:value="125942.195332456" calcext:value-type="float">
            <text:p><text:s/>125,942 <text:s/></text:p>
          </table:table-cell>
          <table:table-cell table:style-name="ce42" office:value-type="float" office:value="125656.463270086" calcext:value-type="float">
            <text:p><text:s/>125,6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5.73206237" calcext:value-type="float">
            <text:p><text:s/>286 <text:s/></text:p>
          </table:table-cell>
          <table:table-cell table:style-name="ce42" office:value-type="float" office:value="303146.811894038" calcext:value-type="float">
            <text:p><text:s/>303,14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226227.915795244" calcext:value-type="float">
            <text:p><text:s/>226,228 <text:s/></text:p>
          </table:table-cell>
          <table:table-cell table:style-name="ce42" office:value-type="float" office:value="63089.0677952444" calcext:value-type="float">
            <text:p><text:s/>63,089 <text:s/></text:p>
          </table:table-cell>
          <table:table-cell table:style-name="ce42" office:value-type="float" office:value="163138.848" calcext:value-type="float">
            <text:p><text:s/>163,139 <text:s/></text:p>
          </table:table-cell>
          <table:table-cell table:number-columns-repeated="3" table:style-name="ce42" office:value-type="float" office:value="21862.3715364816" calcext:value-type="float">
            <text:p><text:s/>21,86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161702.556555556" calcext:value-type="float">
            <text:p><text:s/>161,703 <text:s/></text:p>
          </table:table-cell>
          <table:table-cell table:style-name="ce42" office:value-type="float" office:value="51560.4435555556" calcext:value-type="float">
            <text:p><text:s/>51,560 <text:s/></text:p>
          </table:table-cell>
          <table:table-cell table:style-name="ce42" office:value-type="float" office:value="110142.113" calcext:value-type="float">
            <text:p><text:s/>110,14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9012.76644444445" calcext:value-type="float">
            <text:p><text:s/>9,013 <text:s/></text:p>
          </table:table-cell>
          <table:table-cell table:style-name="ce42" office:value-type="float" office:value="1341.67644444444" calcext:value-type="float">
            <text:p><text:s/>1,342 <text:s/></text:p>
          </table:table-cell>
          <table:table-cell table:style-name="ce42" office:value-type="float" office:value="7671.09" calcext:value-type="float">
            <text:p><text:s/>7,67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5231.22322222222" calcext:value-type="float">
            <text:p><text:s/>5,231 <text:s/></text:p>
          </table:table-cell>
          <table:table-cell table:style-name="ce42" office:value-type="float" office:value="1871.58222222222" calcext:value-type="float">
            <text:p><text:s/>1,872 <text:s/></text:p>
          </table:table-cell>
          <table:table-cell table:style-name="ce42" office:value-type="float" office:value="3359.641" calcext:value-type="float">
            <text:p><text:s/>3,36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51789.5248888889" calcext:value-type="float">
            <text:p><text:s/>51,790 <text:s/></text:p>
          </table:table-cell>
          <table:table-cell table:style-name="ce42" office:value-type="float" office:value="12211.9848888889" calcext:value-type="float">
            <text:p><text:s/>12,212 <text:s/></text:p>
          </table:table-cell>
          <table:table-cell table:style-name="ce42" office:value-type="float" office:value="39577.54" calcext:value-type="float">
            <text:p><text:s/>39,578 <text:s/></text:p>
          </table:table-cell>
          <table:table-cell table:style-name="ce42" office:value-type="float" office:value="121849.747046711" calcext:value-type="float">
            <text:p><text:s/>121,850 <text:s/></text:p>
          </table:table-cell>
          <table:table-cell table:number-columns-repeated="2" table:style-name="ce42" office:value-type="float" office:value="103773.045653349" calcext:value-type="float">
            <text:p><text:s/>103,77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076.7013933623" calcext:value-type="float">
            <text:p><text:s/>18,07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6154.63488888889" calcext:value-type="float">
            <text:p><text:s/>6,155 <text:s/></text:p>
          </table:table-cell>
          <table:table-cell table:style-name="ce42" office:value-type="float" office:value="2174.45688888889" calcext:value-type="float">
            <text:p><text:s/>2,174 <text:s/></text:p>
          </table:table-cell>
          <table:table-cell table:style-name="ce42" office:value-type="float" office:value="3980.178" calcext:value-type="float">
            <text:p><text:s/>3,98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834416.355479701" calcext:value-type="float">
            <text:p><text:s/>834,416 <text:s/></text:p>
          </table:table-cell>
          <table:table-cell table:style-name="ce42" office:value-type="float" office:value="69748.1031111111" calcext:value-type="float">
            <text:p><text:s/>69,748 <text:s/></text:p>
          </table:table-cell>
          <table:table-cell table:style-name="ce42" office:value-type="float" office:value="764668.25236859" calcext:value-type="float">
            <text:p><text:s/>764,668 <text:s/></text:p>
          </table:table-cell>
          <table:table-cell table:style-name="ce42" office:value-type="float" office:value="342.829893892143" calcext:value-type="float">
            <text:p><text:s/>343 <text:s/></text:p>
          </table:table-cell>
          <table:table-cell table:style-name="ce42" office:value-type="float" office:value="306.778142624933" calcext:value-type="float">
            <text:p><text:s/>307 <text:s/></text:p>
          </table:table-cell>
          <table:table-cell table:style-name="ce42" office:value-type="float" office:value="21.0460802549333" calcext:value-type="float">
            <text:p><text:s/>2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5.73206237" calcext:value-type="float">
            <text:p><text:s/>286 <text:s/></text:p>
          </table:table-cell>
          <table:table-cell table:style-name="ce42" office:value-type="float" office:value="36.05175126721" calcext:value-type="float">
            <text:p><text:s/>3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525951.353569289" calcext:value-type="float">
            <text:p><text:s/>525,951 <text:s/></text:p>
          </table:table-cell>
          <table:table-cell table:style-name="ce42" office:value-type="float" office:value="11092.1368888889" calcext:value-type="float">
            <text:p><text:s/>11,092 <text:s/></text:p>
          </table:table-cell>
          <table:table-cell table:style-name="ce42" office:value-type="float" office:value="514859.2166804" calcext:value-type="float">
            <text:p><text:s/>514,859 <text:s/></text:p>
          </table:table-cell>
          <table:table-cell table:style-name="ce42" office:value-type="float" office:value="285.73206237" calcext:value-type="float">
            <text:p><text:s/>286 <text:s/></text:p>
          </table:table-cell>
          <table:table-cell table:style-name="ce42" office:value-type="float" office:value="285.73206237" calcext:value-type="float">
            <text:p><text:s/>28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5.73206237" calcext:value-type="float">
            <text:p><text:s/>286 <text:s/></text:p>
          </table:table-cell>
          <table:table-cell table:style-name="ce42" office:value-type="float" office:value="0.000000000000026" calcext:value-type="float">
            <text:p><text:s/>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118116.845111111" calcext:value-type="float">
            <text:p>( 118,117 <text:s/>)</text:p>
          </table:table-cell>
          <table:table-cell table:style-name="ce45" office:value-type="float" office:value="8382.43111111111" calcext:value-type="float">
            <text:p>( 8,382 <text:s/>)</text:p>
          </table:table-cell>
          <table:table-cell table:style-name="ce45" office:value-type="float" office:value="109734.414" calcext:value-type="float">
            <text:p>( 109,734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404854.668569289" calcext:value-type="float">
            <text:p>( 404,855 <text:s/>)</text:p>
          </table:table-cell>
          <table:table-cell table:style-name="ce45" office:value-type="float" office:value="2268.48888888889" calcext:value-type="float">
            <text:p>( 2,268 <text:s/>)</text:p>
          </table:table-cell>
          <table:table-cell table:style-name="ce45" office:value-type="float" office:value="402586.1796804" calcext:value-type="float">
            <text:p>( 402,586 <text:s/>)</text:p>
          </table:table-cell>
          <table:table-cell table:style-name="ce45" office:value-type="float" office:value="285.73206237" calcext:value-type="float">
            <text:p>( 286 <text:s/>)</text:p>
          </table:table-cell>
          <table:table-cell table:style-name="ce45" office:value-type="float" office:value="285.73206237" calcext:value-type="float">
            <text:p>( 286 <text:s/>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85.73206237" calcext:value-type="float">
            <text:p>( 286 <text:s/>)</text:p>
          </table:table-cell>
          <table:table-cell table:style-name="ce45" office:value-type="float" office:value="0.000000000000026" calcext:value-type="float">
            <text:p>( 0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style-name="ce45" office:value-type="float" office:value="2979.83988888889" calcext:value-type="float">
            <text:p>( 2,980 <text:s/>)</text:p>
          </table:table-cell>
          <table:table-cell table:style-name="ce45" office:value-type="float" office:value="441.216888888889" calcext:value-type="float">
            <text:p>( 441 <text:s/>)</text:p>
          </table:table-cell>
          <table:table-cell table:style-name="ce45" office:value-type="float" office:value="2538.623" calcext:value-type="float">
            <text:p>( 2,539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47037.6933333333" calcext:value-type="float">
            <text:p><text:s/>47,038 <text:s/></text:p>
          </table:table-cell>
          <table:table-cell table:style-name="ce42" office:value-type="float" office:value="25443.3653333333" calcext:value-type="float">
            <text:p><text:s/>25,443 <text:s/></text:p>
          </table:table-cell>
          <table:table-cell table:style-name="ce42" office:value-type="float" office:value="21594.328" calcext:value-type="float">
            <text:p><text:s/>21,594 <text:s/></text:p>
          </table:table-cell>
          <table:table-cell table:number-columns-repeated="3" table:style-name="ce42" office:value-type="float" office:value="21.0460802549333" calcext:value-type="float">
            <text:p><text:s/>2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246234.976910412" calcext:value-type="float">
            <text:p><text:s/>246,235 <text:s/></text:p>
          </table:table-cell>
          <table:table-cell table:style-name="ce42" office:value-type="float" office:value="30213.8462222222" calcext:value-type="float">
            <text:p><text:s/>30,214 <text:s/></text:p>
          </table:table-cell>
          <table:table-cell table:style-name="ce42" office:value-type="float" office:value="216021.13068819" calcext:value-type="float">
            <text:p><text:s/>216,021 <text:s/></text:p>
          </table:table-cell>
          <table:table-cell table:style-name="ce42" office:value-type="float" office:value="36.05175126721" calcext:value-type="float">
            <text:p><text:s/>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6.05175126721" calcext:value-type="float">
            <text:p><text:s/>36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5192.3316666667" calcext:value-type="float">
            <text:p><text:s/>15,192 <text:s/></text:p>
          </table:table-cell>
          <table:table-cell table:style-name="ce46" office:value-type="float" office:value="2998.75466666667" calcext:value-type="float">
            <text:p><text:s/>2,999 <text:s/></text:p>
          </table:table-cell>
          <table:table-cell table:style-name="ce46" office:value-type="float" office:value="12193.577" calcext:value-type="float">
            <text:p><text:s/>12,194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87648.1156666667" calcext:value-type="float">
            <text:p><text:s/>87,648 <text:s/></text:p>
          </table:table-cell>
          <table:table-cell table:style-name="ce42" office:value-type="float" office:value="28567.0346666667" calcext:value-type="float">
            <text:p><text:s/>28,567 <text:s/></text:p>
          </table:table-cell>
          <table:table-cell table:style-name="ce42" office:value-type="float" office:value="59081.081" calcext:value-type="float">
            <text:p><text:s/>59,08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73161.6443333333" calcext:value-type="float">
            <text:p><text:s/>73,162 <text:s/></text:p>
          </table:table-cell>
          <table:table-cell table:style-name="ce42" office:value-type="float" office:value="6495.46933333333" calcext:value-type="float">
            <text:p><text:s/>6,495 <text:s/></text:p>
          </table:table-cell>
          <table:table-cell table:style-name="ce42" office:value-type="float" office:value="66666.175" calcext:value-type="float">
            <text:p><text:s/>66,66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99914.042111111" calcext:value-type="float">
            <text:p><text:s/>199,914 <text:s/></text:p>
          </table:table-cell>
          <table:table-cell table:style-name="ce46" office:value-type="float" office:value="21693.1991111111" calcext:value-type="float">
            <text:p><text:s/>21,693 <text:s/></text:p>
          </table:table-cell>
          <table:table-cell table:style-name="ce46" office:value-type="float" office:value="178220.843" calcext:value-type="float">
            <text:p><text:s/>178,221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74865.250777778" calcext:value-type="float">
            <text:p><text:s/>274,865 <text:s/></text:p>
          </table:table-cell>
          <table:table-cell table:style-name="ce42" office:value-type="float" office:value="154620.817777778" calcext:value-type="float">
            <text:p><text:s/>154,621 <text:s/></text:p>
          </table:table-cell>
          <table:table-cell table:style-name="ce42" office:value-type="float" office:value="120244.433" calcext:value-type="float">
            <text:p><text:s/>120,24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2884.3966666667" calcext:value-type="float">
            <text:p><text:s/>12,884 <text:s/></text:p>
          </table:table-cell>
          <table:table-cell table:style-name="ce42" office:value-type="float" office:value="5013.16266666667" calcext:value-type="float">
            <text:p><text:s/>5,013 <text:s/></text:p>
          </table:table-cell>
          <table:table-cell table:style-name="ce42" office:value-type="float" office:value="7871.234" calcext:value-type="float">
            <text:p><text:s/>7,87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61980.854111111" calcext:value-type="float">
            <text:p><text:s/>261,981 <text:s/></text:p>
          </table:table-cell>
          <table:table-cell table:style-name="ce42" office:value-type="float" office:value="149607.655111111" calcext:value-type="float">
            <text:p><text:s/>149,608 <text:s/></text:p>
          </table:table-cell>
          <table:table-cell table:style-name="ce42" office:value-type="float" office:value="112373.199" calcext:value-type="float">
            <text:p><text:s/>112,37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136765.394111111" calcext:value-type="float">
            <text:p>( 136,765 <text:s/>)</text:p>
          </table:table-cell>
          <table:table-cell table:style-name="ce45" office:value-type="float" office:value="112418.503111111" calcext:value-type="float">
            <text:p>( 112,419 <text:s/>)</text:p>
          </table:table-cell>
          <table:table-cell table:style-name="ce45" office:value-type="float" office:value="24346.891" calcext:value-type="float">
            <text:p>( 24,34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97160.9982222222" calcext:value-type="float">
            <text:p>( 97,161 <text:s/>)</text:p>
          </table:table-cell>
          <table:table-cell table:style-name="ce47" office:value-type="float" office:value="33646.2782222222" calcext:value-type="float">
            <text:p>( 33,646 <text:s/>)</text:p>
          </table:table-cell>
          <table:table-cell table:style-name="ce47" office:value-type="float" office:value="63514.72" calcext:value-type="float">
            <text:p>( 63,515 <text:s/>)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559040.062083007" calcext:value-type="float">
            <text:p><text:s/>559,040 <text:s/></text:p>
          </table:table-cell>
          <table:table-cell table:style-name="ce42" office:value-type="float" office:value="36446.4506666667" calcext:value-type="float">
            <text:p><text:s/>36,446 <text:s/></text:p>
          </table:table-cell>
          <table:table-cell table:style-name="ce42" office:value-type="float" office:value="522593.61141634" calcext:value-type="float">
            <text:p><text:s/>522,59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464576.495971896" calcext:value-type="float">
            <text:p><text:s/>464,576 <text:s/></text:p>
          </table:table-cell>
          <table:table-cell table:style-name="ce42" office:value-type="float" office:value="20132.8755555556" calcext:value-type="float">
            <text:p><text:s/>20,133 <text:s/></text:p>
          </table:table-cell>
          <table:table-cell table:style-name="ce42" office:value-type="float" office:value="444443.62041634" calcext:value-type="float">
            <text:p><text:s/>444,44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94463.5661111111" calcext:value-type="float">
            <text:p><text:s/>94,464 <text:s/></text:p>
          </table:table-cell>
          <table:table-cell table:style-name="ce42" office:value-type="float" office:value="16313.5751111111" calcext:value-type="float">
            <text:p><text:s/>16,314 <text:s/></text:p>
          </table:table-cell>
          <table:table-cell table:style-name="ce42" office:value-type="float" office:value="78149.991" calcext:value-type="float">
            <text:p><text:s/>78,15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64315.8927777778" calcext:value-type="float">
            <text:p>( 64,316 <text:s/>)</text:p>
          </table:table-cell>
          <table:table-cell table:style-name="ce45" office:value-type="float" office:value="3885.40177777778" calcext:value-type="float">
            <text:p>( 3,885 <text:s/>)</text:p>
          </table:table-cell>
          <table:table-cell table:style-name="ce45" office:value-type="float" office:value="60430.491" calcext:value-type="float">
            <text:p>( 60,430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223091.278444444" calcext:value-type="float">
            <text:p><text:s/>223,091 <text:s/></text:p>
          </table:table-cell>
          <table:table-cell table:style-name="ce42" office:value-type="float" office:value="21311.0284444444" calcext:value-type="float">
            <text:p><text:s/>21,311 <text:s/></text:p>
          </table:table-cell>
          <table:table-cell table:style-name="ce42" office:value-type="float" office:value="201780.25" calcext:value-type="float">
            <text:p><text:s/>201,78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6671.67888888889" calcext:value-type="float">
            <text:p><text:s/>6,672 <text:s/></text:p>
          </table:table-cell>
          <table:table-cell table:style-name="ce46" office:value-type="float" office:value="3628.43288888889" calcext:value-type="float">
            <text:p><text:s/>3,628 <text:s/></text:p>
          </table:table-cell>
          <table:table-cell table:style-name="ce46" office:value-type="float" office:value="3043.246" calcext:value-type="float">
            <text:p><text:s/>3,043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348230.210777778" calcext:value-type="float">
            <text:p><text:s/>348,230 <text:s/></text:p>
          </table:table-cell>
          <table:table-cell table:style-name="ce42" office:value-type="float" office:value="122752.873777778" calcext:value-type="float">
            <text:p><text:s/>122,753 <text:s/></text:p>
          </table:table-cell>
          <table:table-cell table:style-name="ce42" office:value-type="float" office:value="225477.337" calcext:value-type="float">
            <text:p><text:s/>225,47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2" office:value-type="float" office:value="247871.377444444" calcext:value-type="float">
            <text:p><text:s/>247,871 <text:s/></text:p>
          </table:table-cell>
          <table:table-cell table:style-name="ce42" office:value-type="float" office:value="116070.132444444" calcext:value-type="float">
            <text:p><text:s/>116,070 <text:s/></text:p>
          </table:table-cell>
          <table:table-cell table:style-name="ce42" office:value-type="float" office:value="131801.245" calcext:value-type="float">
            <text:p><text:s/>131,80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39954.9065555556" calcext:value-type="float">
            <text:p><text:s/>39,955 <text:s/></text:p>
          </table:table-cell>
          <table:table-cell table:style-name="ce42" office:value-type="float" office:value="17382.6275555556" calcext:value-type="float">
            <text:p><text:s/>17,383 <text:s/></text:p>
          </table:table-cell>
          <table:table-cell table:style-name="ce42" office:value-type="float" office:value="22572.279" calcext:value-type="float">
            <text:p><text:s/>22,57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style-name="ce42" office:value-type="float" office:value="85.346" calcext:value-type="float">
            <text:p><text:s/>85 <text:s/></text:p>
          </table:table-cell>
          <table:table-cell table:style-name="ce42" office:value-type="float" office:value="50.288" calcext:value-type="float">
            <text:p><text:s/>50 <text:s/></text:p>
          </table:table-cell>
          <table:table-cell table:style-name="ce42" office:value-type="float" office:value="35.058" calcext:value-type="float">
            <text:p><text:s/>3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97241.013222222" calcext:value-type="float">
            <text:p><text:s/>197,241 <text:s/></text:p>
          </table:table-cell>
          <table:table-cell table:style-name="ce42" office:value-type="float" office:value="4001.71822222222" calcext:value-type="float">
            <text:p><text:s/>4,002 <text:s/></text:p>
          </table:table-cell>
          <table:table-cell table:style-name="ce42" office:value-type="float" office:value="193239.295" calcext:value-type="float">
            <text:p><text:s/>193,23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11269.168" calcext:value-type="float">
            <text:p><text:s/>11,26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269.168" calcext:value-type="float">
            <text:p><text:s/>11,269 <text:s/></text:p>
          </table:table-cell>
          <table:table-cell table:style-name="ce42" office:value-type="float" office:value="285034.058749409" calcext:value-type="float">
            <text:p><text:s/>285,03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5034.058749409" calcext:value-type="float">
            <text:p><text:s/>285,03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62.872" calcext:value-type="float">
            <text:p><text:s/>6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2896.81822222222" calcext:value-type="float">
            <text:p><text:s/>2,897 <text:s/></text:p>
          </table:table-cell>
          <table:table-cell table:style-name="ce43" office:value-type="float" office:value="1110.49422222222" calcext:value-type="float">
            <text:p><text:s/>1,110 <text:s/></text:p>
          </table:table-cell>
          <table:table-cell table:style-name="ce43" office:value-type="float" office:value="1786.324" calcext:value-type="float">
            <text:p><text:s/>1,786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8.4666666666667" calcext:value-type="float">
            <text:p><text:s/>2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.4666666666667" calcext:value-type="float">
            <text:p><text:s/>2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8.4666666666667" calcext:value-type="float">
            <text:p><text:s/>2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.4666666666667" calcext:value-type="float">
            <text:p><text:s/>2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3991.717" calcext:value-type="float">
            <text:p><text:s/>3,99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91.717" calcext:value-type="float">
            <text:p><text:s/>3,99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3991.717" calcext:value-type="float">
            <text:p><text:s/>3,99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91.717" calcext:value-type="float">
            <text:p><text:s/>3,99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58784.266666667" calcext:value-type="float">
            <text:p><text:s/>458,784 <text:s/></text:p>
          </table:table-cell>
          <table:table-cell table:style-name="ce42" office:value-type="float" office:value="332167.586666667" calcext:value-type="float">
            <text:p><text:s/>332,168 <text:s/></text:p>
          </table:table-cell>
          <table:table-cell table:style-name="ce42" office:value-type="float" office:value="126616.68" calcext:value-type="float">
            <text:p><text:s/>126,61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style-name="ce42" office:value-type="float" office:value="39384.3717777778" calcext:value-type="float">
            <text:p><text:s/>39,384 <text:s/></text:p>
          </table:table-cell>
          <table:table-cell table:style-name="ce42" office:value-type="float" office:value="29197.5697777778" calcext:value-type="float">
            <text:p><text:s/>29,198 <text:s/></text:p>
          </table:table-cell>
          <table:table-cell table:style-name="ce42" office:value-type="float" office:value="10186.802" calcext:value-type="float">
            <text:p><text:s/>10,18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261736.048555556" calcext:value-type="float">
            <text:p><text:s/>261,736 <text:s/></text:p>
          </table:table-cell>
          <table:table-cell table:style-name="ce42" office:value-type="float" office:value="185550.131555556" calcext:value-type="float">
            <text:p><text:s/>185,550 <text:s/></text:p>
          </table:table-cell>
          <table:table-cell table:style-name="ce42" office:value-type="float" office:value="76185.917" calcext:value-type="float">
            <text:p><text:s/>76,18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1736.43077777778" calcext:value-type="float">
            <text:p><text:s/>1,736 <text:s/></text:p>
          </table:table-cell>
          <table:table-cell table:style-name="ce42" office:value-type="float" office:value="1627.15377777778" calcext:value-type="float">
            <text:p><text:s/>1,627 <text:s/></text:p>
          </table:table-cell>
          <table:table-cell table:style-name="ce42" office:value-type="float" office:value="109.277" calcext:value-type="float">
            <text:p><text:s/>10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88.0728888888889" calcext:value-type="float">
            <text:p><text:s/>8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140.376888888889" calcext:value-type="float">
            <text:p><text:s/>1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1736.53555555556" calcext:value-type="float">
            <text:p><text:s/>1,737 <text:s/></text:p>
          </table:table-cell>
          <table:table-cell table:style-name="ce42" office:value-type="float" office:value="1717.08355555556" calcext:value-type="float">
            <text:p><text:s/>1,717 <text:s/></text:p>
          </table:table-cell>
          <table:table-cell table:style-name="ce42" office:value-type="float" office:value="19.452" calcext:value-type="float">
            <text:p><text:s/>1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style-name="ce42" office:value-type="float" office:value="12328.5026666667" calcext:value-type="float">
            <text:p><text:s/>12,329 <text:s/></text:p>
          </table:table-cell>
          <table:table-cell table:style-name="ce42" office:value-type="float" office:value="11052.2186666667" calcext:value-type="float">
            <text:p><text:s/>11,052 <text:s/></text:p>
          </table:table-cell>
          <table:table-cell table:style-name="ce42" office:value-type="float" office:value="1276.284" calcext:value-type="float">
            <text:p><text:s/>1,27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65141.6625555556" calcext:value-type="float">
            <text:p><text:s/>65,142 <text:s/></text:p>
          </table:table-cell>
          <table:table-cell table:style-name="ce42" office:value-type="float" office:value="48798.3475555556" calcext:value-type="float">
            <text:p><text:s/>48,798 <text:s/></text:p>
          </table:table-cell>
          <table:table-cell table:style-name="ce42" office:value-type="float" office:value="16343.315" calcext:value-type="float">
            <text:p><text:s/>16,34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4279.8648888889" calcext:value-type="float">
            <text:p><text:s/>14,280 <text:s/></text:p>
          </table:table-cell>
          <table:table-cell table:style-name="ce42" office:value-type="float" office:value="10278.7528888889" calcext:value-type="float">
            <text:p><text:s/>10,279 <text:s/></text:p>
          </table:table-cell>
          <table:table-cell table:style-name="ce42" office:value-type="float" office:value="4001.112" calcext:value-type="float">
            <text:p><text:s/>4,00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62212.4001111111" calcext:value-type="float">
            <text:p><text:s/>62,212 <text:s/></text:p>
          </table:table-cell>
          <table:table-cell table:style-name="ce43" office:value-type="float" office:value="43717.8791111111" calcext:value-type="float">
            <text:p><text:s/>43,718 <text:s/></text:p>
          </table:table-cell>
          <table:table-cell table:style-name="ce43" office:value-type="float" office:value="18494.521" calcext:value-type="float">
            <text:p><text:s/>18,495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819354.940888889" calcext:value-type="float">
            <text:p><text:s/>819,355 <text:s/></text:p>
          </table:table-cell>
          <table:table-cell table:style-name="ce44" office:value-type="float" office:value="752244.288888889" calcext:value-type="float">
            <text:p><text:s/>752,244 <text:s/></text:p>
          </table:table-cell>
          <table:table-cell table:style-name="ce44" office:value-type="float" office:value="67110.652" calcext:value-type="float">
            <text:p><text:s/>67,111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99887172.719069" calcext:value-type="float">
            <text:p><text:s/>99,887,173 <text:s/></text:p>
          </table:table-cell>
          <table:table-cell table:style-name="ce42" office:value-type="float" office:value="20384" calcext:value-type="float">
            <text:p><text:s/>20,384 <text:s/></text:p>
          </table:table-cell>
          <table:table-cell table:style-name="ce42" office:value-type="float" office:value="99866788.719069" calcext:value-type="float">
            <text:p><text:s/>99,866,789 <text:s/></text:p>
          </table:table-cell>
          <table:table-cell table:style-name="ce42" office:value-type="float" office:value="3763151.745547" calcext:value-type="float">
            <text:p><text:s/>3,763,152 <text:s/></text:p>
          </table:table-cell>
          <table:table-cell table:style-name="ce42" office:value-type="float" office:value="202538.511623" calcext:value-type="float">
            <text:p><text:s/>202,539 <text:s/></text:p>
          </table:table-cell>
          <table:table-cell table:style-name="ce42" office:value-type="float" office:value="141366.314018" calcext:value-type="float">
            <text:p><text:s/>141,36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1172.197605" calcext:value-type="float">
            <text:p><text:s/>61,172 <text:s/></text:p>
          </table:table-cell>
          <table:table-cell table:style-name="ce42" office:value-type="float" office:value="3560613.233924" calcext:value-type="float">
            <text:p><text:s/>3,560,6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9487310.425" calcext:value-type="float">
            <text:p><text:s/>99,487,31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9487310.425" calcext:value-type="float">
            <text:p><text:s/>99,487,31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9019.758" calcext:value-type="float">
            <text:p><text:s/>79,020 <text:s/></text:p>
          </table:table-cell>
          <table:table-cell table:style-name="ce42" office:value-type="float" office:value="60750.758" calcext:value-type="float">
            <text:p><text:s/>60,75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750.758" calcext:value-type="float">
            <text:p><text:s/>60,751 <text:s/></text:p>
          </table:table-cell>
          <table:table-cell table:style-name="ce42" office:value-type="float" office:value="18269" calcext:value-type="float">
            <text:p><text:s/>18,26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1410.316178" calcext:value-type="float">
            <text:p><text:s/>81,4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1410.316178" calcext:value-type="float">
            <text:p><text:s/>81,4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99862.294069" calcext:value-type="float">
            <text:p><text:s/>399,862 <text:s/></text:p>
          </table:table-cell>
          <table:table-cell table:style-name="ce42" office:value-type="float" office:value="20384" calcext:value-type="float">
            <text:p><text:s/>20,384 <text:s/></text:p>
          </table:table-cell>
          <table:table-cell table:style-name="ce42" office:value-type="float" office:value="379478.294069" calcext:value-type="float">
            <text:p><text:s/>379,478 <text:s/></text:p>
          </table:table-cell>
          <table:table-cell table:style-name="ce42" office:value-type="float" office:value="3602721.671369" calcext:value-type="float">
            <text:p><text:s/>3,602,722 <text:s/></text:p>
          </table:table-cell>
          <table:table-cell table:style-name="ce42" office:value-type="float" office:value="141787.753623" calcext:value-type="float">
            <text:p><text:s/>141,788 <text:s/></text:p>
          </table:table-cell>
          <table:table-cell table:style-name="ce42" office:value-type="float" office:value="141366.314018" calcext:value-type="float">
            <text:p><text:s/>141,36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1.439605" calcext:value-type="float">
            <text:p><text:s/>421 <text:s/></text:p>
          </table:table-cell>
          <table:table-cell table:style-name="ce42" office:value-type="float" office:value="3460933.917746" calcext:value-type="float">
            <text:p><text:s/>3,460,93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83804.853367" calcext:value-type="float">
            <text:p><text:s/>83,80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3804.853367" calcext:value-type="float">
            <text:p><text:s/>83,805 <text:s/></text:p>
          </table:table-cell>
          <table:table-cell table:style-name="ce42" office:value-type="float" office:value="861745.081516" calcext:value-type="float">
            <text:p><text:s/>861,745 <text:s/></text:p>
          </table:table-cell>
          <table:table-cell table:number-columns-repeated="2" table:style-name="ce42" office:value-type="float" office:value="117977.571755" calcext:value-type="float">
            <text:p><text:s/>117,97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3767.509761" calcext:value-type="float">
            <text:p><text:s/>743,768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83804.853367" calcext:value-type="float">
            <text:p><text:s/>83,80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83804.853367" calcext:value-type="float">
            <text:p><text:s/>83,805 <text:s/></text:p>
          </table:table-cell>
          <table:table-cell table:style-name="ce43" office:value-type="float" office:value="861745.081516" calcext:value-type="float">
            <text:p><text:s/>861,745 <text:s/></text:p>
          </table:table-cell>
          <table:table-cell table:number-columns-repeated="2" table:style-name="ce43" office:value-type="float" office:value="117977.571755" calcext:value-type="float">
            <text:p><text:s/>117,978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743767.509761" calcext:value-type="float">
            <text:p><text:s/>743,768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7" table:number-columns-repeated="6" table:default-cell-style-name="ce14"/>
        <table:table-column table:style-name="co6" table:default-cell-style-name="ce14"/>
        <table:table-column table:style-name="co18" table:default-cell-style-name="ce14"/>
        <table:table-column table:style-name="co9" table:number-columns-repeated="6" table:default-cell-style-name="ce14"/>
        <table:table-column table:style-name="co19" table:default-cell-style-name="ce14"/>
        <table:table-column table:style-name="co9" table:number-columns-repeated="1006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油當量單位）</text:p>
            </table:table-cell>
            <table:covered-table-cell table:number-columns-repeated="8" table:style-name="ce15"/>
            <table:table-cell table:style-name="ce15" table:number-columns-repeated="2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9年(西元2020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60" table:number-columns-repeated="2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46" calcext:value-type="float">
              <text:p>46</text:p>
            </table:table-cell>
            <table:table-cell table:style-name="ce55" office:value-type="float" office:value="47" calcext:value-type="float">
              <text:p>47</text:p>
            </table:table-cell>
            <table:table-cell table:style-name="ce55" office:value-type="float" office:value="48" calcext:value-type="float">
              <text:p>48</text:p>
            </table:table-cell>
            <table:table-cell table:style-name="ce55" office:value-type="float" office:value="49" calcext:value-type="float">
              <text:p>49</text:p>
            </table:table-cell>
            <table:table-cell table:style-name="ce55" office:value-type="float" office:value="50" calcext:value-type="float">
              <text:p>50</text:p>
            </table:table-cell>
            <table:table-cell table:style-name="ce55" office:value-type="float" office:value="51" calcext:value-type="float">
              <text:p>51</text:p>
            </table:table-cell>
            <table:table-cell table:style-name="ce18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核能</text:p>
            </table:table-cell>
            <table:table-cell table:style-name="ce56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56" office:value-type="string" calcext:value-type="string">
              <text:p>風力</text:p>
            </table:table-cell>
            <table:table-cell table:style-name="ce56" office:value-type="string" calcext:value-type="string">
              <text:p>電力</text:p>
            </table:table-cell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59" table:number-columns-repeated="2"/>
            <table:table-cell table:style-name="ce56" table:number-columns-repeated="2"/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7" office:value-type="string" calcext:value-type="string">
              <text:p>Nuclear</text:p>
            </table:table-cell>
            <table:table-cell table:style-name="ce57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57" office:value-type="string" calcext:value-type="string">
              <text:p>Wind</text:p>
            </table:table-cell>
            <table:table-cell table:style-name="ce57" office:value-type="string" calcext:value-type="string">
              <text:p>Electricity</text:p>
            </table:table-cell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/>
            <table:table-cell table:style-name="ce59"/>
            <table:table-cell table:style-name="ce58" table:number-columns-repeated="4"/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18" table:number-columns-repeated="2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88496.773995555" calcext:value-type="float">
            <text:p><text:s/>288,497 <text:s/></text:p>
          </table:table-cell>
          <table:table-cell table:style-name="ce41" office:value-type="float" office:value="1826.76326666667" calcext:value-type="float">
            <text:p><text:s/>1,827 <text:s/></text:p>
          </table:table-cell>
          <table:table-cell table:style-name="ce41" office:value-type="float" office:value="582442.575816445" calcext:value-type="float">
            <text:p><text:s/>582,443 <text:s/></text:p>
          </table:table-cell>
          <table:table-cell table:style-name="ce41" office:value-type="float" office:value="232498.55932" calcext:value-type="float">
            <text:p><text:s/>232,499 <text:s/></text:p>
          </table:table-cell>
          <table:table-cell table:style-name="ce41" office:value-type="float" office:value="0" calcext:value-type="float">
            <text:p/>
          </table:table-cell>
          <table:table-cell table:style-name="ce62" table:number-columns-repeated="2"/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9103697.61646445" calcext:value-type="float">
            <text:p><text:s/>9,103,69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9103697.61646445" calcext:value-type="float">
            <text:p><text:s/>9,103,698 <text:s/></text:p>
          </table:table-cell>
          <table:table-cell table:style-name="ce43" office:value-type="float" office:value="288496.773995555" calcext:value-type="float">
            <text:p><text:s/>288,497 <text:s/></text:p>
          </table:table-cell>
          <table:table-cell table:style-name="ce43" office:value-type="float" office:value="1826.76326666667" calcext:value-type="float">
            <text:p><text:s/>1,827 <text:s/></text:p>
          </table:table-cell>
          <table:table-cell table:style-name="ce43" office:value-type="float" office:value="582442.575816445" calcext:value-type="float">
            <text:p><text:s/>582,443 <text:s/></text:p>
          </table:table-cell>
          <table:table-cell table:style-name="ce43" office:value-type="float" office:value="232498.55932" calcext:value-type="float">
            <text:p><text:s/>232,499 <text:s/></text:p>
          </table:table-cell>
          <table:table-cell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04" calcext:value-type="float">
            <text:p><text:s/>-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06" calcext:value-type="float">
            <text:p><text:s/>-0 <text:s/></text:p>
          </table:table-cell>
          <table:table-cell table:style-name="ce43" office:value-type="float" office:value="-0.000000000002" calcext:value-type="float">
            <text:p><text:s/>-0 <text:s/></text:p>
          </table:table-cell>
          <table:table-cell table:style-name="ce43" office:value-type="float" office:value="-56302.5651438225" calcext:value-type="float">
            <text:p><text:s/>-56,30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9103697.61646445" calcext:value-type="float">
            <text:p><text:s/>9,103,698 <text:s/></text:p>
          </table:table-cell>
          <table:table-cell table:style-name="ce42" office:value-type="float" office:value="590348.832373333" calcext:value-type="float">
            <text:p><text:s/>590,349 <text:s/></text:p>
          </table:table-cell>
          <table:table-cell table:style-name="ce42" office:value-type="float" office:value="1826.76326666667" calcext:value-type="float">
            <text:p><text:s/>1,827 <text:s/></text:p>
          </table:table-cell>
          <table:table-cell table:style-name="ce42" office:value-type="float" office:value="582442.575816445" calcext:value-type="float">
            <text:p><text:s/>582,443 <text:s/></text:p>
          </table:table-cell>
          <table:table-cell table:style-name="ce42" office:value-type="float" office:value="232498.55932" calcext:value-type="float">
            <text:p><text:s/>232,499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103697.61646445" calcext:value-type="float">
            <text:p><text:s/>9,103,698 <text:s/></text:p>
          </table:table-cell>
          <table:table-cell table:style-name="ce42" office:value-type="float" office:value="590319.067964444" calcext:value-type="float">
            <text:p><text:s/>590,31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7984.6330453333" calcext:value-type="float">
            <text:p><text:s/>77,985 <text:s/></text:p>
          </table:table-cell>
          <table:table-cell table:style-name="ce42" office:value-type="float" office:value="230401.111148889" calcext:value-type="float">
            <text:p><text:s/>230,401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.7644088888889" calcext:value-type="float">
            <text:p><text:s/>30 <text:s/></text:p>
          </table:table-cell>
          <table:table-cell table:style-name="ce42" office:value-type="float" office:value="1826.76326666667" calcext:value-type="float">
            <text:p><text:s/>1,827 <text:s/></text:p>
          </table:table-cell>
          <table:table-cell table:style-name="ce42" office:value-type="float" office:value="504457.942771111" calcext:value-type="float">
            <text:p><text:s/>504,458 <text:s/></text:p>
          </table:table-cell>
          <table:table-cell table:style-name="ce42" office:value-type="float" office:value="2097.44817111111" calcext:value-type="float">
            <text:p><text:s/>2,097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1852.058377778" calcext:value-type="float">
            <text:p><text:s/>301,85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768924.8456876" calcext:value-type="float">
            <text:p><text:s/>26,768,92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1852.058377778" calcext:value-type="float">
            <text:p><text:s/>301,85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768924.8456876" calcext:value-type="float">
            <text:p><text:s/>26,768,92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44797.32332951" calcext:value-type="float">
            <text:p><text:s/>1,844,79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03.84174222222" calcext:value-type="float">
            <text:p><text:s/>3,30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6065.835342844" calcext:value-type="float">
            <text:p><text:s/>256,06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32088.28224" calcext:value-type="float">
            <text:p><text:s/>932,08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6756.157777778" calcext:value-type="float">
            <text:p><text:s/>376,75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7163.833788889" calcext:value-type="float">
            <text:p><text:s/>227,16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49419.3724377778" calcext:value-type="float">
            <text:p><text:s/>49,41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906059.302653333" calcext:value-type="float">
            <text:p><text:s/>906,05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4074370.7848485" calcext:value-type="float">
            <text:p><text:s/>24,074,37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4074370.7848485" calcext:value-type="float">
            <text:p><text:s/>24,074,37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404259.7281489" calcext:value-type="float">
            <text:p><text:s/>14,404,26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634.1006755556" calcext:value-type="float">
            <text:p><text:s/>24,63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5413.522246667" calcext:value-type="float">
            <text:p><text:s/>425,41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7334.175213333" calcext:value-type="float">
            <text:p><text:s/>457,33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197.2302111111" calcext:value-type="float">
            <text:p><text:s/>14,19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105.7618822222" calcext:value-type="float">
            <text:p><text:s/>38,10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5936.580584444" calcext:value-type="float">
            <text:p><text:s/>345,93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2287.59236" calcext:value-type="float">
            <text:p><text:s/>52,28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78837.4442" calcext:value-type="float">
            <text:p><text:s/>2,978,83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06985.30155778" calcext:value-type="float">
            <text:p><text:s/>2,206,98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545664.554575556" calcext:value-type="float">
            <text:p>( 545,665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645617.85963556" calcext:value-type="float">
            <text:p>( 1,645,618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5702.8873466667" calcext:value-type="float">
            <text:p>( 15,703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61995.130964444" calcext:value-type="float">
            <text:p><text:s/>361,99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7018.982217778" calcext:value-type="float">
            <text:p><text:s/>297,01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12838.02946" calcext:value-type="float">
            <text:p><text:s/>112,83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8147.321371111" calcext:value-type="float">
            <text:p><text:s/>128,14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2065.090871111" calcext:value-type="float">
            <text:p><text:s/>102,06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519845.186802222" calcext:value-type="float">
            <text:p><text:s/>519,84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50003.524902222" calcext:value-type="float">
            <text:p><text:s/>550,00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9875.499306667" calcext:value-type="float">
            <text:p><text:s/>179,87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0128.025595556" calcext:value-type="float">
            <text:p><text:s/>370,12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37964.2118066667" calcext:value-type="float">
            <text:p>( 37,964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275470.646968889" calcext:value-type="float">
            <text:p>( 275,471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43237.04472222" calcext:value-type="float">
            <text:p><text:s/>1,743,23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26020.19491556" calcext:value-type="float">
            <text:p><text:s/>1,526,02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7216.849806667" calcext:value-type="float">
            <text:p><text:s/>217,21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77353.2344422222" calcext:value-type="float">
            <text:p>( 77,353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37598.829775556" calcext:value-type="float">
            <text:p><text:s/>637,59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263051.394422222" calcext:value-type="float">
            <text:p><text:s/>263,05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319370.14759556" calcext:value-type="float">
            <text:p><text:s/>5,319,37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888528.83252889" calcext:value-type="float">
            <text:p><text:s/>4,888,52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5910.844617778" calcext:value-type="float">
            <text:p><text:s/>255,91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8515.0907555556" calcext:value-type="float">
            <text:p><text:s/>98,51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0693.931353333" calcext:value-type="float">
            <text:p><text:s/>110,69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0092.865955556" calcext:value-type="float">
            <text:p><text:s/>240,09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8982.0476311111" calcext:value-type="float">
            <text:p><text:s/>98,98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1519.503323822" calcext:value-type="float">
            <text:p><text:s/>141,52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8566.963264444" calcext:value-type="float">
            <text:p><text:s/>138,56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52.54005937778" calcext:value-type="float">
            <text:p><text:s/>2,95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2785.988393333" calcext:value-type="float">
            <text:p><text:s/>312,78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4760.220724444" calcext:value-type="float">
            <text:p><text:s/>214,76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98025.7676688889" calcext:value-type="float">
            <text:p><text:s/>98,02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18240.98263627" calcext:value-type="float">
            <text:p><text:s/>4,418,24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92037.53138" calcext:value-type="float">
            <text:p><text:s/>1,092,03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15492.726437778" calcext:value-type="float">
            <text:p><text:s/>715,49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3352.66224" calcext:value-type="float">
            <text:p><text:s/>203,35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5848.589108889" calcext:value-type="float">
            <text:p><text:s/>105,84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3023.939435556" calcext:value-type="float">
            <text:p><text:s/>233,02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5124.531731378" calcext:value-type="float">
            <text:p><text:s/>225,12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2806.955562222" calcext:value-type="float">
            <text:p><text:s/>162,80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94953.520653333" calcext:value-type="float">
            <text:p><text:s/>894,95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2696.993004889" calcext:value-type="float">
            <text:p><text:s/>432,69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352903.533082222" calcext:value-type="float">
            <text:p><text:s/>352,90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4797564.58234622" calcext:value-type="float">
            <text:p><text:s/>4,797,56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1440245.03" calcext:value-type="float">
            <text:p><text:s/>31,440,245 <text:s/></text:p>
          </table:table-cell>
          <table:table-cell table:style-name="ce42" office:value-type="float" office:value="6178069.176" calcext:value-type="float">
            <text:p><text:s/>6,178,069 <text:s/></text:p>
          </table:table-cell>
          <table:table-cell table:style-name="ce42" office:value-type="float" office:value="1911.729" calcext:value-type="float">
            <text:p><text:s/>1,912 <text:s/></text:p>
          </table:table-cell>
          <table:table-cell table:style-name="ce42" office:value-type="float" office:value="6095329.2818" calcext:value-type="float">
            <text:p><text:s/>6,095,329 <text:s/></text:p>
          </table:table-cell>
          <table:table-cell table:style-name="ce42" office:value-type="float" office:value="2420581.985" calcext:value-type="float">
            <text:p><text:s/>2,420,58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1440245.03" calcext:value-type="float">
            <text:p><text:s/>31,440,245 <text:s/></text:p>
          </table:table-cell>
          <table:table-cell table:style-name="ce42" office:value-type="float" office:value="6177757.688" calcext:value-type="float">
            <text:p><text:s/>6,177,7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16118.2528" calcext:value-type="float">
            <text:p><text:s/>816,118 <text:s/></text:p>
          </table:table-cell>
          <table:table-cell table:style-name="ce42" office:value-type="float" office:value="2411174.419" calcext:value-type="float">
            <text:p><text:s/>2,411,17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1.488" calcext:value-type="float">
            <text:p><text:s/>311 <text:s/></text:p>
          </table:table-cell>
          <table:table-cell table:style-name="ce42" office:value-type="float" office:value="1911.729" calcext:value-type="float">
            <text:p><text:s/>1,912 <text:s/></text:p>
          </table:table-cell>
          <table:table-cell table:style-name="ce42" office:value-type="float" office:value="5279211.029" calcext:value-type="float">
            <text:p><text:s/>5,279,211 <text:s/></text:p>
          </table:table-cell>
          <table:table-cell table:style-name="ce42" office:value-type="float" office:value="9407.566" calcext:value-type="float">
            <text:p><text:s/>9,40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" table:default-cell-style-name="ce14"/>
        <table:table-column table:style-name="co22" table:default-cell-style-name="ce98"/>
        <table:table-column table:style-name="co2" table:default-cell-style-name="ce13"/>
        <table:table-column table:style-name="co23" table:default-cell-style-name="ce12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9年(西元2020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12" table:number-columns-repeated="2"/>
            <table:table-cell table:style-name="ce83"/>
            <table:table-cell table:style-name="ce51"/>
            <table:table-cell table:style-name="ce106" office:value-type="string" calcext:value-type="string">
              <text:p>(單位：公秉油當量)(<text:span text:style-name="T1">Unit:kiloiter of oil equivalent</text:span><text:span text:style-name="T2">)</text:span></text:p>
            </table:table-cell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52" calcext:value-type="float">
              <text:p>52</text:p>
            </table:table-cell>
            <table:table-cell table:style-name="ce55" office:value-type="float" office:value="53" calcext:value-type="float">
              <text:p>53</text:p>
            </table:table-cell>
            <table:table-cell table:style-name="ce65" office:value-type="float" office:value="54" calcext:value-type="float">
              <text:p>54</text:p>
            </table:table-cell>
            <table:table-cell table:style-name="ce65"/>
            <table:table-cell table:style-name="ce16"/>
            <table:table-cell table:style-name="ce84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太陽熱能</text:p>
            </table:table-cell>
            <table:table-cell table:style-name="ce56" office:value-type="string" calcext:value-type="string">
              <text:p>熱能</text:p>
            </table:table-cell>
            <table:table-cell table:style-name="ce66" office:value-type="string" calcext:value-type="string">
              <text:p>總計</text:p>
            </table:table-cell>
            <table:table-cell table:style-name="ce66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64" table:number-columns-repeated="2"/>
            <table:table-cell table:style-name="ce67" table:number-columns-repeated="2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office:value-type="string" calcext:value-type="string">
              <text:p>Solar Thermal</text:p>
            </table:table-cell>
            <table:table-cell table:style-name="ce58" office:value-type="string" calcext:value-type="string">
              <text:p>Heat</text:p>
            </table:table-cell>
            <table:table-cell table:style-name="ce68" office:value-type="string" calcext:value-type="string">
              <text:p>Grand Total</text:p>
            </table:table-cell>
            <table:table-cell table:style-name="ce68" table:number-columns-repeated="2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table:number-columns-repeated="2"/>
            <table:table-cell table:style-name="ce69" table:number-columns-repeated="3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70" table:number-columns-repeated="3"/>
            <table:covered-table-cell table:style-name="ce86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04434" calcext:value-type="float">
            <text:p><text:s/>104,434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3057195.47334906" calcext:value-type="float">
            <text:p><text:s/>3,057,195 <text:s/></text:p>
          </table:table-cell>
          <table:table-cell table:style-name="ce62" table:number-columns-repeated="2"/>
          <table:table-cell table:style-name="ce87" office:value-type="float" office:value="1" calcext:value-type="float">
            <text:p>1</text:p>
          </table:table-cell>
          <table:table-cell table:style-name="ce37"/>
          <table:table-cell table:style-name="ce107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5423377.250759" calcext:value-type="float">
            <text:p><text:s/>135,423,377 <text:s/></text:p>
          </table:table-cell>
          <table:table-cell table:style-name="ce63" table:number-columns-repeated="2"/>
          <table:table-cell table:style-name="ce88" office:value-type="float" office:value="2" calcext:value-type="float">
            <text:p>2</text:p>
          </table:table-cell>
          <table:table-cell table:style-name="ce100" office:value-type="string" calcext:value-type="string">
            <text:p>+</text:p>
          </table:table-cell>
          <table:table-cell table:style-name="ce108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511396.6423073" calcext:value-type="float">
            <text:p><text:s/>14,511,397 <text:s/></text:p>
          </table:table-cell>
          <table:table-cell table:style-name="ce63" table:number-columns-repeated="2"/>
          <table:table-cell table:style-name="ce88" office:value-type="float" office:value="3" calcext:value-type="float">
            <text:p>3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28412.9072" calcext:value-type="float">
            <text:p><text:s/>1,328,413 <text:s/></text:p>
          </table:table-cell>
          <table:table-cell table:style-name="ce63" table:number-columns-repeated="2"/>
          <table:table-cell table:style-name="ce88" office:value-type="float" office:value="4" calcext:value-type="float">
            <text:p>4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74263.01777778" calcext:value-type="float">
            <text:p><text:s/>2,074,263 <text:s/></text:p>
          </table:table-cell>
          <table:table-cell table:style-name="ce63" table:number-columns-repeated="2"/>
          <table:table-cell table:style-name="ce88" office:value-type="float" office:value="5" calcext:value-type="float">
            <text:p>5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16976.81656256" calcext:value-type="float">
            <text:p><text:s/>1,716,977 <text:s/></text:p>
          </table:table-cell>
          <table:table-cell table:style-name="ce63" table:number-columns-repeated="2"/>
          <table:table-cell table:style-name="ce88" office:value-type="float" office:value="6" calcext:value-type="float">
            <text:p>6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04434" calcext:value-type="float">
            <text:p><text:s/>104,434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18849523.34026" calcext:value-type="float">
            <text:p><text:s/>118,849,523 <text:s/></text:p>
          </table:table-cell>
          <table:table-cell table:style-name="ce72" table:number-columns-repeated="2"/>
          <table:table-cell table:style-name="ce89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684820.543266" calcext:value-type="float">
            <text:p><text:s/>29,684,821 <text:s/></text:p>
          </table:table-cell>
          <table:table-cell table:style-name="ce63" table:number-columns-repeated="2"/>
          <table:table-cell table:style-name="ce87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7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76" calcext:value-type="float">
            <text:p><text:s/>-0 <text:s/></text:p>
          </table:table-cell>
          <table:table-cell table:style-name="ce43" office:value-type="float" office:value="-1192919.32592687" calcext:value-type="float">
            <text:p><text:s/>-1,192,919 <text:s/></text:p>
          </table:table-cell>
          <table:table-cell table:style-name="ce72" table:number-columns-repeated="2"/>
          <table:table-cell table:style-name="ce89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9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6883253.697582" calcext:value-type="float">
            <text:p><text:s/>116,883,254 <text:s/></text:p>
          </table:table-cell>
          <table:table-cell table:style-name="ce63" table:number-columns-repeated="2"/>
          <table:table-cell table:style-name="ce88" office:value-type="float" office:value="10" calcext:value-type="float">
            <text:p>10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83171.60698683" calcext:value-type="float">
            <text:p><text:s/>6,183,172 <text:s/></text:p>
          </table:table-cell>
          <table:table-cell table:style-name="ce63" table:number-columns-repeated="2"/>
          <table:table-cell table:style-name="ce88" office:value-type="float" office:value="11" calcext:value-type="float">
            <text:p>11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16835.54044445" calcext:value-type="float">
            <text:p><text:s/>5,016,836 <text:s/></text:p>
          </table:table-cell>
          <table:table-cell table:style-name="ce63" table:number-columns-repeated="2"/>
          <table:table-cell table:style-name="ce88" office:value-type="float" office:value="12" calcext:value-type="float">
            <text:p>12</text:p>
          </table:table-cell>
          <table:table-cell table:style-name="ce100"/>
          <table:table-cell table:style-name="ce108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609882.6436846" calcext:value-type="float">
            <text:p><text:s/>42,609,883 <text:s/></text:p>
          </table:table-cell>
          <table:table-cell table:style-name="ce63" table:number-columns-repeated="2"/>
          <table:table-cell table:style-name="ce88" office:value-type="float" office:value="13" calcext:value-type="float">
            <text:p>13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4" calcext:value-type="float">
            <text:p>14</text:p>
          </table:table-cell>
          <table:table-cell table:style-name="ce100"/>
          <table:table-cell table:style-name="ce108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848353.1508453" calcext:value-type="float">
            <text:p><text:s/>50,848,353 <text:s/></text:p>
          </table:table-cell>
          <table:table-cell table:style-name="ce63" table:number-columns-repeated="2"/>
          <table:table-cell table:style-name="ce88" office:value-type="float" office:value="15" calcext:value-type="float">
            <text:p>15</text:p>
          </table:table-cell>
          <table:table-cell table:style-name="ce100"/>
          <table:table-cell table:style-name="ce108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17731.234155523" calcext:value-type="float">
            <text:p><text:s/>917,731 <text:s/></text:p>
          </table:table-cell>
          <table:table-cell table:style-name="ce63" table:number-columns-repeated="2"/>
          <table:table-cell table:style-name="ce88" office:value-type="float" office:value="16" calcext:value-type="float">
            <text:p>16</text:p>
          </table:table-cell>
          <table:table-cell table:style-name="ce100"/>
          <table:table-cell table:style-name="ce108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1631.947161111" calcext:value-type="float">
            <text:p><text:s/>521,632 <text:s/></text:p>
          </table:table-cell>
          <table:table-cell table:style-name="ce63" table:number-columns-repeated="2"/>
          <table:table-cell table:style-name="ce88" office:value-type="float" office:value="17" calcext:value-type="float">
            <text:p>17</text:p>
          </table:table-cell>
          <table:table-cell table:style-name="ce100"/>
          <table:table-cell table:style-name="ce108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785647.574304" calcext:value-type="float">
            <text:p><text:s/>10,785,648 <text:s/></text:p>
          </table:table-cell>
          <table:table-cell table:style-name="ce72" table:number-columns-repeated="2"/>
          <table:table-cell table:style-name="ce88" office:value-type="float" office:value="18" calcext:value-type="float">
            <text:p>18</text:p>
          </table:table-cell>
          <table:table-cell table:style-name="ce100"/>
          <table:table-cell table:style-name="ce108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99956.97094867" calcext:value-type="float">
            <text:p><text:s/>2,499,957 <text:s/></text:p>
          </table:table-cell>
          <table:table-cell table:style-name="ce42" office:value-type="float" office:value="112922860.559079" calcext:value-type="float">
            <text:p><text:s/>112,922,861 <text:s/></text:p>
          </table:table-cell>
          <table:table-cell table:style-name="ce63" table:number-columns-repeated="2"/>
          <table:table-cell table:style-name="ce87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7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99956.97094867" calcext:value-type="float">
            <text:p><text:s/>2,499,957 <text:s/></text:p>
          </table:table-cell>
          <table:table-cell table:style-name="ce42" office:value-type="float" office:value="83466866.4022704" calcext:value-type="float">
            <text:p><text:s/>83,466,866 <text:s/></text:p>
          </table:table-cell>
          <table:table-cell table:style-name="ce63" table:number-columns-repeated="2"/>
          <table:table-cell table:style-name="ce88" office:value-type="float" office:value="20" calcext:value-type="float">
            <text:p>20</text:p>
          </table:table-cell>
          <table:table-cell table:style-name="ce100"/>
          <table:table-cell table:style-name="ce108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9455994.1568082" calcext:value-type="float">
            <text:p><text:s/>29,455,994 <text:s/></text:p>
          </table:table-cell>
          <table:table-cell table:style-name="ce72" table:number-columns-repeated="2"/>
          <table:table-cell table:style-name="ce89" office:value-type="float" office:value="21" calcext:value-type="float">
            <text:p>21</text:p>
          </table:table-cell>
          <table:table-cell table:style-name="ce40"/>
          <table:table-cell table:style-name="ce109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72200.455851556" calcext:value-type="float">
            <text:p><text:s/>572,200 <text:s/></text:p>
          </table:table-cell>
          <table:table-cell table:style-name="ce42" office:value-type="float" office:value="7064602.18514719" calcext:value-type="float">
            <text:p><text:s/>7,064,602 <text:s/></text:p>
          </table:table-cell>
          <table:table-cell table:style-name="ce63" table:number-columns-repeated="2"/>
          <table:table-cell table:style-name="ce88" office:value-type="float" office:value="22" calcext:value-type="float">
            <text:p>22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23" calcext:value-type="float">
            <text:p>23</text:p>
          </table:table-cell>
          <table:table-cell table:style-name="ce100"/>
          <table:table-cell table:style-name="ce108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5328.626717667" calcext:value-type="float">
            <text:p><text:s/>625,329 <text:s/></text:p>
          </table:table-cell>
          <table:table-cell table:style-name="ce63" table:number-columns-repeated="2"/>
          <table:table-cell table:style-name="ce88" office:value-type="float" office:value="24" calcext:value-type="float">
            <text:p>24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29365.318936667" calcext:value-type="float">
            <text:p><text:s/>629,365 <text:s/></text:p>
          </table:table-cell>
          <table:table-cell table:style-name="ce63" table:number-columns-repeated="2"/>
          <table:table-cell table:style-name="ce88" office:value-type="float" office:value="25" calcext:value-type="float">
            <text:p>25</text:p>
          </table:table-cell>
          <table:table-cell table:style-name="ce100"/>
          <table:table-cell table:style-name="ce108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03.84174222222" calcext:value-type="float">
            <text:p><text:s/>3,304 <text:s/></text:p>
          </table:table-cell>
          <table:table-cell table:style-name="ce63" table:number-columns-repeated="2"/>
          <table:table-cell table:style-name="ce88" office:value-type="float" office:value="26" calcext:value-type="float">
            <text:p>26</text:p>
          </table:table-cell>
          <table:table-cell table:style-name="ce100"/>
          <table:table-cell table:style-name="ce108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92244.871629333" calcext:value-type="float">
            <text:p><text:s/>492,245 <text:s/></text:p>
          </table:table-cell>
          <table:table-cell table:style-name="ce42" office:value-type="float" office:value="4139088.68317286" calcext:value-type="float">
            <text:p><text:s/>4,139,089 <text:s/></text:p>
          </table:table-cell>
          <table:table-cell table:style-name="ce63" table:number-columns-repeated="2"/>
          <table:table-cell table:style-name="ce88" office:value-type="float" office:value="27" calcext:value-type="float">
            <text:p>27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33719.081573333" calcext:value-type="float">
            <text:p><text:s/>933,719 <text:s/></text:p>
          </table:table-cell>
          <table:table-cell table:style-name="ce63" table:number-columns-repeated="2"/>
          <table:table-cell table:style-name="ce88" office:value-type="float" office:value="28" calcext:value-type="float">
            <text:p>28</text:p>
          </table:table-cell>
          <table:table-cell table:style-name="ce100"/>
          <table:table-cell table:style-name="ce108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6756.157777778" calcext:value-type="float">
            <text:p><text:s/>376,756 <text:s/></text:p>
          </table:table-cell>
          <table:table-cell table:style-name="ce63" table:number-columns-repeated="2"/>
          <table:table-cell table:style-name="ce88" office:value-type="float" office:value="29" calcext:value-type="float">
            <text:p>29</text:p>
          </table:table-cell>
          <table:table-cell table:style-name="ce100"/>
          <table:table-cell table:style-name="ce108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9955.5842222222" calcext:value-type="float">
            <text:p><text:s/>79,956 <text:s/></text:p>
          </table:table-cell>
          <table:table-cell table:style-name="ce42" office:value-type="float" office:value="307412.751344444" calcext:value-type="float">
            <text:p><text:s/>307,413 <text:s/></text:p>
          </table:table-cell>
          <table:table-cell table:style-name="ce63" table:number-columns-repeated="2"/>
          <table:table-cell table:style-name="ce88" office:value-type="float" office:value="30" calcext:value-type="float">
            <text:p>30</text:p>
          </table:table-cell>
          <table:table-cell table:style-name="ce100"/>
          <table:table-cell table:style-name="ce108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9627.7238822222" calcext:value-type="float">
            <text:p><text:s/>49,628 <text:s/></text:p>
          </table:table-cell>
          <table:table-cell table:style-name="ce72" table:number-columns-repeated="2"/>
          <table:table-cell table:style-name="ce89" office:value-type="float" office:value="31" calcext:value-type="float">
            <text:p>31</text:p>
          </table:table-cell>
          <table:table-cell table:style-name="ce40"/>
          <table:table-cell table:style-name="ce109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997144.145668" calcext:value-type="float">
            <text:p><text:s/>997,144 <text:s/></text:p>
          </table:table-cell>
          <table:table-cell table:style-name="ce73" table:number-columns-repeated="2"/>
          <table:table-cell table:style-name="ce90" office:value-type="float" office:value="32" calcext:value-type="float">
            <text:p>32</text:p>
          </table:table-cell>
          <table:table-cell table:style-name="ce101" office:value-type="string" calcext:value-type="string">
            <text:p>-</text:p>
          </table:table-cell>
          <table:table-cell table:style-name="ce110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04434" calcext:value-type="float">
            <text:p><text:s/>104,434 <text:s/></text:p>
          </table:table-cell>
          <table:table-cell table:style-name="ce44" office:value-type="float" office:value="1927756.51509711" calcext:value-type="float">
            <text:p><text:s/>1,927,757 <text:s/></text:p>
          </table:table-cell>
          <table:table-cell table:style-name="ce44" office:value-type="float" office:value="78335482.6536026" calcext:value-type="float">
            <text:p><text:s/>78,335,483 <text:s/></text:p>
          </table:table-cell>
          <table:table-cell table:style-name="ce73" table:number-columns-repeated="2"/>
          <table:table-cell table:style-name="ce89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04434" calcext:value-type="float">
            <text:p><text:s/>104,434 <text:s/></text:p>
          </table:table-cell>
          <table:table-cell table:style-name="ce44" office:value-type="float" office:value="1927756.51509711" calcext:value-type="float">
            <text:p><text:s/>1,927,757 <text:s/></text:p>
          </table:table-cell>
          <table:table-cell table:style-name="ce44" office:value-type="float" office:value="53905986.5264169" calcext:value-type="float">
            <text:p><text:s/>53,905,987 <text:s/></text:p>
          </table:table-cell>
          <table:table-cell table:style-name="ce73" table:number-columns-repeated="2"/>
          <table:table-cell table:style-name="ce90" office:value-type="float" office:value="34" calcext:value-type="float">
            <text:p>34</text:p>
          </table:table-cell>
          <table:table-cell table:style-name="ce101"/>
          <table:table-cell table:style-name="ce110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26687.85372267" calcext:value-type="float">
            <text:p><text:s/>1,926,688 <text:s/></text:p>
          </table:table-cell>
          <table:table-cell table:style-name="ce42" office:value-type="float" office:value="26877424.7650187" calcext:value-type="float">
            <text:p><text:s/>26,877,425 <text:s/></text:p>
          </table:table-cell>
          <table:table-cell table:style-name="ce63" table:number-columns-repeated="2"/>
          <table:table-cell table:style-name="ce88" office:value-type="float" office:value="35" calcext:value-type="float">
            <text:p>35</text:p>
          </table:table-cell>
          <table:table-cell table:style-name="ce100"/>
          <table:table-cell table:style-name="ce108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888.0314450789" calcext:value-type="float">
            <text:p><text:s/>31,888 <text:s/></text:p>
          </table:table-cell>
          <table:table-cell table:style-name="ce63" table:number-columns-repeated="2"/>
          <table:table-cell table:style-name="ce88" office:value-type="float" office:value="36" calcext:value-type="float">
            <text:p>36</text:p>
          </table:table-cell>
          <table:table-cell table:style-name="ce100"/>
          <table:table-cell table:style-name="ce108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953.434" calcext:value-type="float">
            <text:p><text:s/>25,953 <text:s/></text:p>
          </table:table-cell>
          <table:table-cell table:style-name="ce42" office:value-type="float" office:value="836864.192385711" calcext:value-type="float">
            <text:p><text:s/>836,864 <text:s/></text:p>
          </table:table-cell>
          <table:table-cell table:style-name="ce63" table:number-columns-repeated="2"/>
          <table:table-cell table:style-name="ce88" office:value-type="float" office:value="37" calcext:value-type="float">
            <text:p>37</text:p>
          </table:table-cell>
          <table:table-cell table:style-name="ce100"/>
          <table:table-cell table:style-name="ce108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307.4547631111" calcext:value-type="float">
            <text:p><text:s/>47,307 <text:s/></text:p>
          </table:table-cell>
          <table:table-cell table:style-name="ce42" office:value-type="float" office:value="988203.529653888" calcext:value-type="float">
            <text:p><text:s/>988,204 <text:s/></text:p>
          </table:table-cell>
          <table:table-cell table:style-name="ce63" table:number-columns-repeated="2"/>
          <table:table-cell table:style-name="ce88" office:value-type="float" office:value="38" calcext:value-type="float">
            <text:p>38</text:p>
          </table:table-cell>
          <table:table-cell table:style-name="ce100"/>
          <table:table-cell table:style-name="ce108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3.458666666667" calcext:value-type="float">
            <text:p><text:s/>463 <text:s/></text:p>
          </table:table-cell>
          <table:table-cell table:style-name="ce42" office:value-type="float" office:value="28503.7159842122" calcext:value-type="float">
            <text:p><text:s/>28,504 <text:s/></text:p>
          </table:table-cell>
          <table:table-cell table:style-name="ce63" table:number-columns-repeated="2"/>
          <table:table-cell table:style-name="ce88" office:value-type="float" office:value="39" calcext:value-type="float">
            <text:p>39</text:p>
          </table:table-cell>
          <table:table-cell table:style-name="ce100"/>
          <table:table-cell table:style-name="ce108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588.6826203111" calcext:value-type="float">
            <text:p><text:s/>44,589 <text:s/></text:p>
          </table:table-cell>
          <table:table-cell table:style-name="ce63" table:number-columns-repeated="2"/>
          <table:table-cell table:style-name="ce88" office:value-type="float" office:value="40" calcext:value-type="float">
            <text:p>40</text:p>
          </table:table-cell>
          <table:table-cell table:style-name="ce100"/>
          <table:table-cell table:style-name="ce108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25.53266666667" calcext:value-type="float">
            <text:p><text:s/>5,426 <text:s/></text:p>
          </table:table-cell>
          <table:table-cell table:style-name="ce42" office:value-type="float" office:value="1130163.12944629" calcext:value-type="float">
            <text:p><text:s/>1,130,163 <text:s/></text:p>
          </table:table-cell>
          <table:table-cell table:style-name="ce63" table:number-columns-repeated="2"/>
          <table:table-cell table:style-name="ce88" office:value-type="float" office:value="41" calcext:value-type="float">
            <text:p>41</text:p>
          </table:table-cell>
          <table:table-cell table:style-name="ce100"/>
          <table:table-cell table:style-name="ce108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986.5333806422" calcext:value-type="float">
            <text:p><text:s/>60,987 <text:s/></text:p>
          </table:table-cell>
          <table:table-cell table:style-name="ce63" table:number-columns-repeated="2"/>
          <table:table-cell table:style-name="ce88" office:value-type="float" office:value="42" calcext:value-type="float">
            <text:p>42</text:p>
          </table:table-cell>
          <table:table-cell table:style-name="ce100"/>
          <table:table-cell table:style-name="ce108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10940.00764844" calcext:value-type="float">
            <text:p><text:s/>1,710,940 <text:s/></text:p>
          </table:table-cell>
          <table:table-cell table:style-name="ce42" office:value-type="float" office:value="7863089.55865618" calcext:value-type="float">
            <text:p><text:s/>7,863,090 <text:s/></text:p>
          </table:table-cell>
          <table:table-cell table:style-name="ce63" table:number-columns-repeated="2"/>
          <table:table-cell table:style-name="ce88" office:value-type="float" office:value="43" calcext:value-type="float">
            <text:p>43</text:p>
          </table:table-cell>
          <table:table-cell table:style-name="ce100"/>
          <table:table-cell table:style-name="ce108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93728.58807067" calcext:value-type="float">
            <text:p><text:s/>1,593,729 <text:s/></text:p>
          </table:table-cell>
          <table:table-cell table:style-name="ce42" office:value-type="float" office:value="6118784.60636213" calcext:value-type="float">
            <text:p><text:s/>6,118,785 <text:s/></text:p>
          </table:table-cell>
          <table:table-cell table:style-name="ce63" table:number-columns-repeated="2"/>
          <table:table-cell table:style-name="ce88" office:value-type="float" office:value="44" calcext:value-type="float">
            <text:p>44</text:p>
          </table:table-cell>
          <table:table-cell table:style-name="ce100"/>
          <table:table-cell table:style-name="ce108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88826.383602222" calcext:value-type="float">
            <text:p>( 388,826 <text:s/>)</text:p>
          </table:table-cell>
          <table:table-cell table:style-name="ce45" office:value-type="float" office:value="1179393.15486621" calcext:value-type="float">
            <text:p>( 1,179,393 <text:s/>)</text:p>
          </table:table-cell>
          <table:table-cell table:style-name="ce74"/>
          <table:table-cell table:style-name="ce63"/>
          <table:table-cell table:style-name="ce88" office:value-type="float" office:value="45" calcext:value-type="float">
            <text:p>45</text:p>
          </table:table-cell>
          <table:table-cell table:style-name="ce100"/>
          <table:table-cell table:style-name="ce108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204902.20446844" calcext:value-type="float">
            <text:p>( 1,204,902 <text:s/>)</text:p>
          </table:table-cell>
          <table:table-cell table:style-name="ce45" office:value-type="float" office:value="4917922.80426036" calcext:value-type="float">
            <text:p>( 4,917,923 <text:s/>)</text:p>
          </table:table-cell>
          <table:table-cell table:style-name="ce74"/>
          <table:table-cell table:style-name="ce63"/>
          <table:table-cell table:style-name="ce88" office:value-type="float" office:value="46" calcext:value-type="float">
            <text:p>46</text:p>
          </table:table-cell>
          <table:table-cell table:style-name="ce100"/>
          <table:table-cell table:style-name="ce108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1468.6472355556" calcext:value-type="float">
            <text:p>( 21,469 <text:s/>)</text:p>
          </table:table-cell>
          <table:table-cell table:style-name="ce74"/>
          <table:table-cell table:style-name="ce63"/>
          <table:table-cell table:style-name="ce88" office:value-type="float" office:value="47" calcext:value-type="float">
            <text:p>47</text:p>
          </table:table-cell>
          <table:table-cell table:style-name="ce100"/>
          <table:table-cell table:style-name="ce108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4714.2457777778" calcext:value-type="float">
            <text:p><text:s/>84,714 <text:s/></text:p>
          </table:table-cell>
          <table:table-cell table:style-name="ce42" office:value-type="float" office:value="840882.082257239" calcext:value-type="float">
            <text:p><text:s/>840,882 <text:s/></text:p>
          </table:table-cell>
          <table:table-cell table:style-name="ce63" table:number-columns-repeated="2"/>
          <table:table-cell table:style-name="ce88" office:value-type="float" office:value="48" calcext:value-type="float">
            <text:p>48</text:p>
          </table:table-cell>
          <table:table-cell table:style-name="ce100"/>
          <table:table-cell table:style-name="ce108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22.74972" calcext:value-type="float">
            <text:p><text:s/>823 <text:s/></text:p>
          </table:table-cell>
          <table:table-cell table:style-name="ce42" office:value-type="float" office:value="660183.310611833" calcext:value-type="float">
            <text:p><text:s/>660,183 <text:s/></text:p>
          </table:table-cell>
          <table:table-cell table:style-name="ce63" table:number-columns-repeated="2"/>
          <table:table-cell table:style-name="ce88" office:value-type="float" office:value="49" calcext:value-type="float">
            <text:p>49</text:p>
          </table:table-cell>
          <table:table-cell table:style-name="ce100"/>
          <table:table-cell table:style-name="ce108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31674.42408" calcext:value-type="float">
            <text:p><text:s/>31,674 <text:s/></text:p>
          </table:table-cell>
          <table:table-cell table:style-name="ce46" office:value-type="float" office:value="243239.559424977" calcext:value-type="float">
            <text:p><text:s/>243,240 <text:s/></text:p>
          </table:table-cell>
          <table:table-cell table:style-name="ce75"/>
          <table:table-cell table:style-name="ce79"/>
          <table:table-cell table:style-name="ce91" office:value-type="float" office:value="50" calcext:value-type="float">
            <text:p>50</text:p>
          </table:table-cell>
          <table:table-cell table:style-name="ce102"/>
          <table:table-cell table:style-name="ce111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618.7748888889" calcext:value-type="float">
            <text:p><text:s/>15,619 <text:s/></text:p>
          </table:table-cell>
          <table:table-cell table:style-name="ce42" office:value-type="float" office:value="276309.886693254" calcext:value-type="float">
            <text:p><text:s/>276,310 <text:s/></text:p>
          </table:table-cell>
          <table:table-cell table:style-name="ce63"/>
          <table:table-cell table:style-name="ce80"/>
          <table:table-cell table:style-name="ce92" office:value-type="float" office:value="51" calcext:value-type="float">
            <text:p>51</text:p>
          </table:table-cell>
          <table:table-cell table:style-name="ce100"/>
          <table:table-cell table:style-name="ce108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0303.878198213" calcext:value-type="float">
            <text:p><text:s/>190,304 <text:s/></text:p>
          </table:table-cell>
          <table:table-cell table:style-name="ce63"/>
          <table:table-cell table:style-name="ce80"/>
          <table:table-cell table:style-name="ce92" office:value-type="float" office:value="52" calcext:value-type="float">
            <text:p>52</text:p>
          </table:table-cell>
          <table:table-cell table:style-name="ce100"/>
          <table:table-cell table:style-name="ce108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66776.5857777778" calcext:value-type="float">
            <text:p><text:s/>66,777 <text:s/></text:p>
          </table:table-cell>
          <table:table-cell table:style-name="ce46" office:value-type="float" office:value="833771.248578056" calcext:value-type="float">
            <text:p><text:s/>833,771 <text:s/></text:p>
          </table:table-cell>
          <table:table-cell table:style-name="ce75"/>
          <table:table-cell table:style-name="ce79"/>
          <table:table-cell table:style-name="ce91" office:value-type="float" office:value="53" calcext:value-type="float">
            <text:p>53</text:p>
          </table:table-cell>
          <table:table-cell table:style-name="ce102"/>
          <table:table-cell table:style-name="ce111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92800.37539851" calcext:value-type="float">
            <text:p><text:s/>2,092,800 <text:s/></text:p>
          </table:table-cell>
          <table:table-cell table:style-name="ce63"/>
          <table:table-cell table:style-name="ce80"/>
          <table:table-cell table:style-name="ce92" office:value-type="float" office:value="54" calcext:value-type="float">
            <text:p>54</text:p>
          </table:table-cell>
          <table:table-cell table:style-name="ce100"/>
          <table:table-cell table:style-name="ce108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63333.44638284" calcext:value-type="float">
            <text:p><text:s/>1,263,333 <text:s/></text:p>
          </table:table-cell>
          <table:table-cell table:style-name="ce63"/>
          <table:table-cell table:style-name="ce80"/>
          <table:table-cell table:style-name="ce92" office:value-type="float" office:value="55" calcext:value-type="float">
            <text:p>55</text:p>
          </table:table-cell>
          <table:table-cell table:style-name="ce100"/>
          <table:table-cell table:style-name="ce108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9466.929015667" calcext:value-type="float">
            <text:p><text:s/>829,467 <text:s/></text:p>
          </table:table-cell>
          <table:table-cell table:style-name="ce63"/>
          <table:table-cell table:style-name="ce80"/>
          <table:table-cell table:style-name="ce92" office:value-type="float" office:value="56" calcext:value-type="float">
            <text:p>56</text:p>
          </table:table-cell>
          <table:table-cell table:style-name="ce100"/>
          <table:table-cell table:style-name="ce108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94150.496502604" calcext:value-type="float">
            <text:p>( 194,150 <text:s/>)</text:p>
          </table:table-cell>
          <table:table-cell table:style-name="ce74"/>
          <table:table-cell table:style-name="ce80"/>
          <table:table-cell table:style-name="ce92" office:value-type="float" office:value="57" calcext:value-type="float">
            <text:p>57</text:p>
          </table:table-cell>
          <table:table-cell table:style-name="ce100"/>
          <table:table-cell table:style-name="ce108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497172.748448618" calcext:value-type="float">
            <text:p>( 497,173 <text:s/>)</text:p>
          </table:table-cell>
          <table:table-cell table:style-name="ce76"/>
          <table:table-cell table:style-name="ce79"/>
          <table:table-cell table:style-name="ce91" office:value-type="float" office:value="58" calcext:value-type="float">
            <text:p>58</text:p>
          </table:table-cell>
          <table:table-cell table:style-name="ce102"/>
          <table:table-cell table:style-name="ce111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874.49622222222" calcext:value-type="float">
            <text:p><text:s/>8,874 <text:s/></text:p>
          </table:table-cell>
          <table:table-cell table:style-name="ce42" office:value-type="float" office:value="4198260.01616604" calcext:value-type="float">
            <text:p><text:s/>4,198,260 <text:s/></text:p>
          </table:table-cell>
          <table:table-cell table:style-name="ce63"/>
          <table:table-cell table:style-name="ce80"/>
          <table:table-cell table:style-name="ce92" office:value-type="float" office:value="59" calcext:value-type="float">
            <text:p>59</text:p>
          </table:table-cell>
          <table:table-cell table:style-name="ce100"/>
          <table:table-cell table:style-name="ce108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479.43022222222" calcext:value-type="float">
            <text:p><text:s/>4,479 <text:s/></text:p>
          </table:table-cell>
          <table:table-cell table:style-name="ce42" office:value-type="float" office:value="3839109.53067935" calcext:value-type="float">
            <text:p><text:s/>3,839,110 <text:s/></text:p>
          </table:table-cell>
          <table:table-cell table:style-name="ce63"/>
          <table:table-cell table:style-name="ce80"/>
          <table:table-cell table:style-name="ce92" office:value-type="float" office:value="60" calcext:value-type="float">
            <text:p>60</text:p>
          </table:table-cell>
          <table:table-cell table:style-name="ce100"/>
          <table:table-cell table:style-name="ce108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95.066" calcext:value-type="float">
            <text:p><text:s/>4,395 <text:s/></text:p>
          </table:table-cell>
          <table:table-cell table:style-name="ce42" office:value-type="float" office:value="359150.485486688" calcext:value-type="float">
            <text:p><text:s/>359,150 <text:s/></text:p>
          </table:table-cell>
          <table:table-cell table:style-name="ce63"/>
          <table:table-cell table:style-name="ce80"/>
          <table:table-cell table:style-name="ce92" office:value-type="float" office:value="61" calcext:value-type="float">
            <text:p>61</text:p>
          </table:table-cell>
          <table:table-cell table:style-name="ce100"/>
          <table:table-cell table:style-name="ce108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4395.066" calcext:value-type="float">
            <text:p>( 4,395 <text:s/>)</text:p>
          </table:table-cell>
          <table:table-cell table:style-name="ce45" office:value-type="float" office:value="183429.16481464" calcext:value-type="float">
            <text:p>( 183,429 <text:s/>)</text:p>
          </table:table-cell>
          <table:table-cell table:style-name="ce74"/>
          <table:table-cell table:style-name="ce80"/>
          <table:table-cell table:style-name="ce92" office:value-type="float" office:value="62" calcext:value-type="float">
            <text:p>62</text:p>
          </table:table-cell>
          <table:table-cell table:style-name="ce100"/>
          <table:table-cell table:style-name="ce108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81.289111111111" calcext:value-type="float">
            <text:p><text:s/>981 <text:s/></text:p>
          </table:table-cell>
          <table:table-cell table:style-name="ce42" office:value-type="float" office:value="895388.799236251" calcext:value-type="float">
            <text:p><text:s/>895,389 <text:s/></text:p>
          </table:table-cell>
          <table:table-cell table:style-name="ce63"/>
          <table:table-cell table:style-name="ce80"/>
          <table:table-cell table:style-name="ce92" office:value-type="float" office:value="63" calcext:value-type="float">
            <text:p>63</text:p>
          </table:table-cell>
          <table:table-cell table:style-name="ce100"/>
          <table:table-cell table:style-name="ce108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276255.427205794" calcext:value-type="float">
            <text:p><text:s/>276,255 <text:s/></text:p>
          </table:table-cell>
          <table:table-cell table:style-name="ce75"/>
          <table:table-cell table:style-name="ce79"/>
          <table:table-cell table:style-name="ce91" office:value-type="float" office:value="64" calcext:value-type="float">
            <text:p>64</text:p>
          </table:table-cell>
          <table:table-cell table:style-name="ce102"/>
          <table:table-cell table:style-name="ce111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4184.8775333333" calcext:value-type="float">
            <text:p><text:s/>44,185 <text:s/></text:p>
          </table:table-cell>
          <table:table-cell table:style-name="ce42" office:value-type="float" office:value="5741313.09844883" calcext:value-type="float">
            <text:p><text:s/>5,741,313 <text:s/></text:p>
          </table:table-cell>
          <table:table-cell table:style-name="ce63"/>
          <table:table-cell table:style-name="ce80"/>
          <table:table-cell table:style-name="ce92" office:value-type="float" office:value="65" calcext:value-type="float">
            <text:p>65</text:p>
          </table:table-cell>
          <table:table-cell table:style-name="ce100"/>
          <table:table-cell table:style-name="ce108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4184.8775333333" calcext:value-type="float">
            <text:p><text:s/>44,185 <text:s/></text:p>
          </table:table-cell>
          <table:table-cell table:style-name="ce42" office:value-type="float" office:value="5189431.98048031" calcext:value-type="float">
            <text:p><text:s/>5,189,432 <text:s/></text:p>
          </table:table-cell>
          <table:table-cell table:style-name="ce74"/>
          <table:table-cell table:style-name="ce80"/>
          <table:table-cell table:style-name="ce92" office:value-type="float" office:value="66" calcext:value-type="float">
            <text:p>66</text:p>
          </table:table-cell>
          <table:table-cell table:style-name="ce100"/>
          <table:table-cell table:style-name="ce108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.6717777777778" calcext:value-type="float">
            <text:p><text:s/>17 <text:s/></text:p>
          </table:table-cell>
          <table:table-cell table:style-name="ce42" office:value-type="float" office:value="319897.992307948" calcext:value-type="float">
            <text:p><text:s/>319,898 <text:s/></text:p>
          </table:table-cell>
          <table:table-cell table:style-name="ce63"/>
          <table:table-cell table:style-name="ce80"/>
          <table:table-cell table:style-name="ce92" office:value-type="float" office:value="67" calcext:value-type="float">
            <text:p>67</text:p>
          </table:table-cell>
          <table:table-cell table:style-name="ce100"/>
          <table:table-cell table:style-name="ce108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8643.9955305556" calcext:value-type="float">
            <text:p><text:s/>98,644 <text:s/></text:p>
          </table:table-cell>
          <table:table-cell table:style-name="ce63"/>
          <table:table-cell table:style-name="ce80"/>
          <table:table-cell table:style-name="ce92" office:value-type="float" office:value="68" calcext:value-type="float">
            <text:p>68</text:p>
          </table:table-cell>
          <table:table-cell table:style-name="ce100"/>
          <table:table-cell table:style-name="ce108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5.270666666667" calcext:value-type="float">
            <text:p><text:s/>145 <text:s/></text:p>
          </table:table-cell>
          <table:table-cell table:style-name="ce42" office:value-type="float" office:value="309273.251308889" calcext:value-type="float">
            <text:p><text:s/>309,273 <text:s/></text:p>
          </table:table-cell>
          <table:table-cell table:style-name="ce63"/>
          <table:table-cell table:style-name="ce80"/>
          <table:table-cell table:style-name="ce92" office:value-type="float" office:value="69" calcext:value-type="float">
            <text:p>69</text:p>
          </table:table-cell>
          <table:table-cell table:style-name="ce100"/>
          <table:table-cell table:style-name="ce108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8324.34713165" calcext:value-type="float">
            <text:p><text:s/>548,324 <text:s/></text:p>
          </table:table-cell>
          <table:table-cell table:style-name="ce63" table:number-columns-repeated="2"/>
          <table:table-cell table:style-name="ce88" office:value-type="float" office:value="70" calcext:value-type="float">
            <text:p>70</text:p>
          </table:table-cell>
          <table:table-cell table:style-name="ce100"/>
          <table:table-cell table:style-name="ce108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9698.257020178" calcext:value-type="float">
            <text:p><text:s/>109,698 <text:s/></text:p>
          </table:table-cell>
          <table:table-cell table:style-name="ce63" table:number-columns-repeated="2"/>
          <table:table-cell table:style-name="ce88" office:value-type="float" office:value="71" calcext:value-type="float">
            <text:p>71</text:p>
          </table:table-cell>
          <table:table-cell table:style-name="ce100"/>
          <table:table-cell table:style-name="ce108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896.81822222222" calcext:value-type="float">
            <text:p><text:s/>2,897 <text:s/></text:p>
          </table:table-cell>
          <table:table-cell table:style-name="ce72" table:number-columns-repeated="2"/>
          <table:table-cell table:style-name="ce89" office:value-type="float" office:value="72" calcext:value-type="float">
            <text:p>72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507613.5151284" calcext:value-type="float">
            <text:p><text:s/>13,507,614 <text:s/></text:p>
          </table:table-cell>
          <table:table-cell table:style-name="ce63" table:number-columns-repeated="2"/>
          <table:table-cell table:style-name="ce87" office:value-type="float" office:value="73" calcext:value-type="float">
            <text:p>73</text:p>
          </table:table-cell>
          <table:table-cell table:style-name="ce37"/>
          <table:table-cell table:style-name="ce107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9663.5662222222" calcext:value-type="float">
            <text:p><text:s/>79,664 <text:s/></text:p>
          </table:table-cell>
          <table:table-cell table:style-name="ce63" table:number-columns-repeated="2"/>
          <table:table-cell table:style-name="ce88" office:value-type="float" office:value="74" calcext:value-type="float">
            <text:p>74</text:p>
          </table:table-cell>
          <table:table-cell table:style-name="ce100"/>
          <table:table-cell table:style-name="ce108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221674.6298491" calcext:value-type="float">
            <text:p><text:s/>13,221,675 <text:s/></text:p>
          </table:table-cell>
          <table:table-cell table:style-name="ce63" table:number-columns-repeated="2"/>
          <table:table-cell table:style-name="ce88" office:value-type="float" office:value="75" calcext:value-type="float">
            <text:p>75</text:p>
          </table:table-cell>
          <table:table-cell table:style-name="ce100"/>
          <table:table-cell table:style-name="ce108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8716.296597778" calcext:value-type="float">
            <text:p><text:s/>138,716 <text:s/></text:p>
          </table:table-cell>
          <table:table-cell table:style-name="ce63" table:number-columns-repeated="2"/>
          <table:table-cell table:style-name="ce88" office:value-type="float" office:value="76" calcext:value-type="float">
            <text:p>76</text:p>
          </table:table-cell>
          <table:table-cell table:style-name="ce100"/>
          <table:table-cell table:style-name="ce108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52.54005937778" calcext:value-type="float">
            <text:p><text:s/>2,953 <text:s/></text:p>
          </table:table-cell>
          <table:table-cell table:style-name="ce63" table:number-columns-repeated="2"/>
          <table:table-cell table:style-name="ce88" office:value-type="float" office:value="77" calcext:value-type="float">
            <text:p>77</text:p>
          </table:table-cell>
          <table:table-cell table:style-name="ce100"/>
          <table:table-cell table:style-name="ce108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4606.4824" calcext:value-type="float">
            <text:p><text:s/>64,606 <text:s/></text:p>
          </table:table-cell>
          <table:table-cell table:style-name="ce63" table:number-columns-repeated="2"/>
          <table:table-cell table:style-name="ce88" office:value-type="float" office:value="78" calcext:value-type="float">
            <text:p>78</text:p>
          </table:table-cell>
          <table:table-cell table:style-name="ce100"/>
          <table:table-cell table:style-name="ce108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9" calcext:value-type="float">
            <text:p>79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88037.12446" calcext:value-type="float">
            <text:p><text:s/>788,037 <text:s/></text:p>
          </table:table-cell>
          <table:table-cell table:style-name="ce63" table:number-columns-repeated="2"/>
          <table:table-cell table:style-name="ce87" office:value-type="float" office:value="80" calcext:value-type="float">
            <text:p>80</text:p>
          </table:table-cell>
          <table:table-cell table:style-name="ce37"/>
          <table:table-cell table:style-name="ce107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6877.818257778" calcext:value-type="float">
            <text:p><text:s/>296,878 <text:s/></text:p>
          </table:table-cell>
          <table:table-cell table:style-name="ce63" table:number-columns-repeated="2"/>
          <table:table-cell table:style-name="ce88" office:value-type="float" office:value="81" calcext:value-type="float">
            <text:p>81</text:p>
          </table:table-cell>
          <table:table-cell table:style-name="ce100"/>
          <table:table-cell table:style-name="ce108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91159.306202222" calcext:value-type="float">
            <text:p><text:s/>491,159 <text:s/></text:p>
          </table:table-cell>
          <table:table-cell table:style-name="ce72" table:number-columns-repeated="2"/>
          <table:table-cell table:style-name="ce89" office:value-type="float" office:value="82" calcext:value-type="float">
            <text:p>82</text:p>
          </table:table-cell>
          <table:table-cell table:style-name="ce40"/>
          <table:table-cell table:style-name="ce109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133.02" calcext:value-type="float">
            <text:p><text:s/>3,133 <text:s/></text:p>
          </table:table-cell>
          <table:table-cell table:style-name="ce42" office:value-type="float" office:value="1068.66137444444" calcext:value-type="float">
            <text:p><text:s/>1,069 <text:s/></text:p>
          </table:table-cell>
          <table:table-cell table:style-name="ce42" office:value-type="float" office:value="5806265.90112795" calcext:value-type="float">
            <text:p><text:s/>5,806,266 <text:s/></text:p>
          </table:table-cell>
          <table:table-cell table:style-name="ce63" table:number-columns-repeated="2"/>
          <table:table-cell table:style-name="ce88" office:value-type="float" office:value="83" calcext:value-type="float">
            <text:p>83</text:p>
          </table:table-cell>
          <table:table-cell table:style-name="ce100"/>
          <table:table-cell table:style-name="ce108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30019.0248966" calcext:value-type="float">
            <text:p><text:s/>1,330,019 <text:s/></text:p>
          </table:table-cell>
          <table:table-cell table:style-name="ce63" table:number-columns-repeated="2"/>
          <table:table-cell table:style-name="ce88" office:value-type="float" office:value="84" calcext:value-type="float">
            <text:p>84</text:p>
          </table:table-cell>
          <table:table-cell table:style-name="ce100"/>
          <table:table-cell table:style-name="ce108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98368.21218363" calcext:value-type="float">
            <text:p><text:s/>1,098,368 <text:s/></text:p>
          </table:table-cell>
          <table:table-cell table:style-name="ce63" table:number-columns-repeated="2"/>
          <table:table-cell table:style-name="ce88" office:value-type="float" office:value="85" calcext:value-type="float">
            <text:p>85</text:p>
          </table:table-cell>
          <table:table-cell table:style-name="ce100"/>
          <table:table-cell table:style-name="ce108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4692.148020111" calcext:value-type="float">
            <text:p><text:s/>234,692 <text:s/></text:p>
          </table:table-cell>
          <table:table-cell table:style-name="ce63" table:number-columns-repeated="2"/>
          <table:table-cell table:style-name="ce88" office:value-type="float" office:value="86" calcext:value-type="float">
            <text:p>86</text:p>
          </table:table-cell>
          <table:table-cell table:style-name="ce100"/>
          <table:table-cell table:style-name="ce108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6105.416131111" calcext:value-type="float">
            <text:p><text:s/>106,105 <text:s/></text:p>
          </table:table-cell>
          <table:table-cell table:style-name="ce63" table:number-columns-repeated="2"/>
          <table:table-cell table:style-name="ce88" office:value-type="float" office:value="87" calcext:value-type="float">
            <text:p>87</text:p>
          </table:table-cell>
          <table:table-cell table:style-name="ce100"/>
          <table:table-cell table:style-name="ce108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1927.655657778" calcext:value-type="float">
            <text:p><text:s/>241,928 <text:s/></text:p>
          </table:table-cell>
          <table:table-cell table:style-name="ce63" table:number-columns-repeated="2"/>
          <table:table-cell table:style-name="ce88" office:value-type="float" office:value="88" calcext:value-type="float">
            <text:p>88</text:p>
          </table:table-cell>
          <table:table-cell table:style-name="ce100"/>
          <table:table-cell table:style-name="ce108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7548.648020267" calcext:value-type="float">
            <text:p><text:s/>227,549 <text:s/></text:p>
          </table:table-cell>
          <table:table-cell table:style-name="ce63" table:number-columns-repeated="2"/>
          <table:table-cell table:style-name="ce88" office:value-type="float" office:value="89" calcext:value-type="float">
            <text:p>89</text:p>
          </table:table-cell>
          <table:table-cell table:style-name="ce100"/>
          <table:table-cell table:style-name="ce108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3260.420870354" calcext:value-type="float">
            <text:p><text:s/>183,260 <text:s/></text:p>
          </table:table-cell>
          <table:table-cell table:style-name="ce63" table:number-columns-repeated="2"/>
          <table:table-cell table:style-name="ce88" office:value-type="float" office:value="90" calcext:value-type="float">
            <text:p>90</text:p>
          </table:table-cell>
          <table:table-cell table:style-name="ce100"/>
          <table:table-cell table:style-name="ce108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63.938888888889" calcext:value-type="float">
            <text:p><text:s/>664 <text:s/></text:p>
          </table:table-cell>
          <table:table-cell table:style-name="ce42" office:value-type="float" office:value="971220.535258195" calcext:value-type="float">
            <text:p><text:s/>971,221 <text:s/></text:p>
          </table:table-cell>
          <table:table-cell table:style-name="ce63" table:number-columns-repeated="2"/>
          <table:table-cell table:style-name="ce88" office:value-type="float" office:value="91" calcext:value-type="float">
            <text:p>91</text:p>
          </table:table-cell>
          <table:table-cell table:style-name="ce100"/>
          <table:table-cell table:style-name="ce108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3133.02" calcext:value-type="float">
            <text:p><text:s/>3,13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90973.581105017" calcext:value-type="float">
            <text:p><text:s/>890,974 <text:s/></text:p>
          </table:table-cell>
          <table:table-cell table:style-name="ce63" table:number-columns-repeated="2"/>
          <table:table-cell table:style-name="ce88" office:value-type="float" office:value="92" calcext:value-type="float">
            <text:p>92</text:p>
          </table:table-cell>
          <table:table-cell table:style-name="ce100"/>
          <table:table-cell table:style-name="ce108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04.722485555556" calcext:value-type="float">
            <text:p><text:s/>405 <text:s/></text:p>
          </table:table-cell>
          <table:table-cell table:style-name="ce43" office:value-type="float" office:value="522150.258984894" calcext:value-type="float">
            <text:p><text:s/>522,150 <text:s/></text:p>
          </table:table-cell>
          <table:table-cell table:style-name="ce72" table:number-columns-repeated="2"/>
          <table:table-cell table:style-name="ce89" office:value-type="float" office:value="93" calcext:value-type="float">
            <text:p>93</text:p>
          </table:table-cell>
          <table:table-cell table:style-name="ce40"/>
          <table:table-cell table:style-name="ce109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101300.98" calcext:value-type="float">
            <text:p><text:s/>101,30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6926645.22068176" calcext:value-type="float">
            <text:p><text:s/>6,926,645 <text:s/></text:p>
          </table:table-cell>
          <table:table-cell table:style-name="ce73" table:number-columns-repeated="2"/>
          <table:table-cell table:style-name="ce89" office:value-type="float" office:value="94" calcext:value-type="float">
            <text:p>94</text:p>
          </table:table-cell>
          <table:table-cell table:style-name="ce40"/>
          <table:table-cell table:style-name="ce109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429496.1271858" calcext:value-type="float">
            <text:p><text:s/>24,429,496 <text:s/></text:p>
          </table:table-cell>
          <table:table-cell table:style-name="ce63" table:number-columns-repeated="2"/>
          <table:table-cell table:style-name="ce87" office:value-type="float" office:value="95" calcext:value-type="float">
            <text:p>95</text:p>
          </table:table-cell>
          <table:table-cell table:style-name="ce37"/>
          <table:table-cell table:style-name="ce107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429496.1271858" calcext:value-type="float">
            <text:p><text:s/>24,429,496 <text:s/></text:p>
          </table:table-cell>
          <table:table-cell table:style-name="ce63" table:number-columns-repeated="2"/>
          <table:table-cell table:style-name="ce88" office:value-type="float" office:value="96" calcext:value-type="float">
            <text:p>96</text:p>
          </table:table-cell>
          <table:table-cell table:style-name="ce100"/>
          <table:table-cell table:style-name="ce108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0173699.3738247" calcext:value-type="float">
            <text:p>( 20,173,699 <text:s/>)</text:p>
          </table:table-cell>
          <table:table-cell table:style-name="ce74"/>
          <table:table-cell table:style-name="ce63"/>
          <table:table-cell table:style-name="ce88" office:value-type="float" office:value="97" calcext:value-type="float">
            <text:p>97</text:p>
          </table:table-cell>
          <table:table-cell table:style-name="ce100"/>
          <table:table-cell table:style-name="ce108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98" calcext:value-type="float">
            <text:p>98</text:p>
          </table:table-cell>
          <table:table-cell table:style-name="ce100"/>
          <table:table-cell table:style-name="ce108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99" calcext:value-type="float">
            <text:p>99</text:p>
          </table:table-cell>
          <table:table-cell table:style-name="ce40"/>
          <table:table-cell table:style-name="ce109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71" table:number-columns-repeated="2"/>
          <table:table-cell table:style-name="ce48" office:value-type="float" office:value="0" calcext:value-type="float">
            <text:p><text:s/></text:p>
          </table:table-cell>
          <table:table-cell table:style-name="ce93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12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0127368.912727" calcext:value-type="float">
            <text:p><text:s/>280,127,369 <text:s/></text:p>
          </table:table-cell>
          <table:table-cell table:style-name="ce77"/>
          <table:table-cell table:style-name="ce81"/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<text:s/></text:p>
          </table:table-cell>
          <table:table-cell table:style-name="ce113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5935519.3428" calcext:value-type="float">
            <text:p><text:s/>235,935,519 <text:s/></text:p>
          </table:table-cell>
          <table:table-cell table:style-name="ce77"/>
          <table:table-cell table:style-name="ce81"/>
          <table:table-cell table:style-name="ce94" office:value-type="float" office:value="2" calcext:value-type="float">
            <text:p>2</text:p>
          </table:table-cell>
          <table:table-cell table:style-name="ce103"/>
          <table:table-cell table:style-name="ce113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90846.569999" calcext:value-type="float">
            <text:p><text:s/>7,490,847 <text:s/></text:p>
          </table:table-cell>
          <table:table-cell table:style-name="ce77"/>
          <table:table-cell table:style-name="ce81"/>
          <table:table-cell table:style-name="ce94" office:value-type="float" office:value="3" calcext:value-type="float">
            <text:p>3</text:p>
          </table:table-cell>
          <table:table-cell table:style-name="ce103"/>
          <table:table-cell table:style-name="ce113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10632.999997" calcext:value-type="float">
            <text:p><text:s/>1,710,633 <text:s/></text:p>
          </table:table-cell>
          <table:table-cell table:style-name="ce77"/>
          <table:table-cell table:style-name="ce81"/>
          <table:table-cell table:style-name="ce95" office:value-type="float" office:value="4" calcext:value-type="float">
            <text:p>4</text:p>
          </table:table-cell>
          <table:table-cell table:style-name="ce104"/>
          <table:table-cell table:style-name="ce113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990369.999931" calcext:value-type="float">
            <text:p><text:s/>34,990,370 <text:s/></text:p>
          </table:table-cell>
          <table:table-cell table:style-name="ce77"/>
          <table:table-cell table:style-name="ce81"/>
          <table:table-cell table:style-name="ce94" office:value-type="float" office:value="5" calcext:value-type="float">
            <text:p>5</text:p>
          </table:table-cell>
          <table:table-cell table:style-name="ce103"/>
          <table:table-cell table:style-name="ce113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840335.199944" calcext:value-type="float">
            <text:p><text:s/>29,840,335 <text:s/></text:p>
          </table:table-cell>
          <table:table-cell table:style-name="ce77"/>
          <table:table-cell table:style-name="ce81"/>
          <table:table-cell table:style-name="ce94" office:value-type="float" office:value="6" calcext:value-type="float">
            <text:p>6</text:p>
          </table:table-cell>
          <table:table-cell table:style-name="ce103"/>
          <table:table-cell table:style-name="ce113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9840335.199944" calcext:value-type="float">
            <text:p><text:s/>29,840,335 <text:s/></text:p>
          </table:table-cell>
          <table:table-cell table:style-name="ce78"/>
          <table:table-cell table:style-name="ce82"/>
          <table:table-cell table:style-name="ce96" office:value-type="float" office:value="7" calcext:value-type="float">
            <text:p>7</text:p>
          </table:table-cell>
          <table:table-cell table:style-name="ce105"/>
          <table:table-cell table:style-name="ce114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60"/>
          <table:table-cell table:style-name="ce12"/>
          <table:table-cell/>
          <table:table-cell table:style-name="ce36" table:number-columns-repeated="1013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7"/>
          <table:table-cell table:number-columns-repeated="2"/>
          <table:table-cell table:style-name="ce13" table:number-columns-repeated="1013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3" style:display-name="一般_WESRB0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4:01</meta:creation-date>
    <meta:initial-creator>國際合作與能源統計科</meta:initial-creator>
    <dc:description>能源平衡表OECD能源統計格式(油當量單位)</dc:description>
    <meta:keyword>台灣能源平衡表</meta:keyword>
    <dc:creator>kenice</dc:creator>
    <meta:print-date>2018-05-11T02:27:10</meta:print-date>
    <dc:date>2020-03-02T03:54:33</dc:date>
    <dc:subject>能源平衡表OECD能源統計格式(油當量單位)</dc:subject>
    <dc:title>能源平衡表OECD能源統計格式(油當量單位)</dc:title>
    <meta:generator>LibreOffice/5.4.1.2$Windows_x86 LibreOffice_project/ea7cb86e6eeb2bf3a5af73a8f7777ac570321527</meta:generator>
    <meta:document-statistic meta:table-count="7" meta:cell-count="7763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